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422cm"/>
    </style:style>
    <style:style style:name="co4" style:family="table-column">
      <style:table-column-properties fo:break-before="auto" style:column-width="2.2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3.65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b4c7dc"/>
    </style:style>
    <style:style style:name="ce29" style:family="table-cell" style:parent-style-name="Default" style:data-style-name="N0">
      <style:table-cell-properties fo:background-color="#afd095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729fcf"/>
    </style:style>
    <style:style style:name="ce32" style:family="table-cell" style:parent-style-name="Default" style:data-style-name="N0">
      <style:table-cell-properties fo:background-color="#77bc65"/>
    </style:style>
    <style:style style:name="ce33" style:family="table-cell" style:parent-style-name="Default" style:data-style-name="N10000"/>
    <style:style style:name="ce34" style:family="table-cell" style:parent-style-name="Default" style:data-style-name="N0">
      <style:table-cell-properties fo:background-color="#ffffd7"/>
    </style:style>
    <style:style style:name="ce35" style:family="table-cell" style:parent-style-name="Default" style:data-style-name="N0">
      <style:table-cell-properties fo:background-color="#ffff00"/>
    </style:style>
    <style:style style:name="ce36" style:family="table-cell" style:parent-style-name="Default" style:data-style-name="N114"/>
    <style:style style:name="ce37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vertical-align="middle"/>
    </style:style>
    <style:style style:name="ce39" style:family="table-cell" style:parent-style-name="Default" style:data-style-name="N0">
      <style:table-cell-properties fo:background-color="#ff8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b4c7dc"/>
    </style:style>
    <style:style style:name="ce16" style:family="table-cell" style:parent-style-name="Default" style:data-style-name="N0">
      <style:table-cell-properties fo:background-color="#afd095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#729fcf"/>
    </style:style>
    <style:style style:name="ce19" style:family="table-cell" style:parent-style-name="Default" style:data-style-name="N0">
      <style:table-cell-properties fo:background-color="#77bc65"/>
    </style:style>
    <style:style style:name="ce20" style:family="table-cell" style:parent-style-name="Default" style:data-style-name="N10000"/>
    <style:style style:name="ce21" style:family="table-cell" style:parent-style-name="Default" style:data-style-name="N0">
      <style:table-cell-properties fo:background-color="#ffffd7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114"/>
    <style:style style:name="ce24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vertical-align="middle"/>
    </style:style>
    <style:style style:name="ce26" style:family="table-cell" style:parent-style-name="Default" style:data-style-name="N0">
      <style:table-cell-properties fo:background-color="#ff8000"/>
    </style:style>
    <style:style style:name="gr2" style:family="graphic">
      <style:graphic-properties draw:stroke="solid" svg:stroke-color="#000000" draw:marker-start="Extrémités_20_de_20_flèch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color="#000000" draw:marker-start="Extrémités_20_de_20_flèch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21000" table:style-name="ta1">
        <table:table-column table:style-name="co1" table:default-cell-style-name="ce14"/>
        <table:table-column table:style-name="co2" table:number-columns-repeated="3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2" table:number-columns-repeated="16377" table:default-cell-style-name="ce14"/>
        <table:table-row table:style-name="ro1">
          <table:table-cell office:value-type="float" office:value="2180" calcext:value-type="float">
            <office:annotation draw:style-name="gr3" draw:text-style-name="P2" svg:width="2.897cm" svg:height="1.786cm" svg:x="3.347cm" svg:y="0cm" draw:caption-point-x="-0.605cm" draw:caption-point-y="0.01cm">
              <dc:date>2024-01-05T00:00:00</dc:date>
              <text:p text:style-name="P1"><text:span text:style-name="T1">RE</text:span></text:p>
            </office:annotation>
            <text:p>2180</text:p>
          </table:table-cell>
          <table:table-cell office:value-type="float" office:value="150" calcext:value-type="float">
            <office:annotation draw:style-name="gr3" draw:text-style-name="P2" svg:width="2.897cm" svg:height="1.786cm" svg:x="5.596cm" svg:y="0cm" draw:caption-point-x="-0.593cm" draw:caption-point-y="0.01cm">
              <dc:date>2024-01-05T00:00:00</dc:date>
              <text:p text:style-name="P1"><text:span text:style-name="T1">IRL</text:span></text:p>
            </office:annotation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5" office:value-type="string" calcext:value-type="string">
            <text:p>Door 1</text:p>
          </table:table-cell>
          <table:table-cell office:value-type="string" calcext:value-type="string">
            <text:p>Type 11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office:annotation draw:style-name="gr3" draw:text-style-name="P2" svg:width="2.897cm" svg:height="1.786cm" svg:x="3.347cm" svg:y="0cm" draw:caption-point-x="-0.605cm" draw:caption-point-y="0.46cm">
              <dc:date>2024-01-05T00:00:00</dc:date>
              <text:p text:style-name="P1"><text:span text:style-name="T1">Morrowind</text:span></text:p>
            </office:annotation>
            <text:p>130</text:p>
          </table:table-cell>
          <table:table-cell office:value-type="float" office:value="160" calcext:value-type="float">
            <office:annotation draw:style-name="gr3" draw:text-style-name="P2" svg:width="2.897cm" svg:height="1.786cm" svg:x="5.596cm" svg:y="0cm" draw:caption-point-x="-0.593cm" draw:caption-point-y="0.46cm">
              <dc:date>2024-01-05T00:00:00</dc:date>
              <text:p text:style-name="P1"><text:span text:style-name="T1">IRL</text:span></text:p>
            </office:annotation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5332" calcext:value-type="float">
            <text:p>-15332</text:p>
          </table:table-cell>
          <table:table-cell table:formula="of:=ROUND([.J2]/([.$A$1]/[.$B$1])*([.$A$2]/[.$B$2]);0)" office:value-type="float" office:value="-857" calcext:value-type="float">
            <text:p>-857</text:p>
          </table:table-cell>
          <table:table-cell table:number-columns-repeated="2"/>
          <table:table-cell table:formula="of:=ROUND([.M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660" calcext:value-type="float">
            <text:p>-660</text:p>
          </table:table-cell>
          <table:table-cell table:number-columns-repeated="2"/>
          <table:table-cell table:formula="of:=ROUND([.M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1799" calcext:value-type="float">
            <text:p>-11799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20" table:formula="of:=CONCATENATE([.A7];&quot;={&quot;;[.B6];&quot;,&quot;;[.F6];&quot;,&quot;;[.J6];&quot;,&quot;;[.N6];&quot;,&quot;;[.R6];&quot;,&quot;;[.V6];&quot;,&quot;;[.Z6];&quot;,&quot;;[.AD6];&quot;,&quot;;[.AH6];&quot;}&quot;)" office:value-type="string" office:string-value="RE2ROOM1000={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14),Pitch=0.02,Yaw=-2.3125,StartingPoint=util.vector2(-1095,-1054),bgd={idname='RE2ROOM1000CAM8',Position=util.vector3(-4191,-4070,9),Anglex=0.02,Anglez=-2.3125},MASK={mask1={idname='RE2ROOM1000CAM8MSK1',position=util.vector3(-727,-896,114),scale=0},mask2={idname='RE2ROOM1000CAM8MSK2',position=util.vector3(-727,-896,114),scale=0},mask3={idname='RE2ROOM1000CAM8MSK3',position=util.vector3(-727,-896,114),scale=0},mask4={idname='RE2ROOM1000CAM8MSK4',position=util.vector3(-727,-896,114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" calcext:value-type="string">
            <text:p>RE2ROOM1000={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,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727,-896,114),Pitch=0.02,Yaw=-2.3125,StartingPoint=util.vector2(-1095,-1054),bgd={idname='RE2ROOM1000CAM8',Position=util.vector3(-4191,-4070,9),Anglex=0.02,Anglez=-2.3125},MASK={mask1={idname='RE2ROOM1000CAM8MSK1',position=util.vector3(-727,-896,114),scale=0},mask2={idname='RE2ROOM1000CAM8MSK2',position=util.vector3(-727,-896,114),scale=0},mask3={idname='RE2ROOM1000CAM8MSK3',position=util.vector3(-727,-896,114),scale=0},mask4={idname='RE2ROOM1000CAM8MSK4',position=util.vector3(-727,-896,114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</text:p>
          </table:table-cell>
          <table:table-cell table:number-columns-repeated="16382"/>
        </table:table-row>
        <table:table-row table:style-name="ro1">
          <table:table-cell/>
          <table:table-cell table:style-name="ce20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630,-201,149),Pitch=0.0166,Yaw=1.2159,StartingPoint=util.vector2(1184,-112),bgd={idname='RE2ROOM1000CAM0',Position=util.vector3(5318,1536,66),Anglex=0.0166,Anglez=1.2159},MASK={mask1={idname='RE2ROOM1000CAM0MSK1',position=util.vector3(818,-132,146),scale=0.04},mask2={idname='RE2ROOM1000CAM0MSK2',position=util.vector3(630,-201,149),scale=0},mask3={idname='RE2ROOM1000CAM0MSK3',position=util.vector3(630,-201,149),scale=0},mask4={idname='RE2ROOM1000CAM0MSK4',position=util.vector3(630,-201,149),scale=0}},SwitchZone={SwitchZone1={Point0=util.vector2(604,-414),Point1=util.vector2(704,436),Point2=util.vector2(1012,425),Point3=util.vector2(894,-414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588,-474,248),Pitch=0.3249,Yaw=0.271,StartingPoint=util.vector2(0,0),bgd={idname='RE2ROOM1000CAM1',Position=util.vector3(1856,4091,-1348),Anglex=0.3249,Anglez=0.271},MASK={mask1={idname='RE2ROOM1000CAM1MSK1',position=util.vector3(624,-346,203),scale=0.028},mask2={idname='RE2ROOM1000CAM1MSK2',position=util.vector3(781,220,5),scale=0.152},mask3={idname='RE2ROOM1000CAM1MSK3',position=util.vector3(771,183,18),scale=0.144},mask4={idname='RE2ROOM1000CAM1MSK4',position=util.vector3(588,-474,248),scale=0}},SwitchZone={SwitchZone1={Point0=util.vector2(84,-341),Point1=util.vector2(347,431),Point2=util.vector2(598,425),Point3=util.vector2(414,-341),Camera='Cam2'},SwitchZone2={Point0=util.vector2(917,-363),Point1=util.vector2(1045,447),Point2=util.vector2(1230,430),Point3=util.vector2(1230,-363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2={name='Cam2',Position=util.vector3(146,-446,248),Pitch=0.297,Yaw=0.2339,StartingPoint=util.vector2(0,0),bgd={idname='RE2ROOM1000CAM2',Position=util.vector3(1254,4205,-1215),Anglex=0.297,Anglez=0.2339},MASK={mask1={idname='RE2ROOM1000CAM2MSK1',position=util.vector3(168,-353,219),scale=0.02},mask2={idname='RE2ROOM1000CAM2MSK2',position=util.vector3(319,280,20),scale=0.156},mask3={idname='RE2ROOM1000CAM2MSK3',position=util.vector3(310,242,31),scale=0.148},mask4={idname='RE2ROOM1000CAM2MSK4',position=util.vector3(146,-446,248),scale=0}},SwitchZone={SwitchZone1={Point0=util.vector2(419,-335),Point1=util.vector2(632,458),Point2=util.vector2(822,458),Point3=util.vector2(822,-324),Camera='Cam1'},SwitchZone2={Point0=util.vector2(-397,-352),Point1=util.vector2(-291,425),Point2=util.vector2(123,431),Point3=util.vector2(-17,-352),Camera='Cam3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67,-490,248),Pitch=0.3244,Yaw=-0.2447,StartingPoint=util.vector2(0,0),bgd={idname='RE2ROOM1000CAM3',Position=util.vector3(-1215,4108,-1346),Anglex=0.3244,Anglez=-0.2447},MASK={mask1={idname='RE2ROOM1000CAM3MSK1',position=util.vector3(-88,-407,219),scale=0.018},mask2={idname='RE2ROOM1000CAM3MSK2',position=util.vector3(-67,-490,248),scale=0},mask3={idname='RE2ROOM1000CAM3MSK3',position=util.vector3(-67,-490,248),scale=0},mask4={idname='RE2ROOM1000CAM3MSK4',position=util.vector3(-67,-490,248),scale=0}},SwitchZone={SwitchZone1={Point0=util.vector2(-749,-335),Point1=util.vector2(-805,464),Point2=util.vector2(-531,442),Point3=util.vector2(-408,-335),Camera='Cam4'},SwitchZone2={Point0=util.vector2(12,-346),Point1=util.vector2(135,426),Point2=util.vector2(414,437),Point3=util.vector2(414,-346),Camera='Cam2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522,-463,248),Pitch=0.3383,Yaw=-0.2735,StartingPoint=util.vector2(0,0),bgd={idname='RE2ROOM1000CAM4',Position=util.vector3(-1796,4078,-1411),Anglex=0.3383,Anglez=-0.2735},MASK={mask1={idname='RE2ROOM1000CAM4MSK1',position=util.vector3(-527,-445,241),scale=0.004},mask2={idname='RE2ROOM1000CAM4MSK2',position=util.vector3(-522,-463,248),scale=0},mask3={idname='RE2ROOM1000CAM4MSK3',position=util.vector3(-522,-463,248),scale=0},mask4={idname='RE2ROOM1000CAM4MSK4',position=util.vector3(-522,-463,248),scale=0}},SwitchZone={SwitchZone1={Point0=util.vector2(-363,-341),Point1=util.vector2(-509,464),Point2=util.vector2(-335,470),Point3=util.vector2(-173,-341),Camera='Cam3'},SwitchZone2={Point0=util.vector2(-1090,-369),Point1=util.vector2(-1364,487),Point2=util.vector2(-1085,498),Point3=util.vector2(-749,-369),Camera='Cam5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836,-575,266),Pitch=0.3398,Yaw=-0.4491,StartingPoint=util.vector2(0,0),bgd={idname='RE2ROOM1000CAM5',Position=util.vector3(-2883,3672,-1400),Anglex=0.3398,Anglez=-0.4491},MASK={mask1={idname='RE2ROOM1000CAM5MSK1',position=util.vector3(-877,-490,233),scale=0.02},mask2={idname='RE2ROOM1000CAM5MSK2',position=util.vector3(-836,-575,266),scale=0},mask3={idname='RE2ROOM1000CAM5MSK3',position=util.vector3(-836,-575,266),scale=0},mask4={idname='RE2ROOM1000CAM5MSK4',position=util.vector3(-836,-575,266),scale=0}},SwitchZone={SwitchZone1={Point0=util.vector2(-716,-369),Point1=util.vector2(-995,324),Point2=util.vector2(-570,324),Point3=util.vector2(-573,-347),Camera='Cam4'},SwitchZone2={Point0=util.vector2(-1168,-632),Point1=util.vector2(-1297,-414),Point2=util.vector2(-760,-22),Point3=util.vector2(-682,-531),Camera='Cam6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873,-935,169),Pitch=0.1058,Yaw=-0.244,StartingPoint=util.vector2(0,0),bgd={idname='RE2ROOM1000CAM6',Position=util.vector3(-2074,3890,-359),Anglex=0.1058,Anglez=-0.244},MASK={mask1={idname='RE2ROOM1000CAM6MSK1',position=util.vector3(-873,-935,169),scale=0},mask2={idname='RE2ROOM1000CAM6MSK2',position=util.vector3(-873,-935,169),scale=0},mask3={idname='RE2ROOM1000CAM6MSK3',position=util.vector3(-873,-935,169),scale=0},mask4={idname='RE2ROOM1000CAM6MSK4',position=util.vector3(-873,-935,169),scale=0}},SwitchZone={SwitchZone1={Point0=util.vector2(-1258,-397),Point1=util.vector2(-1280,-190),Point2=util.vector2(-67,-106),Point3=util.vector2(-665,-196),Camera='Cam5'},SwitchZone2={Point0=util.vector2(-1286,-855),Point1=util.vector2(-1286,-649),Point2=util.vector2(-660,-609),Point3=util.vector2(-676,-822),Camera='Cam7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856,-278,175),Pitch=0.0437,Yaw=-2.8521,StartingPoint=util.vector2(0,0),bgd={idname='RE2ROOM1000CAM7',Position=util.vector3(-2282,-5065,-43),Anglex=0.0437,Anglez=-2.8521},MASK={mask1={idname='RE2ROOM1000CAM7MSK1',position=util.vector3(-856,-278,175),scale=0},mask2={idname='RE2ROOM1000CAM7MSK2',position=util.vector3(-856,-278,175),scale=0},mask3={idname='RE2ROOM1000CAM7MSK3',position=util.vector3(-856,-278,175),scale=0},mask4={idname='RE2ROOM1000CAM7MSK4',position=util.vector3(-856,-278,175),scale=0}},SwitchZone={SwitchZone1={Point0=util.vector2(-1303,-626),Point1=util.vector2(-1303,-430),Point2=util.vector2(-716,-375),Point3=util.vector2(-676,-587),Camera='Cam6'},SwitchZone2={Point0=util.vector2(-1286,-1168),Point1=util.vector2(-1140,-973),Point2=util.vector2(-883,-1146),Point3=util.vector2(-1034,-1364),Camera='Cam8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727,-896,114),Pitch=0.02,Yaw=-2.3125,StartingPoint=util.vector2(-1095,-1054),bgd={idname='RE2ROOM1000CAM8',Position=util.vector3(-4191,-4070,9),Anglex=0.02,Anglez=-2.3125},MASK={mask1={idname='RE2ROOM1000CAM8MSK1',position=util.vector3(-727,-896,114),scale=0},mask2={idname='RE2ROOM1000CAM8MSK2',position=util.vector3(-727,-896,114),scale=0},mask3={idname='RE2ROOM1000CAM8MSK3',position=util.vector3(-727,-896,114),scale=0},mask4={idname='RE2ROOM1000CAM8MSK4',position=util.vector3(-727,-896,114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727,-896,114),Pitch=0.02,Yaw=-2.3125,StartingPoint=util.vector2(-1095,-1054),bgd={idname='RE2ROOM1000CAM8',Position=util.vector3(-4191,-4070,9),Anglex=0.02,Anglez=-2.3125},MASK={mask1={idname='RE2ROOM1000CAM8MSK1',position=util.vector3(-727,-896,114),scale=0},mask2={idname='RE2ROOM1000CAM8MSK2',position=util.vector3(-727,-896,114),scale=0},mask3={idname='RE2ROOM1000CAM8MSK3',position=util.vector3(-727,-896,114),scale=0},mask4={idname='RE2ROOM1000CAM8MSK4',position=util.vector3(-727,-896,114),scale=0}},SwitchZone={SwitchZone1={Point0=util.vector2(-1146,-945),Point1=util.vector2(-1146,-626),Point2=util.vector2(-682,-822),Point3=util.vector2(-704,-1263),Camera='Cam7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RE2ROOM1000</text:p>
          </table:table-cell>
          <table:table-cell table:formula="of:=CONCATENATE([.$A$7];UPPER([.B8]))" office:value-type="string" office:string-value="RE2ROOM1000CAM0" calcext:value-type="string">
            <text:p>RE2ROOM1000CAM0</text:p>
          </table:table-cell>
          <table:table-cell table:number-columns-repeated="3"/>
          <table:table-cell table:formula="of:=CONCATENATE([.$A$7];UPPER([.F8]))" office:value-type="string" office:string-value="RE2ROOM1000CAM1" calcext:value-type="string">
            <text:p>RE2ROOM1000CAM1</text:p>
          </table:table-cell>
          <table:table-cell table:number-columns-repeated="3"/>
          <table:table-cell table:formula="of:=CONCATENATE([.$A$7];UPPER([.J8]))" office:value-type="string" office:string-value="RE2ROOM1000CAM2" calcext:value-type="string">
            <text:p>RE2ROOM1000CAM2</text:p>
          </table:table-cell>
          <table:table-cell table:number-columns-repeated="3"/>
          <table:table-cell table:formula="of:=CONCATENATE([.$A$7];UPPER([.N8]))" office:value-type="string" office:string-value="RE2ROOM1000CAM3" calcext:value-type="string">
            <text:p>RE2ROOM1000CAM3</text:p>
          </table:table-cell>
          <table:table-cell table:number-columns-repeated="3"/>
          <table:table-cell table:formula="of:=CONCATENATE([.$A$7];UPPER([.R8]))" office:value-type="string" office:string-value="RE2ROOM1000CAM4" calcext:value-type="string">
            <text:p>RE2ROOM1000CAM4</text:p>
          </table:table-cell>
          <table:table-cell table:number-columns-repeated="3"/>
          <table:table-cell table:formula="of:=CONCATENATE([.$A$7];UPPER([.V8]))" office:value-type="string" office:string-value="RE2ROOM1000CAM5" calcext:value-type="string">
            <text:p>RE2ROOM1000CAM5</text:p>
          </table:table-cell>
          <table:table-cell table:number-columns-repeated="3"/>
          <table:table-cell table:formula="of:=CONCATENATE([.$A$7];UPPER([.Z8]))" office:value-type="string" office:string-value="RE2ROOM1000CAM6" calcext:value-type="string">
            <text:p>RE2ROOM1000CAM6</text:p>
          </table:table-cell>
          <table:table-cell table:number-columns-repeated="3"/>
          <table:table-cell table:formula="of:=CONCATENATE([.$A$7];UPPER([.AD8]))" office:value-type="string" office:string-value="RE2ROOM1000CAM7" calcext:value-type="string">
            <text:p>RE2ROOM1000CAM7</text:p>
          </table:table-cell>
          <table:table-cell table:number-columns-repeated="3"/>
          <table:table-cell table:formula="of:=CONCATENATE([.$A$7];UPPER([.AH8]))" office:value-type="string" office:string-value="RE2ROOM1000CAM8" calcext:value-type="string">
            <text:p>RE2ROOM1000CAM8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180" calcext:value-type="float">
            <text:p>21180</text:p>
          </table:table-cell>
          <table:table-cell table:formula="of:=ROUND([.B10]/([.$A$1]/[.$B$1])*([.$A$2]/[.$B$2]);0)" office:value-type="float" office:value="1184" calcext:value-type="float">
            <text:p>1184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ROUND([.B12]/([.$A$1]/[.$B$1])*([.$A$2]/[.$B$2]);0)" office:value-type="float" office:value="-112" calcext:value-type="float">
            <text:p>-112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999" calcext:value-type="float">
            <text:p>-19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3"/>
          <table:table-cell office:value-type="float" office:value="26684" calcext:value-type="float">
            <text:p>26684</text:p>
          </table:table-cell>
          <table:table-cell table:number-columns-repeated="16350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float" office:value="11268" calcext:value-type="float">
            <text:p>11268</text:p>
          </table:table-cell>
          <table:table-cell table:style-name="ce15" table:formula="of:=ROUND([.B15]/([.$A$1]/[.$B$1])*([.$A$2]/[.$B$2]);0)" office:value-type="float" office:value="630" calcext:value-type="float">
            <text:p>630</text:p>
          </table:table-cell>
          <table:table-cell table:style-name="ce15" table:formula="of:=IF([.C15]&lt;[.C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10512" calcext:value-type="float">
            <text:p>10512</text:p>
          </table:table-cell>
          <table:table-cell table:style-name="ce15" table:formula="of:=ROUND([.F15]/([.$A$1]/[.$B$1])*([.$A$2]/[.$B$2]);0)" office:value-type="float" office:value="588" calcext:value-type="float">
            <text:p>588</text:p>
          </table:table-cell>
          <table:table-cell table:style-name="ce15" table:formula="of:=IF([.G15]&lt;[.G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2610" calcext:value-type="float">
            <text:p>2610</text:p>
          </table:table-cell>
          <table:table-cell table:style-name="ce15" table:formula="of:=ROUND([.J15]/([.$A$1]/[.$B$1])*([.$A$2]/[.$B$2]);0)" office:value-type="float" office:value="146" calcext:value-type="float">
            <text:p>146</text:p>
          </table:table-cell>
          <table:table-cell table:style-name="ce15" table:formula="of:=IF([.K15]&lt;[.K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1206" calcext:value-type="float">
            <text:p>-1206</text:p>
          </table:table-cell>
          <table:table-cell table:style-name="ce15" table:formula="of:=ROUND([.N15]/([.$A$1]/[.$B$1])*([.$A$2]/[.$B$2]);0)" office:value-type="float" office:value="-67" calcext:value-type="float">
            <text:p>-67</text:p>
          </table:table-cell>
          <table:table-cell table:style-name="ce15" table:formula="of:=IF([.O15]&lt;[.O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9342" calcext:value-type="float">
            <text:p>-9342</text:p>
          </table:table-cell>
          <table:table-cell table:style-name="ce15" table:formula="of:=ROUND([.R15]/([.$A$1]/[.$B$1])*([.$A$2]/[.$B$2]);0)" office:value-type="float" office:value="-522" calcext:value-type="float">
            <text:p>-522</text:p>
          </table:table-cell>
          <table:table-cell table:style-name="ce15" table:formula="of:=IF([.S15]&lt;[.S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14958" calcext:value-type="float">
            <text:p>-14958</text:p>
          </table:table-cell>
          <table:table-cell table:style-name="ce15" table:formula="of:=ROUND([.V15]/([.$A$1]/[.$B$1])*([.$A$2]/[.$B$2]);0)" office:value-type="float" office:value="-836" calcext:value-type="float">
            <text:p>-836</text:p>
          </table:table-cell>
          <table:table-cell table:style-name="ce15" table:formula="of:=IF([.W15]&lt;[.W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15624" calcext:value-type="float">
            <text:p>-15624</text:p>
          </table:table-cell>
          <table:table-cell table:style-name="ce15" table:formula="of:=ROUND([.Z15]/([.$A$1]/[.$B$1])*([.$A$2]/[.$B$2]);0)" office:value-type="float" office:value="-873" calcext:value-type="float">
            <text:p>-873</text:p>
          </table:table-cell>
          <table:table-cell table:style-name="ce15" table:formula="of:=IF([.AA15]&lt;[.AA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15318" calcext:value-type="float">
            <text:p>-15318</text:p>
          </table:table-cell>
          <table:table-cell table:style-name="ce15" table:formula="of:=ROUND([.AD15]/([.$A$1]/[.$B$1])*([.$A$2]/[.$B$2]);0)" office:value-type="float" office:value="-856" calcext:value-type="float">
            <text:p>-856</text:p>
          </table:table-cell>
          <table:table-cell table:style-name="ce15" table:formula="of:=IF([.AE15]&lt;[.AE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12996" calcext:value-type="float">
            <text:p>-12996</text:p>
          </table:table-cell>
          <table:table-cell table:style-name="ce15" table:formula="of:=ROUND([.AH15]/([.$A$1]/[.$B$1])*([.$A$2]/[.$B$2]);0)" office:value-type="float" office:value="-727" calcext:value-type="float">
            <text:p>-727</text:p>
          </table:table-cell>
          <table:table-cell table:style-name="ce15" table:formula="of:=IF([.AI15]&lt;[.AI18];&quot;+&quot;;&quot;-&quot;)" office:value-type="string" office:string-value="-" calcext:value-type="string">
            <text:p>-</text:p>
          </table:table-cell>
          <table:table-cell table:style-name="ce15" table:number-columns-repeated="16348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style-name="ce16" office:value-type="float" office:value="-2664" calcext:value-type="float">
            <text:p>-2664</text:p>
          </table:table-cell>
          <table:table-cell table:style-name="ce16" table:formula="of:=ROUND([.B17]/([.$A$1]/[.$B$1])*([.$A$2]/[.$B$2]);0)" office:value-type="float" office:value="-201" calcext:value-type="float">
            <text:p>-201</text:p>
          </table:table-cell>
          <table:table-cell table:style-name="ce16" table:formula="of:=IF([.C16]&lt;[.C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4428" calcext:value-type="float">
            <text:p>-4428</text:p>
          </table:table-cell>
          <table:table-cell table:style-name="ce16" table:formula="of:=ROUND([.F17]/([.$A$1]/[.$B$1])*([.$A$2]/[.$B$2]);0)" office:value-type="float" office:value="-474" calcext:value-type="float">
            <text:p>-474</text:p>
          </table:table-cell>
          <table:table-cell table:style-name="ce16" table:formula="of:=IF([.G16]&lt;[.G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4428" calcext:value-type="float">
            <text:p>-4428</text:p>
          </table:table-cell>
          <table:table-cell table:style-name="ce16" table:formula="of:=ROUND([.J17]/([.$A$1]/[.$B$1])*([.$A$2]/[.$B$2]);0)" office:value-type="float" office:value="-446" calcext:value-type="float">
            <text:p>-446</text:p>
          </table:table-cell>
          <table:table-cell table:style-name="ce16" table:formula="of:=IF([.K16]&lt;[.K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4428" calcext:value-type="float">
            <text:p>-4428</text:p>
          </table:table-cell>
          <table:table-cell table:style-name="ce16" table:formula="of:=ROUND([.N17]/([.$A$1]/[.$B$1])*([.$A$2]/[.$B$2]);0)" office:value-type="float" office:value="-490" calcext:value-type="float">
            <text:p>-490</text:p>
          </table:table-cell>
          <table:table-cell table:style-name="ce16" table:formula="of:=IF([.O16]&lt;[.O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4428" calcext:value-type="float">
            <text:p>-4428</text:p>
          </table:table-cell>
          <table:table-cell table:style-name="ce16" table:formula="of:=ROUND([.R17]/([.$A$1]/[.$B$1])*([.$A$2]/[.$B$2]);0)" office:value-type="float" office:value="-463" calcext:value-type="float">
            <text:p>-463</text:p>
          </table:table-cell>
          <table:table-cell table:style-name="ce16" table:formula="of:=IF([.S16]&lt;[.S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4752" calcext:value-type="float">
            <text:p>-4752</text:p>
          </table:table-cell>
          <table:table-cell table:style-name="ce16" table:formula="of:=ROUND([.V17]/([.$A$1]/[.$B$1])*([.$A$2]/[.$B$2]);0)" office:value-type="float" office:value="-575" calcext:value-type="float">
            <text:p>-575</text:p>
          </table:table-cell>
          <table:table-cell table:style-name="ce16" table:formula="of:=IF([.W16]&lt;[.W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3024" calcext:value-type="float">
            <text:p>-3024</text:p>
          </table:table-cell>
          <table:table-cell table:style-name="ce16" table:formula="of:=ROUND([.Z17]/([.$A$1]/[.$B$1])*([.$A$2]/[.$B$2]);0)" office:value-type="float" office:value="-935" calcext:value-type="float">
            <text:p>-935</text:p>
          </table:table-cell>
          <table:table-cell table:style-name="ce16" table:formula="of:=IF([.AA16]&lt;[.AA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3132" calcext:value-type="float">
            <text:p>-3132</text:p>
          </table:table-cell>
          <table:table-cell table:style-name="ce16" table:formula="of:=ROUND([.AD17]/([.$A$1]/[.$B$1])*([.$A$2]/[.$B$2]);0)" office:value-type="float" office:value="-278" calcext:value-type="float">
            <text:p>-278</text:p>
          </table:table-cell>
          <table:table-cell table:style-name="ce16" table:formula="of:=IF([.AE16]&lt;[.AE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3006" calcext:value-type="float">
            <text:p>-3006</text:p>
          </table:table-cell>
          <table:table-cell table:style-name="ce16" table:formula="of:=ROUND([.AH17]/([.$A$1]/[.$B$1])*([.$A$2]/[.$B$2]);0)" office:value-type="float" office:value="-896" calcext:value-type="float">
            <text:p>-896</text:p>
          </table:table-cell>
          <table:table-cell table:style-name="ce16" table:formula="of:=IF([.AI16]&lt;[.AI19];&quot;+&quot;;&quot;-&quot;)" office:value-type="string" office:string-value="-" calcext:value-type="string">
            <text:p>-</text:p>
          </table:table-cell>
          <table:table-cell table:style-name="ce16" table:number-columns-repeated="16348"/>
        </table:table-row>
        <table:table-row table:style-name="ro1">
          <table:table-cell table:style-name="ce17" office:value-type="string" calcext:value-type="string">
            <text:p>z</text:p>
          </table:table-cell>
          <table:table-cell table:style-name="ce17" office:value-type="float" office:value="-3600" calcext:value-type="float">
            <text:p>-3600</text:p>
          </table:table-cell>
          <table:table-cell table:style-name="ce17" table:formula="of:=ROUND(-1*[.B16]/([.$A$1]/[.$B$1])*([.$A$2]/[.$B$2]);0)" office:value-type="float" office:value="149" calcext:value-type="float">
            <text:p>149</text:p>
          </table:table-cell>
          <table:table-cell table:style-name="ce17" table:formula="of:=IF([.C17]&lt;[.C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8478" calcext:value-type="float">
            <text:p>-8478</text:p>
          </table:table-cell>
          <table:table-cell table:style-name="ce17" table:formula="of:=ROUND(-1*[.F16]/([.$A$1]/[.$B$1])*([.$A$2]/[.$B$2]);0)" office:value-type="float" office:value="248" calcext:value-type="float">
            <text:p>248</text:p>
          </table:table-cell>
          <table:table-cell table:style-name="ce17" table:formula="of:=IF([.G17]&lt;[.G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7974" calcext:value-type="float">
            <text:p>-7974</text:p>
          </table:table-cell>
          <table:table-cell table:style-name="ce17" table:formula="of:=ROUND(-1*[.J16]/([.$A$1]/[.$B$1])*([.$A$2]/[.$B$2]);0)" office:value-type="float" office:value="248" calcext:value-type="float">
            <text:p>248</text:p>
          </table:table-cell>
          <table:table-cell table:style-name="ce17" table:formula="of:=IF([.K17]&lt;[.K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8766" calcext:value-type="float">
            <text:p>-8766</text:p>
          </table:table-cell>
          <table:table-cell table:style-name="ce17" table:formula="of:=ROUND(-1*[.N16]/([.$A$1]/[.$B$1])*([.$A$2]/[.$B$2]);0)" office:value-type="float" office:value="248" calcext:value-type="float">
            <text:p>248</text:p>
          </table:table-cell>
          <table:table-cell table:style-name="ce17" table:formula="of:=IF([.O17]&lt;[.O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8280" calcext:value-type="float">
            <text:p>-8280</text:p>
          </table:table-cell>
          <table:table-cell table:style-name="ce17" table:formula="of:=ROUND(-1*[.R16]/([.$A$1]/[.$B$1])*([.$A$2]/[.$B$2]);0)" office:value-type="float" office:value="248" calcext:value-type="float">
            <text:p>248</text:p>
          </table:table-cell>
          <table:table-cell table:style-name="ce17" table:formula="of:=IF([.S17]&lt;[.S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0278" calcext:value-type="float">
            <text:p>-10278</text:p>
          </table:table-cell>
          <table:table-cell table:style-name="ce17" table:formula="of:=ROUND(-1*[.V16]/([.$A$1]/[.$B$1])*([.$A$2]/[.$B$2]);0)" office:value-type="float" office:value="266" calcext:value-type="float">
            <text:p>266</text:p>
          </table:table-cell>
          <table:table-cell table:style-name="ce17" table:formula="of:=IF([.W17]&lt;[.W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6722" calcext:value-type="float">
            <text:p>-16722</text:p>
          </table:table-cell>
          <table:table-cell table:style-name="ce17" table:formula="of:=ROUND(-1*[.Z16]/([.$A$1]/[.$B$1])*([.$A$2]/[.$B$2]);0)" office:value-type="float" office:value="169" calcext:value-type="float">
            <text:p>169</text:p>
          </table:table-cell>
          <table:table-cell table:style-name="ce17" table:formula="of:=IF([.AA17]&lt;[.AA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4968" calcext:value-type="float">
            <text:p>-4968</text:p>
          </table:table-cell>
          <table:table-cell table:style-name="ce17" table:formula="of:=ROUND(-1*[.AD16]/([.$A$1]/[.$B$1])*([.$A$2]/[.$B$2]);0)" office:value-type="float" office:value="175" calcext:value-type="float">
            <text:p>175</text:p>
          </table:table-cell>
          <table:table-cell table:style-name="ce17" table:formula="of:=IF([.AE17]&lt;[.AE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6020" calcext:value-type="float">
            <text:p>-16020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table:formula="of:=IF([.AI17]&lt;[.AI20];&quot;+&quot;;&quot;-&quot;)" office:value-type="string" office:string-value="+" calcext:value-type="string">
            <text:p>+</text:p>
          </table:table-cell>
          <table:table-cell table:style-name="ce17" table:number-columns-repeated="16348"/>
        </table:table-row>
        <table:table-row table:style-name="ro1">
          <table:table-cell table:style-name="ce18" office:value-type="string" calcext:value-type="string">
            <text:p>tx</text:p>
          </table:table-cell>
          <table:table-cell table:style-name="ce18" office:value-type="float" office:value="22356" calcext:value-type="float">
            <text:p>22356</text:p>
          </table:table-cell>
          <table:table-cell table:style-name="ce18" table:formula="of:=ROUND([.B18]/([.$A$1]/[.$B$1])*([.$A$2]/[.$B$2]);0)" office:value-type="float" office:value="1250" calcext:value-type="float">
            <text:p>1250</text:p>
          </table:table-cell>
          <table:table-cell table:style-name="ce18" table:number-columns-repeated="2"/>
          <table:table-cell table:style-name="ce18" office:value-type="float" office:value="14328" calcext:value-type="float">
            <text:p>14328</text:p>
          </table:table-cell>
          <table:table-cell table:style-name="ce18" table:formula="of:=ROUND([.F18]/([.$A$1]/[.$B$1])*([.$A$2]/[.$B$2]);0)" office:value-type="float" office:value="801" calcext:value-type="float">
            <text:p>801</text:p>
          </table:table-cell>
          <table:table-cell table:style-name="ce18" table:number-columns-repeated="2"/>
          <table:table-cell table:style-name="ce18" office:value-type="float" office:value="6246" calcext:value-type="float">
            <text:p>6246</text:p>
          </table:table-cell>
          <table:table-cell table:style-name="ce18" table:formula="of:=ROUND([.J18]/([.$A$1]/[.$B$1])*([.$A$2]/[.$B$2]);0)" office:value-type="float" office:value="349" calcext:value-type="float">
            <text:p>349</text:p>
          </table:table-cell>
          <table:table-cell table:style-name="ce18" table:number-columns-repeated="2"/>
          <table:table-cell table:style-name="ce18" office:value-type="float" office:value="-4554" calcext:value-type="float">
            <text:p>-4554</text:p>
          </table:table-cell>
          <table:table-cell table:style-name="ce18" table:formula="of:=ROUND([.N18]/([.$A$1]/[.$B$1])*([.$A$2]/[.$B$2]);0)" office:value-type="float" office:value="-255" calcext:value-type="float">
            <text:p>-255</text:p>
          </table:table-cell>
          <table:table-cell table:style-name="ce18" table:number-columns-repeated="2"/>
          <table:table-cell table:style-name="ce18" office:value-type="float" office:value="-12834" calcext:value-type="float">
            <text:p>-12834</text:p>
          </table:table-cell>
          <table:table-cell table:style-name="ce18" table:formula="of:=ROUND([.R18]/([.$A$1]/[.$B$1])*([.$A$2]/[.$B$2]);0)" office:value-type="float" office:value="-717" calcext:value-type="float">
            <text:p>-717</text:p>
          </table:table-cell>
          <table:table-cell table:style-name="ce18" table:number-columns-repeated="2"/>
          <table:table-cell table:style-name="ce18" office:value-type="float" office:value="-20736" calcext:value-type="float">
            <text:p>-20736</text:p>
          </table:table-cell>
          <table:table-cell table:style-name="ce18" table:formula="of:=ROUND([.V18]/([.$A$1]/[.$B$1])*([.$A$2]/[.$B$2]);0)" office:value-type="float" office:value="-1159" calcext:value-type="float">
            <text:p>-1159</text:p>
          </table:table-cell>
          <table:table-cell table:style-name="ce18" table:number-columns-repeated="2"/>
          <table:table-cell table:style-name="ce18" office:value-type="float" office:value="-20502" calcext:value-type="float">
            <text:p>-20502</text:p>
          </table:table-cell>
          <table:table-cell table:style-name="ce18" table:formula="of:=ROUND([.Z18]/([.$A$1]/[.$B$1])*([.$A$2]/[.$B$2]);0)" office:value-type="float" office:value="-1146" calcext:value-type="float">
            <text:p>-1146</text:p>
          </table:table-cell>
          <table:table-cell table:style-name="ce18" table:number-columns-repeated="2"/>
          <table:table-cell table:style-name="ce18" office:value-type="float" office:value="-18846" calcext:value-type="float">
            <text:p>-18846</text:p>
          </table:table-cell>
          <table:table-cell table:style-name="ce18" table:formula="of:=ROUND([.AD18]/([.$A$1]/[.$B$1])*([.$A$2]/[.$B$2]);0)" office:value-type="float" office:value="-1054" calcext:value-type="float">
            <text:p>-1054</text:p>
          </table:table-cell>
          <table:table-cell table:style-name="ce18" table:number-columns-repeated="2"/>
          <table:table-cell table:style-name="ce18" office:value-type="float" office:value="-18324" calcext:value-type="float">
            <text:p>-18324</text:p>
          </table:table-cell>
          <table:table-cell table:style-name="ce26" table:formula="of:=ROUND([.AH18]/([.$A$1]/[.$B$1])*([.$A$2]/[.$B$2]);0)" office:value-type="float" office:value="-1024" calcext:value-type="float">
            <text:p>-1024</text:p>
          </table:table-cell>
          <table:table-cell table:style-name="ce18" table:number-columns-repeated="16349"/>
        </table:table-row>
        <table:table-row table:style-name="ro1">
          <table:table-cell table:style-name="ce19" office:value-type="string" calcext:value-type="string">
            <text:p>ty</text:p>
          </table:table-cell>
          <table:table-cell table:style-name="ce19" office:value-type="float" office:value="-2466" calcext:value-type="float">
            <text:p>-2466</text:p>
          </table:table-cell>
          <table:table-cell table:style-name="ce19" table:formula="of:=ROUND([.B20]/([.$A$1]/[.$B$1])*([.$A$2]/[.$B$2]);0)" office:value-type="float" office:value="29" calcext:value-type="float">
            <text:p>29</text:p>
          </table:table-cell>
          <table:table-cell table:style-name="ce19" table:number-columns-repeated="2"/>
          <table:table-cell table:style-name="ce19" office:value-type="float" office:value="360" calcext:value-type="float">
            <text:p>360</text:p>
          </table:table-cell>
          <table:table-cell table:style-name="ce19" table:formula="of:=ROUND([.F20]/([.$A$1]/[.$B$1])*([.$A$2]/[.$B$2]);0)" office:value-type="float" office:value="338" calcext:value-type="float">
            <text:p>338</text:p>
          </table:table-cell>
          <table:table-cell table:style-name="ce19" table:number-columns-repeated="2"/>
          <table:table-cell table:style-name="ce19" office:value-type="float" office:value="360" calcext:value-type="float">
            <text:p>360</text:p>
          </table:table-cell>
          <table:table-cell table:style-name="ce19" table:formula="of:=ROUND([.J20]/([.$A$1]/[.$B$1])*([.$A$2]/[.$B$2]);0)" office:value-type="float" office:value="447" calcext:value-type="float">
            <text:p>447</text:p>
          </table:table-cell>
          <table:table-cell table:style-name="ce19" table:number-columns-repeated="2"/>
          <table:table-cell table:style-name="ce19" office:value-type="float" office:value="234" calcext:value-type="float">
            <text:p>234</text:p>
          </table:table-cell>
          <table:table-cell table:style-name="ce19" table:formula="of:=ROUND([.N20]/([.$A$1]/[.$B$1])*([.$A$2]/[.$B$2]);0)" office:value-type="float" office:value="307" calcext:value-type="float">
            <text:p>307</text:p>
          </table:table-cell>
          <table:table-cell table:style-name="ce19" table:number-columns-repeated="2"/>
          <table:table-cell table:style-name="ce19" office:value-type="float" office:value="108" calcext:value-type="float">
            <text:p>108</text:p>
          </table:table-cell>
          <table:table-cell table:style-name="ce19" table:formula="of:=ROUND([.R20]/([.$A$1]/[.$B$1])*([.$A$2]/[.$B$2]);0)" office:value-type="float" office:value="277" calcext:value-type="float">
            <text:p>277</text:p>
          </table:table-cell>
          <table:table-cell table:style-name="ce19" table:number-columns-repeated="2"/>
          <table:table-cell table:style-name="ce19" office:value-type="float" office:value="-54" calcext:value-type="float">
            <text:p>-54</text:p>
          </table:table-cell>
          <table:table-cell table:style-name="ce19" table:formula="of:=ROUND([.V20]/([.$A$1]/[.$B$1])*([.$A$2]/[.$B$2]);0)" office:value-type="float" office:value="145" calcext:value-type="float">
            <text:p>145</text:p>
          </table:table-cell>
          <table:table-cell table:style-name="ce19" table:number-columns-repeated="2"/>
          <table:table-cell table:style-name="ce19" office:value-type="float" office:value="-882" calcext:value-type="float">
            <text:p>-882</text:p>
          </table:table-cell>
          <table:table-cell table:style-name="ce19" table:formula="of:=ROUND([.Z20]/([.$A$1]/[.$B$1])*([.$A$2]/[.$B$2]);0)" office:value-type="float" office:value="168" calcext:value-type="float">
            <text:p>168</text:p>
          </table:table-cell>
          <table:table-cell table:style-name="ce19" table:number-columns-repeated="2"/>
          <table:table-cell table:style-name="ce19" office:value-type="float" office:value="-2592" calcext:value-type="float">
            <text:p>-2592</text:p>
          </table:table-cell>
          <table:table-cell table:style-name="ce19" table:formula="of:=ROUND([.AD20]/([.$A$1]/[.$B$1])*([.$A$2]/[.$B$2]);0)" office:value-type="float" office:value="-935" calcext:value-type="float">
            <text:p>-935</text:p>
          </table:table-cell>
          <table:table-cell table:style-name="ce19" table:number-columns-repeated="2"/>
          <table:table-cell table:style-name="ce19" office:value-type="float" office:value="-2844" calcext:value-type="float">
            <text:p>-2844</text:p>
          </table:table-cell>
          <table:table-cell table:style-name="ce19" table:formula="of:=ROUND([.AH20]/([.$A$1]/[.$B$1])*([.$A$2]/[.$B$2]);0)" office:value-type="float" office:value="-1168" calcext:value-type="float">
            <text:p>-1168</text:p>
          </table:table-cell>
          <table:table-cell table:style-name="ce19" table:number-columns-repeated="16349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522" calcext:value-type="float">
            <text:p>522</text:p>
          </table:table-cell>
          <table:table-cell table:formula="of:=ROUND(-1*[.B19]/([.$A$1]/[.$B$1])*([.$A$2]/[.$B$2]);0)" office:value-type="float" office:value="138" calcext:value-type="float">
            <text:p>138</text:p>
          </table:table-cell>
          <table:table-cell table:number-columns-repeated="2"/>
          <table:table-cell office:value-type="float" office:value="6046" calcext:value-type="float">
            <text:p>6046</text:p>
          </table:table-cell>
          <table:table-cell table:formula="of:=ROUND(-1*[.F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7992" calcext:value-type="float">
            <text:p>7992</text:p>
          </table:table-cell>
          <table:table-cell table:formula="of:=ROUND(-1*[.J19]/([.$A$1]/[.$B$1])*([.$A$2]/[.$B$2]);0)" office:value-type="float" office:value="-20" calcext:value-type="float">
            <text:p>-20</text:p>
          </table:table-cell>
          <table:table-cell table:number-columns-repeated="2"/>
          <table:table-cell office:value-type="float" office:value="5490" calcext:value-type="float">
            <text:p>5490</text:p>
          </table:table-cell>
          <table:table-cell table:formula="of:=ROUND(-1*[.N19]/([.$A$1]/[.$B$1])*([.$A$2]/[.$B$2]);0)" office:value-type="float" office:value="-13" calcext:value-type="float">
            <text:p>-13</text:p>
          </table:table-cell>
          <table:table-cell table:number-columns-repeated="2"/>
          <table:table-cell office:value-type="float" office:value="4950" calcext:value-type="float">
            <text:p>4950</text:p>
          </table:table-cell>
          <table:table-cell table:formula="of:=ROUND(-1*[.R19]/([.$A$1]/[.$B$1])*([.$A$2]/[.$B$2]);0)" office:value-type="float" office:value="-6" calcext:value-type="float">
            <text:p>-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formula="of:=ROUND(-1*[.V19]/([.$A$1]/[.$B$1])*([.$A$2]/[.$B$2]);0)" office:value-type="float" office:value="3" calcext:value-type="float">
            <text:p>3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formula="of:=ROUND(-1*[.Z19]/([.$A$1]/[.$B$1])*([.$A$2]/[.$B$2]);0)" office:value-type="float" office:value="49" calcext:value-type="float">
            <text:p>49</text:p>
          </table:table-cell>
          <table:table-cell table:number-columns-repeated="2"/>
          <table:table-cell office:value-type="float" office:value="-16722" calcext:value-type="float">
            <text:p>-16722</text:p>
          </table:table-cell>
          <table:table-cell table:formula="of:=ROUND(-1*[.AD19]/([.$A$1]/[.$B$1])*([.$A$2]/[.$B$2]);0)" office:value-type="float" office:value="145" calcext:value-type="float">
            <text:p>145</text:p>
          </table:table-cell>
          <table:table-cell table:number-columns-repeated="2"/>
          <table:table-cell office:value-type="float" office:value="-20898" calcext:value-type="float">
            <text:p>-20898</text:p>
          </table:table-cell>
          <table:table-cell table:formula="of:=ROUND(-1*[.AH19]/([.$A$1]/[.$B$1])*([.$A$2]/[.$B$2]);0)" office:value-type="float" office:value="159" calcext:value-type="float">
            <text:p>159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3" table:formula="of:=SQRT(POWER(([.C18]-[.C15]);2)+POWER(([.C19]-[.C16]);2))" office:value-type="float" office:value="661.286624694618" calcext:value-type="float">
            <text:p>66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G18]-[.G15]);2)+POWER(([.G19]-[.G16]);2))" office:value-type="float" office:value="839.471857777258" calcext:value-type="float">
            <text:p>83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K18]-[.K15]);2)+POWER(([.K19]-[.K16]);2))" office:value-type="float" office:value="915.782725322988" calcext:value-type="float">
            <text:p>91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O18]-[.O15]);2)+POWER(([.O19]-[.O16]);2))" office:value-type="float" office:value="818.873006027186" calcext:value-type="float">
            <text:p>81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S18]-[.S15]);2)+POWER(([.S19]-[.S16]);2))" office:value-type="float" office:value="765.261393250698" calcext:value-type="float">
            <text:p>76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W18]-[.W15]);2)+POWER(([.W19]-[.W16]);2))" office:value-type="float" office:value="789.13180141216" calcext:value-type="float">
            <text:p>78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A18]-[.AA15]);2)+POWER(([.AA19]-[.AA16]);2))" office:value-type="float" office:value="1136.28253528777" calcext:value-type="float">
            <text:p>11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E18]-[.AE15]);2)+POWER(([.AE19]-[.AE16]);2))" office:value-type="float" office:value="686.187292216928" calcext:value-type="float">
            <text:p>68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I18]-[.AI15]);2)+POWER(([.AI19]-[.AI16]);2))" office:value-type="float" office:value="402.731920761193" calcext:value-type="float">
            <text:p>403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formula="of:=ROUND(ASIN(([.C20]-[.C17])/-[.C21]);4)" office:value-type="float" office:value="0.0166" calcext:value-type="float">
            <text:p>0,0166</text:p>
          </table:table-cell>
          <table:table-cell table:style-name="ce24" office:value-type="string" calcext:value-type="string">
            <text:p>Distance</text:p>
          </table:table-cell>
          <table:table-cell table:number-columns-repeated="2"/>
          <table:table-cell table:formula="of:=ROUND(ASIN(([.G20]-[.G17])/-[.G21]);4)" office:value-type="float" office:value="0.3249" calcext:value-type="float">
            <text:p>0,3249</text:p>
          </table:table-cell>
          <table:table-cell table:number-columns-repeated="3"/>
          <table:table-cell table:formula="of:=ROUND(ASIN(([.K20]-[.K17])/-[.K21]);4)" office:value-type="float" office:value="0.297" calcext:value-type="float">
            <text:p>0,297</text:p>
          </table:table-cell>
          <table:table-cell table:number-columns-repeated="3"/>
          <table:table-cell table:formula="of:=ROUND(ASIN(([.O20]-[.O17])/-[.O21]);4)" office:value-type="float" office:value="0.3244" calcext:value-type="float">
            <text:p>0,3244</text:p>
          </table:table-cell>
          <table:table-cell table:number-columns-repeated="3"/>
          <table:table-cell table:formula="of:=ROUND(ASIN(([.S20]-[.S17])/-[.S21]);4)" office:value-type="float" office:value="0.3383" calcext:value-type="float">
            <text:p>0,3383</text:p>
          </table:table-cell>
          <table:table-cell table:number-columns-repeated="3"/>
          <table:table-cell table:formula="of:=ROUND(ASIN(([.W20]-[.W17])/-[.W21]);4)" office:value-type="float" office:value="0.3398" calcext:value-type="float">
            <text:p>0,3398</text:p>
          </table:table-cell>
          <table:table-cell table:number-columns-repeated="3"/>
          <table:table-cell table:formula="of:=ROUND(ASIN(([.AA20]-[.AA17])/-[.AA21]);4)" office:value-type="float" office:value="0.1058" calcext:value-type="float">
            <text:p>0,1058</text:p>
          </table:table-cell>
          <table:table-cell table:number-columns-repeated="3"/>
          <table:table-cell table:formula="of:=ROUND(ASIN(([.AE20]-[.AE17])/-[.AE21]);4)" office:value-type="float" office:value="0.0437" calcext:value-type="float">
            <text:p>0,0437</text:p>
          </table:table-cell>
          <table:table-cell table:number-columns-repeated="3"/>
          <table:table-cell table:style-name="ce26" office:value-type="float" office:value="0.02" calcext:value-type="float">
            <text:p>0,02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17" table:formula="of:=ROUND(ASIN(([.C18]-[.C15])/([.C21]*COS([.C22])));4)" office:value-type="float" office:value="1.2159" calcext:value-type="float">
            <text:p>1,2159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2"/>
          <table:table-cell table:style-name="ce17" table:formula="of:=ROUND(ASIN(([.G18]-[.G15])/([.G21]*COS([.G22])));4)" office:value-type="float" office:value="0.271" calcext:value-type="float">
            <text:p>0,271</text:p>
          </table:table-cell>
          <table:table-cell table:number-columns-repeated="3"/>
          <table:table-cell table:style-name="ce17" table:formula="of:=ROUND(ASIN(([.K18]-[.K15])/([.K21]*COS([.K22])));4)" office:value-type="float" office:value="0.2339" calcext:value-type="float">
            <text:p>0,2339</text:p>
          </table:table-cell>
          <table:table-cell table:number-columns-repeated="3"/>
          <table:table-cell table:style-name="ce17" table:formula="of:=ROUND(ASIN(([.O18]-[.O15])/([.O21]*COS([.O22])));4)" office:value-type="float" office:value="-0.2447" calcext:value-type="float">
            <text:p>-0,2447</text:p>
          </table:table-cell>
          <table:table-cell table:number-columns-repeated="3"/>
          <table:table-cell table:style-name="ce17" table:formula="of:=ROUND(ASIN(([.S18]-[.S15])/([.S21]*COS([.S22])));4)" office:value-type="float" office:value="-0.2735" calcext:value-type="float">
            <text:p>-0,2735</text:p>
          </table:table-cell>
          <table:table-cell table:number-columns-repeated="3"/>
          <table:table-cell table:style-name="ce17" table:formula="of:=ROUND(ASIN(([.W18]-[.W15])/([.W21]*COS([.W22])));4)" office:value-type="float" office:value="-0.4491" calcext:value-type="float">
            <text:p>-0,4491</text:p>
          </table:table-cell>
          <table:table-cell table:number-columns-repeated="3"/>
          <table:table-cell table:style-name="ce17" table:formula="of:=ROUND(ASIN(([.AA18]-[.AA15])/([.AA21]*COS([.AA22])));4)" office:value-type="float" office:value="-0.244" calcext:value-type="float">
            <text:p>-0,244</text:p>
          </table:table-cell>
          <table:table-cell table:number-columns-repeated="3"/>
          <table:table-cell table:style-name="ce17" table:formula="of:=-ROUND(ACOS(([.AE19]-[.AE16])/([.AE21]*COS([.AE22])));4)" office:value-type="float" office:value="-2.8521" calcext:value-type="float">
            <text:p>-2,8521</text:p>
          </table:table-cell>
          <table:table-cell table:number-columns-repeated="3"/>
          <table:table-cell table:style-name="ce17" table:formula="of:=-ROUND(ACOS(([.AI19]-[.AI16])/([.AI21]*COS([.AI22])));4)" office:value-type="float" office:value="-2.3125" calcext:value-type="float">
            <text:p>-2,3125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15" table:formula="of:=[.C15]+ROUND([.$D$23]*SIN([.C$23])*COS([.C$22]);0)" office:value-type="float" office:value="5318" calcext:value-type="float">
            <text:p>5318</text:p>
          </table:table-cell>
          <table:table-cell table:number-columns-repeated="3"/>
          <table:table-cell table:style-name="ce15" table:formula="of:=[.G15]+ROUND([.$D$23]*SIN([.G$23])*COS([.G$22]);0)" office:value-type="float" office:value="1856" calcext:value-type="float">
            <text:p>1856</text:p>
          </table:table-cell>
          <table:table-cell table:number-columns-repeated="3"/>
          <table:table-cell table:style-name="ce15" table:formula="of:=[.K15]+ROUND([.$D$23]*SIN([.K$23])*COS([.K$22]);0)" office:value-type="float" office:value="1254" calcext:value-type="float">
            <text:p>1254</text:p>
          </table:table-cell>
          <table:table-cell table:number-columns-repeated="3"/>
          <table:table-cell table:style-name="ce15" table:formula="of:=[.O15]+ROUND([.$D$23]*SIN([.O$23])*COS([.O$22]);0)" office:value-type="float" office:value="-1215" calcext:value-type="float">
            <text:p>-1215</text:p>
          </table:table-cell>
          <table:table-cell table:number-columns-repeated="3"/>
          <table:table-cell table:style-name="ce15" table:formula="of:=[.S15]+ROUND([.$D$23]*SIN([.S$23])*COS([.S$22]);0)" office:value-type="float" office:value="-1796" calcext:value-type="float">
            <text:p>-1796</text:p>
          </table:table-cell>
          <table:table-cell table:number-columns-repeated="3"/>
          <table:table-cell table:style-name="ce15" table:formula="of:=[.W15]+ROUND([.$D$23]*SIN([.W$23])*COS([.W$22]);0)" office:value-type="float" office:value="-2883" calcext:value-type="float">
            <text:p>-2883</text:p>
          </table:table-cell>
          <table:table-cell table:number-columns-repeated="3"/>
          <table:table-cell table:style-name="ce15" table:formula="of:=[.AA15]+ROUND([.$D$23]*SIN([.AA$23])*COS([.AA$22]);0)" office:value-type="float" office:value="-2074" calcext:value-type="float">
            <text:p>-2074</text:p>
          </table:table-cell>
          <table:table-cell table:number-columns-repeated="3"/>
          <table:table-cell table:style-name="ce15" table:formula="of:=[.AE15]+ROUND([.$D$23]*SIN([.AE$23])*COS([.AE$22]);0)" office:value-type="float" office:value="-2282" calcext:value-type="float">
            <text:p>-2282</text:p>
          </table:table-cell>
          <table:table-cell table:number-columns-repeated="3"/>
          <table:table-cell table:style-name="ce26" office:value-type="float" office:value="-4191" calcext:value-type="float">
            <text:p>-419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16" table:formula="of:=[.C16]+ROUND([.$D$23]*COS([.C$23])*COS([.C$22]);0)" office:value-type="float" office:value="1536" calcext:value-type="float">
            <text:p>1536</text:p>
          </table:table-cell>
          <table:table-cell table:number-columns-repeated="3"/>
          <table:table-cell table:style-name="ce16" table:formula="of:=[.G16]+ROUND([.$D$23]*COS([.G$23])*COS([.G$22]);0)" office:value-type="float" office:value="4091" calcext:value-type="float">
            <text:p>4091</text:p>
          </table:table-cell>
          <table:table-cell table:number-columns-repeated="3"/>
          <table:table-cell table:style-name="ce16" table:formula="of:=[.K16]+ROUND([.$D$23]*COS([.K$23])*COS([.K$22]);0)" office:value-type="float" office:value="4205" calcext:value-type="float">
            <text:p>4205</text:p>
          </table:table-cell>
          <table:table-cell table:number-columns-repeated="3"/>
          <table:table-cell table:style-name="ce16" table:formula="of:=[.O16]+ROUND([.$D$23]*COS([.O$23])*COS([.O$22]);0)" office:value-type="float" office:value="4108" calcext:value-type="float">
            <text:p>4108</text:p>
          </table:table-cell>
          <table:table-cell table:number-columns-repeated="3"/>
          <table:table-cell table:style-name="ce16" table:formula="of:=[.S16]+ROUND([.$D$23]*COS([.S$23])*COS([.S$22]);0)" office:value-type="float" office:value="4078" calcext:value-type="float">
            <text:p>4078</text:p>
          </table:table-cell>
          <table:table-cell table:number-columns-repeated="3"/>
          <table:table-cell table:style-name="ce16" table:formula="of:=[.W16]+ROUND([.$D$23]*COS([.W$23])*COS([.W$22]);0)" office:value-type="float" office:value="3672" calcext:value-type="float">
            <text:p>3672</text:p>
          </table:table-cell>
          <table:table-cell table:number-columns-repeated="3"/>
          <table:table-cell table:style-name="ce16" table:formula="of:=[.AA16]+ROUND([.$D$23]*COS([.AA$23])*COS([.AA$22]);0)" office:value-type="float" office:value="3890" calcext:value-type="float">
            <text:p>3890</text:p>
          </table:table-cell>
          <table:table-cell table:number-columns-repeated="3"/>
          <table:table-cell table:style-name="ce16" table:formula="of:=[.AE16]+ROUND([.$D$23]*COS([.AE$23])*COS([.AE$22]);0)" office:value-type="float" office:value="-5065" calcext:value-type="float">
            <text:p>-5065</text:p>
          </table:table-cell>
          <table:table-cell table:number-columns-repeated="3"/>
          <table:table-cell table:style-name="ce26" office:value-type="float" office:value="-4070" calcext:value-type="float">
            <text:p>-4070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17" table:formula="of:=[.C17]-ROUND([.$D$23]*SIN([.C$22]);0)" office:value-type="float" office:value="66" calcext:value-type="float">
            <text:p>66</text:p>
          </table:table-cell>
          <table:table-cell table:number-columns-repeated="3"/>
          <table:table-cell table:style-name="ce17" table:formula="of:=[.G17]-ROUND([.$D$23]*SIN([.G$22]);0)" office:value-type="float" office:value="-1348" calcext:value-type="float">
            <text:p>-1348</text:p>
          </table:table-cell>
          <table:table-cell table:number-columns-repeated="3"/>
          <table:table-cell table:style-name="ce17" table:formula="of:=[.K17]-ROUND([.$D$23]*SIN([.K$22]);0)" office:value-type="float" office:value="-1215" calcext:value-type="float">
            <text:p>-1215</text:p>
          </table:table-cell>
          <table:table-cell table:number-columns-repeated="3"/>
          <table:table-cell table:style-name="ce17" table:formula="of:=[.O17]-ROUND([.$D$23]*SIN([.O$22]);0)" office:value-type="float" office:value="-1346" calcext:value-type="float">
            <text:p>-1346</text:p>
          </table:table-cell>
          <table:table-cell table:number-columns-repeated="3"/>
          <table:table-cell table:style-name="ce17" table:formula="of:=[.S17]-ROUND([.$D$23]*SIN([.S$22]);0)" office:value-type="float" office:value="-1411" calcext:value-type="float">
            <text:p>-1411</text:p>
          </table:table-cell>
          <table:table-cell table:number-columns-repeated="3"/>
          <table:table-cell table:style-name="ce17" table:formula="of:=[.W17]-ROUND([.$D$23]*SIN([.W$22]);0)" office:value-type="float" office:value="-1400" calcext:value-type="float">
            <text:p>-1400</text:p>
          </table:table-cell>
          <table:table-cell table:number-columns-repeated="3"/>
          <table:table-cell table:style-name="ce17" table:formula="of:=[.AA17]-ROUND([.$D$23]*SIN([.AA$22]);0)" office:value-type="float" office:value="-359" calcext:value-type="float">
            <text:p>-359</text:p>
          </table:table-cell>
          <table:table-cell table:number-columns-repeated="3"/>
          <table:table-cell table:style-name="ce17" table:formula="of:=[.AE17]-ROUND([.$D$23]*SIN([.AE$22]);0)" office:value-type="float" office:value="-43" calcext:value-type="float">
            <text:p>-43</text:p>
          </table:table-cell>
          <table:table-cell table:number-columns-repeated="3"/>
          <table:table-cell table:style-name="ce26" office:value-type="float" office:value="9" calcext:value-type="float">
            <text:p>9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21" office:value-type="float" office:value="200" calcext:value-type="float">
            <text:p>200</text:p>
          </table:table-cell>
          <table:table-cell/>
          <table:table-cell table:formula="of:=ROUND([.B28]/[.$D$23];5)" office:value-type="float" office:value="0.04" calcext:value-type="float">
            <text:p>0,04</text:p>
          </table:table-cell>
          <table:table-cell/>
          <table:table-cell table:style-name="ce21" office:value-type="float" office:value="140" calcext:value-type="float">
            <text:p>140</text:p>
          </table:table-cell>
          <table:table-cell table:style-name="ce17"/>
          <table:table-cell table:formula="of:=ROUND([.F28]/[.$D$23];5)" office:value-type="float" office:value="0.028" calcext:value-type="float">
            <text:p>0,028</text:p>
          </table:table-cell>
          <table:table-cell/>
          <table:table-cell table:style-name="ce21" office:value-type="float" office:value="100" calcext:value-type="float">
            <text:p>100</text:p>
          </table:table-cell>
          <table:table-cell table:style-name="ce17"/>
          <table:table-cell table:formula="of:=ROUND([.J28]/[.$D$23];5)" office:value-type="float" office:value="0.02" calcext:value-type="float">
            <text:p>0,02</text:p>
          </table:table-cell>
          <table:table-cell/>
          <table:table-cell table:style-name="ce21" office:value-type="float" office:value="90" calcext:value-type="float">
            <text:p>90</text:p>
          </table:table-cell>
          <table:table-cell table:style-name="ce17"/>
          <table:table-cell table:formula="of:=ROUND([.N28]/[.$D$23];5)" office:value-type="float" office:value="0.018" calcext:value-type="float">
            <text:p>0,018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17"/>
          <table:table-cell table:formula="of:=ROUND([.R28]/[.$D$23];5)" office:value-type="float" office:value="0.004" calcext:value-type="float">
            <text:p>0,004</text:p>
          </table:table-cell>
          <table:table-cell/>
          <table:table-cell table:style-name="ce21" office:value-type="float" office:value="100" calcext:value-type="float">
            <text:p>100</text:p>
          </table:table-cell>
          <table:table-cell table:style-name="ce17"/>
          <table:table-cell table:formula="of:=ROUND([.V28]/[.$D$23];5)" office:value-type="float" office:value="0.02" calcext:value-type="float">
            <text:p>0,02</text:p>
          </table:table-cell>
          <table:table-cell/>
          <table:table-cell table:style-name="ce21"/>
          <table:table-cell table:style-name="ce17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2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1 X</text:p>
          </table:table-cell>
          <table:table-cell office:value-type="float" office:value="100" calcext:value-type="float">
            <text:p>100</text:p>
          </table:table-cell>
          <table:table-cell table:formula="of:=[.C$15]+ROUND([.B28]*SIN([.C$23])*COS([.C$22]);0)" office:value-type="float" office:value="818" calcext:value-type="float">
            <text:p>818</text:p>
          </table:table-cell>
          <table:table-cell table:number-columns-repeated="3"/>
          <table:table-cell table:formula="of:=[.G$15]+ROUND([.F28]*SIN([.G$23])*COS([.G$22]);0)" office:value-type="float" office:value="624" calcext:value-type="float">
            <text:p>624</text:p>
          </table:table-cell>
          <table:table-cell table:number-columns-repeated="3"/>
          <table:table-cell table:formula="of:=[.K$15]+ROUND([.J28]*SIN([.K$23])*COS([.K$22]);0)" office:value-type="float" office:value="168" calcext:value-type="float">
            <text:p>168</text:p>
          </table:table-cell>
          <table:table-cell table:number-columns-repeated="3"/>
          <table:table-cell table:formula="of:=[.O$15]+ROUND([.N28]*SIN([.O$23])*COS([.O$22]);0)" office:value-type="float" office:value="-88" calcext:value-type="float">
            <text:p>-88</text:p>
          </table:table-cell>
          <table:table-cell table:number-columns-repeated="3"/>
          <table:table-cell table:formula="of:=[.S$15]+ROUND([.R28]*SIN([.S$23])*COS([.S$22]);0)" office:value-type="float" office:value="-527" calcext:value-type="float">
            <text:p>-527</text:p>
          </table:table-cell>
          <table:table-cell table:number-columns-repeated="3"/>
          <table:table-cell table:formula="of:=[.W$15]+ROUND([.V28]*SIN([.W$23])*COS([.W$22]);0)" office:value-type="float" office:value="-877" calcext:value-type="float">
            <text:p>-877</text:p>
          </table:table-cell>
          <table:table-cell table:number-columns-repeated="3"/>
          <table:table-cell table:formula="of:=[.AA$15]+ROUND([.Z2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2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2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7"/>
          <table:table-cell table:style-name="ce17" table:formula="of:=[.C$16]+ROUND([.B28]*COS([.C$23])*COS([.C$22]);0)" office:value-type="float" office:value="-132" calcext:value-type="float">
            <text:p>-132</text:p>
          </table:table-cell>
          <table:table-cell table:style-name="ce17"/>
          <table:table-cell/>
          <table:table-cell table:style-name="ce17"/>
          <table:table-cell table:style-name="ce17" table:formula="of:=[.G$16]+ROUND([.F28]*COS([.G$23])*COS([.G$22]);0)" office:value-type="float" office:value="-346" calcext:value-type="float">
            <text:p>-346</text:p>
          </table:table-cell>
          <table:table-cell table:style-name="ce17"/>
          <table:table-cell/>
          <table:table-cell table:style-name="ce17"/>
          <table:table-cell table:style-name="ce17" table:formula="of:=[.K$16]+ROUND([.J28]*COS([.K$23])*COS([.K$22]);0)" office:value-type="float" office:value="-353" calcext:value-type="float">
            <text:p>-353</text:p>
          </table:table-cell>
          <table:table-cell table:style-name="ce17"/>
          <table:table-cell/>
          <table:table-cell table:style-name="ce17"/>
          <table:table-cell table:style-name="ce17" table:formula="of:=[.O$16]+ROUND([.N28]*COS([.O$23])*COS([.O$22]);0)" office:value-type="float" office:value="-407" calcext:value-type="float">
            <text:p>-407</text:p>
          </table:table-cell>
          <table:table-cell table:style-name="ce17"/>
          <table:table-cell/>
          <table:table-cell table:style-name="ce17"/>
          <table:table-cell table:style-name="ce17" table:formula="of:=[.S$16]+ROUND([.R28]*COS([.S$23])*COS([.S$22]);0)" office:value-type="float" office:value="-445" calcext:value-type="float">
            <text:p>-445</text:p>
          </table:table-cell>
          <table:table-cell table:style-name="ce17"/>
          <table:table-cell/>
          <table:table-cell table:style-name="ce17"/>
          <table:table-cell table:style-name="ce17" table:formula="of:=[.W$16]+ROUND([.V28]*COS([.W$23])*COS([.W$22]);0)" office:value-type="float" office:value="-490" calcext:value-type="float">
            <text:p>-490</text:p>
          </table:table-cell>
          <table:table-cell table:style-name="ce17"/>
          <table:table-cell/>
          <table:table-cell table:style-name="ce17"/>
          <table:table-cell table:style-name="ce17" table:formula="of:=[.AA$16]+ROUND([.Z28]*COS([.AA$23])*COS([.AA$22]);0)" office:value-type="float" office:value="-935" calcext:value-type="float">
            <text:p>-935</text:p>
          </table:table-cell>
          <table:table-cell table:style-name="ce17"/>
          <table:table-cell/>
          <table:table-cell table:style-name="ce17"/>
          <table:table-cell table:style-name="ce17" table:formula="of:=[.AE$16]+ROUND([.AD28]*COS([.AE$23])*COS([.AE$22]);0)" office:value-type="float" office:value="-278" calcext:value-type="float">
            <text:p>-278</text:p>
          </table:table-cell>
          <table:table-cell table:style-name="ce17"/>
          <table:table-cell/>
          <table:table-cell table:style-name="ce17"/>
          <table:table-cell table:style-name="ce17" table:formula="of:=[.AI$16]+ROUND([.AH28]*COS([.AI$23])*COS([.AI$22]);0)" office:value-type="float" office:value="-896" calcext:value-type="float">
            <text:p>-896</text:p>
          </table:table-cell>
          <table:table-cell table:style-name="ce17"/>
          <table:table-cell table:number-columns-repeated="16348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7"/>
          <table:table-cell table:style-name="ce17" table:formula="of:=[.C$17]-ROUND([.B28]*SIN([.C$22]);0)" office:value-type="float" office:value="146" calcext:value-type="float">
            <text:p>146</text:p>
          </table:table-cell>
          <table:table-cell table:style-name="ce17"/>
          <table:table-cell/>
          <table:table-cell table:style-name="ce17"/>
          <table:table-cell table:style-name="ce17" table:formula="of:=[.G$17]-ROUND([.F28]*SIN([.G$22]);0)" office:value-type="float" office:value="203" calcext:value-type="float">
            <text:p>203</text:p>
          </table:table-cell>
          <table:table-cell table:style-name="ce17"/>
          <table:table-cell/>
          <table:table-cell table:style-name="ce17"/>
          <table:table-cell table:style-name="ce17" table:formula="of:=[.K$17]-ROUND([.J28]*SIN([.K$22]);0)" office:value-type="float" office:value="219" calcext:value-type="float">
            <text:p>219</text:p>
          </table:table-cell>
          <table:table-cell table:style-name="ce17"/>
          <table:table-cell/>
          <table:table-cell table:style-name="ce17"/>
          <table:table-cell table:style-name="ce17" table:formula="of:=[.O$17]-ROUND([.N28]*SIN([.O$22]);0)" office:value-type="float" office:value="219" calcext:value-type="float">
            <text:p>219</text:p>
          </table:table-cell>
          <table:table-cell table:style-name="ce17"/>
          <table:table-cell/>
          <table:table-cell table:style-name="ce17"/>
          <table:table-cell table:style-name="ce17" table:formula="of:=[.S$17]-ROUND([.R28]*SIN([.S$22]);0)" office:value-type="float" office:value="241" calcext:value-type="float">
            <text:p>241</text:p>
          </table:table-cell>
          <table:table-cell table:style-name="ce17"/>
          <table:table-cell/>
          <table:table-cell table:style-name="ce17"/>
          <table:table-cell table:style-name="ce17" table:formula="of:=[.W$17]-ROUND([.V28]*SIN([.W$22]);0)" office:value-type="float" office:value="233" calcext:value-type="float">
            <text:p>233</text:p>
          </table:table-cell>
          <table:table-cell table:style-name="ce17"/>
          <table:table-cell/>
          <table:table-cell table:style-name="ce17"/>
          <table:table-cell table:style-name="ce17" table:formula="of:=[.AA$17]-ROUND([.Z28]*SIN([.AA$22]);0)" office:value-type="float" office:value="169" calcext:value-type="float">
            <text:p>169</text:p>
          </table:table-cell>
          <table:table-cell table:style-name="ce17"/>
          <table:table-cell/>
          <table:table-cell table:style-name="ce17"/>
          <table:table-cell table:style-name="ce17" table:formula="of:=[.AE$17]-ROUND([.AD28]*SIN([.AE$22]);0)" office:value-type="float" office:value="175" calcext:value-type="float">
            <text:p>175</text:p>
          </table:table-cell>
          <table:table-cell table:style-name="ce17"/>
          <table:table-cell/>
          <table:table-cell table:style-name="ce17"/>
          <table:table-cell table:style-name="ce17" table:formula="of:=[.AI$17]-ROUND([.AH28]*SIN([.AI$22]);0)" office:value-type="float" office:value="114" calcext:value-type="float">
            <text:p>114</text:p>
          </table:table-cell>
          <table:table-cell table:style-name="ce17"/>
          <table:table-cell table:number-columns-repeated="16348"/>
        </table:table-row>
        <table:table-row table:style-name="ro1">
          <table:table-cell table:style-name="ce17" table:number-columns-repeated="4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 table:number-columns-repeated="16348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21"/>
          <table:table-cell table:style-name="ce17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21" office:value-type="float" office:value="760" calcext:value-type="float">
            <text:p>760</text:p>
          </table:table-cell>
          <table:table-cell table:style-name="ce17"/>
          <table:table-cell table:formula="of:=ROUND([.F33]/[.$D$23];5)" office:value-type="float" office:value="0.152" calcext:value-type="float">
            <text:p>0,152</text:p>
          </table:table-cell>
          <table:table-cell/>
          <table:table-cell table:style-name="ce21" office:value-type="float" office:value="780" calcext:value-type="float">
            <text:p>780</text:p>
          </table:table-cell>
          <table:table-cell table:style-name="ce17"/>
          <table:table-cell table:formula="of:=ROUND([.J33]/[.$D$23];5)" office:value-type="float" office:value="0.156" calcext:value-type="float">
            <text:p>0,156</text:p>
          </table:table-cell>
          <table:table-cell/>
          <table:table-cell table:style-name="ce21"/>
          <table:table-cell table:style-name="ce17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3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G$15]+ROUND([.F33]*SIN([.G$23])*COS([.G$22]);0)" office:value-type="float" office:value="781" calcext:value-type="float">
            <text:p>78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K$15]+ROUND([.J33]*SIN([.K$23])*COS([.K$22]);0)" office:value-type="float" office:value="319" calcext:value-type="float">
            <text:p>319</text:p>
          </table:table-cell>
          <table:table-cell table:number-columns-repeated="3"/>
          <table:table-cell table:formula="of:=[.O$15]+ROUND([.N3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7"/>
          <table:table-cell table:style-name="ce17" table:formula="of:=[.C$16]+ROUND([.B33]*COS([.C$23])*COS([.C$22]);0)" office:value-type="float" office:value="-201" calcext:value-type="float">
            <text:p>-201</text:p>
          </table:table-cell>
          <table:table-cell table:style-name="ce17"/>
          <table:table-cell/>
          <table:table-cell table:style-name="ce17"/>
          <table:table-cell table:style-name="ce17" table:formula="of:=[.G$16]+ROUND([.F33]*COS([.G$23])*COS([.G$22]);0)" office:value-type="float" office:value="220" calcext:value-type="float">
            <text:p>220</text:p>
          </table:table-cell>
          <table:table-cell table:style-name="ce17"/>
          <table:table-cell/>
          <table:table-cell table:style-name="ce17"/>
          <table:table-cell table:style-name="ce17" table:formula="of:=[.K$16]+ROUND([.J33]*COS([.K$23])*COS([.K$22]);0)" office:value-type="float" office:value="280" calcext:value-type="float">
            <text:p>280</text:p>
          </table:table-cell>
          <table:table-cell table:style-name="ce17"/>
          <table:table-cell/>
          <table:table-cell table:style-name="ce17"/>
          <table:table-cell table:style-name="ce17" table:formula="of:=[.O$16]+ROUND([.N33]*COS([.O$23])*COS([.O$22]);0)" office:value-type="float" office:value="-490" calcext:value-type="float">
            <text:p>-490</text:p>
          </table:table-cell>
          <table:table-cell table:style-name="ce17"/>
          <table:table-cell/>
          <table:table-cell table:style-name="ce17"/>
          <table:table-cell table:style-name="ce17" table:formula="of:=[.S$16]+ROUND([.R33]*COS([.S$23])*COS([.S$22]);0)" office:value-type="float" office:value="-463" calcext:value-type="float">
            <text:p>-463</text:p>
          </table:table-cell>
          <table:table-cell table:style-name="ce17"/>
          <table:table-cell/>
          <table:table-cell table:style-name="ce17"/>
          <table:table-cell table:style-name="ce17" table:formula="of:=[.W$16]+ROUND([.V33]*COS([.W$23])*COS([.W$22]);0)" office:value-type="float" office:value="-575" calcext:value-type="float">
            <text:p>-575</text:p>
          </table:table-cell>
          <table:table-cell table:style-name="ce17"/>
          <table:table-cell/>
          <table:table-cell table:style-name="ce17"/>
          <table:table-cell table:style-name="ce17" table:formula="of:=[.AA$16]+ROUND([.Z33]*COS([.AA$23])*COS([.AA$22]);0)" office:value-type="float" office:value="-935" calcext:value-type="float">
            <text:p>-935</text:p>
          </table:table-cell>
          <table:table-cell table:style-name="ce17"/>
          <table:table-cell/>
          <table:table-cell table:style-name="ce17"/>
          <table:table-cell table:style-name="ce17" table:formula="of:=[.AE$16]+ROUND([.AD33]*COS([.AE$23])*COS([.AE$22]);0)" office:value-type="float" office:value="-278" calcext:value-type="float">
            <text:p>-278</text:p>
          </table:table-cell>
          <table:table-cell table:style-name="ce17"/>
          <table:table-cell/>
          <table:table-cell table:style-name="ce17"/>
          <table:table-cell table:style-name="ce17" table:formula="of:=[.AI$16]+ROUND([.AH33]*COS([.AI$23])*COS([.AI$22]);0)" office:value-type="float" office:value="-896" calcext:value-type="float">
            <text:p>-896</text:p>
          </table:table-cell>
          <table:table-cell table:style-name="ce17"/>
          <table:table-cell table:number-columns-repeated="16348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7"/>
          <table:table-cell table:style-name="ce17" table:formula="of:=[.C$17]-ROUND([.B33]*SIN([.C$22]);0)" office:value-type="float" office:value="149" calcext:value-type="float">
            <text:p>149</text:p>
          </table:table-cell>
          <table:table-cell table:style-name="ce17"/>
          <table:table-cell/>
          <table:table-cell table:style-name="ce17"/>
          <table:table-cell table:style-name="ce17" table:formula="of:=[.G$17]-ROUND([.F33]*SIN([.G$22]);0)" office:value-type="float" office:value="5" calcext:value-type="float">
            <text:p>5</text:p>
          </table:table-cell>
          <table:table-cell table:style-name="ce17"/>
          <table:table-cell/>
          <table:table-cell table:style-name="ce17"/>
          <table:table-cell table:style-name="ce17" table:formula="of:=[.K$17]-ROUND([.J33]*SIN([.K$22]);0)" office:value-type="float" office:value="20" calcext:value-type="float">
            <text:p>20</text:p>
          </table:table-cell>
          <table:table-cell table:style-name="ce17"/>
          <table:table-cell/>
          <table:table-cell table:style-name="ce17"/>
          <table:table-cell table:style-name="ce17" table:formula="of:=[.O$17]-ROUND([.N33]*SIN([.O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S$17]-ROUND([.R33]*SIN([.S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W$17]-ROUND([.V33]*SIN([.W$22]);0)" office:value-type="float" office:value="266" calcext:value-type="float">
            <text:p>266</text:p>
          </table:table-cell>
          <table:table-cell table:style-name="ce17"/>
          <table:table-cell/>
          <table:table-cell table:style-name="ce17"/>
          <table:table-cell table:style-name="ce17" table:formula="of:=[.AA$17]-ROUND([.Z33]*SIN([.AA$22]);0)" office:value-type="float" office:value="169" calcext:value-type="float">
            <text:p>169</text:p>
          </table:table-cell>
          <table:table-cell table:style-name="ce17"/>
          <table:table-cell/>
          <table:table-cell table:style-name="ce17"/>
          <table:table-cell table:style-name="ce17" table:formula="of:=[.AE$17]-ROUND([.AD33]*SIN([.AE$22]);0)" office:value-type="float" office:value="175" calcext:value-type="float">
            <text:p>175</text:p>
          </table:table-cell>
          <table:table-cell table:style-name="ce17"/>
          <table:table-cell/>
          <table:table-cell table:style-name="ce17"/>
          <table:table-cell table:style-name="ce17" table:formula="of:=[.AI$17]-ROUND([.AH33]*SIN([.AI$22]);0)" office:value-type="float" office:value="114" calcext:value-type="float">
            <text:p>114</text:p>
          </table:table-cell>
          <table:table-cell table:style-name="ce17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21"/>
          <table:table-cell table:style-name="ce17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21" office:value-type="float" office:value="720" calcext:value-type="float">
            <text:p>720</text:p>
          </table:table-cell>
          <table:table-cell table:style-name="ce17"/>
          <table:table-cell table:formula="of:=ROUND([.F38]/[.$D$23];5)" office:value-type="float" office:value="0.144" calcext:value-type="float">
            <text:p>0,144</text:p>
          </table:table-cell>
          <table:table-cell/>
          <table:table-cell table:style-name="ce21" office:value-type="float" office:value="740" calcext:value-type="float">
            <text:p>740</text:p>
          </table:table-cell>
          <table:table-cell table:style-name="ce17"/>
          <table:table-cell table:formula="of:=ROUND([.J38]/[.$D$23];5)" office:value-type="float" office:value="0.148" calcext:value-type="float">
            <text:p>0,148</text:p>
          </table:table-cell>
          <table:table-cell/>
          <table:table-cell table:style-name="ce21"/>
          <table:table-cell table:style-name="ce17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38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630" calcext:value-type="float">
            <text:p>63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G$15]+ROUND([.F38]*SIN([.G$23])*COS([.G$22]);0)" office:value-type="float" office:value="771" calcext:value-type="float">
            <text:p>771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K$15]+ROUND([.J38]*SIN([.K$23])*COS([.K$22]);0)" office:value-type="float" office:value="310" calcext:value-type="float">
            <text:p>310</text:p>
          </table:table-cell>
          <table:table-cell table:number-columns-repeated="3"/>
          <table:table-cell table:formula="of:=[.O$15]+ROUND([.N38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38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38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38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38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38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7"/>
          <table:table-cell table:style-name="ce17" table:formula="of:=[.C$16]+ROUND([.B38]*COS([.C$23])*COS([.C$22]);0)" office:value-type="float" office:value="-201" calcext:value-type="float">
            <text:p>-201</text:p>
          </table:table-cell>
          <table:table-cell table:style-name="ce17"/>
          <table:table-cell/>
          <table:table-cell table:style-name="ce17"/>
          <table:table-cell table:style-name="ce17" table:formula="of:=[.G$16]+ROUND([.F38]*COS([.G$23])*COS([.G$22]);0)" office:value-type="float" office:value="183" calcext:value-type="float">
            <text:p>183</text:p>
          </table:table-cell>
          <table:table-cell table:style-name="ce17"/>
          <table:table-cell/>
          <table:table-cell table:style-name="ce17"/>
          <table:table-cell table:style-name="ce17" table:formula="of:=[.K$16]+ROUND([.J38]*COS([.K$23])*COS([.K$22]);0)" office:value-type="float" office:value="242" calcext:value-type="float">
            <text:p>242</text:p>
          </table:table-cell>
          <table:table-cell table:style-name="ce17"/>
          <table:table-cell/>
          <table:table-cell table:style-name="ce17"/>
          <table:table-cell table:style-name="ce17" table:formula="of:=[.O$16]+ROUND([.N38]*COS([.O$23])*COS([.O$22]);0)" office:value-type="float" office:value="-490" calcext:value-type="float">
            <text:p>-490</text:p>
          </table:table-cell>
          <table:table-cell table:style-name="ce17"/>
          <table:table-cell/>
          <table:table-cell table:style-name="ce17"/>
          <table:table-cell table:style-name="ce17" table:formula="of:=[.S$16]+ROUND([.R38]*COS([.S$23])*COS([.S$22]);0)" office:value-type="float" office:value="-463" calcext:value-type="float">
            <text:p>-463</text:p>
          </table:table-cell>
          <table:table-cell table:style-name="ce17"/>
          <table:table-cell/>
          <table:table-cell table:style-name="ce17"/>
          <table:table-cell table:style-name="ce17" table:formula="of:=[.W$16]+ROUND([.V38]*COS([.W$23])*COS([.W$22]);0)" office:value-type="float" office:value="-575" calcext:value-type="float">
            <text:p>-575</text:p>
          </table:table-cell>
          <table:table-cell table:style-name="ce17"/>
          <table:table-cell/>
          <table:table-cell table:style-name="ce17"/>
          <table:table-cell table:style-name="ce17" table:formula="of:=[.AA$16]+ROUND([.Z38]*COS([.AA$23])*COS([.AA$22]);0)" office:value-type="float" office:value="-935" calcext:value-type="float">
            <text:p>-935</text:p>
          </table:table-cell>
          <table:table-cell table:style-name="ce17"/>
          <table:table-cell/>
          <table:table-cell table:style-name="ce17"/>
          <table:table-cell table:style-name="ce17" table:formula="of:=[.AE$16]+ROUND([.AD38]*COS([.AE$23])*COS([.AE$22]);0)" office:value-type="float" office:value="-278" calcext:value-type="float">
            <text:p>-278</text:p>
          </table:table-cell>
          <table:table-cell table:style-name="ce17"/>
          <table:table-cell/>
          <table:table-cell table:style-name="ce17"/>
          <table:table-cell table:style-name="ce17" table:formula="of:=[.AI$16]+ROUND([.AH38]*COS([.AI$23])*COS([.AI$22]);0)" office:value-type="float" office:value="-896" calcext:value-type="float">
            <text:p>-896</text:p>
          </table:table-cell>
          <table:table-cell table:style-name="ce17"/>
          <table:table-cell table:number-columns-repeated="16348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7"/>
          <table:table-cell table:style-name="ce17" table:formula="of:=[.C$17]-ROUND([.B38]*SIN([.C$22]);0)" office:value-type="float" office:value="149" calcext:value-type="float">
            <text:p>149</text:p>
          </table:table-cell>
          <table:table-cell table:style-name="ce17"/>
          <table:table-cell/>
          <table:table-cell table:style-name="ce17"/>
          <table:table-cell table:style-name="ce17" table:formula="of:=[.G$17]-ROUND([.F38]*SIN([.G$22]);0)" office:value-type="float" office:value="18" calcext:value-type="float">
            <text:p>18</text:p>
          </table:table-cell>
          <table:table-cell table:style-name="ce17"/>
          <table:table-cell/>
          <table:table-cell table:style-name="ce17"/>
          <table:table-cell table:style-name="ce17" table:formula="of:=[.K$17]-ROUND([.J38]*SIN([.K$22]);0)" office:value-type="float" office:value="31" calcext:value-type="float">
            <text:p>31</text:p>
          </table:table-cell>
          <table:table-cell table:style-name="ce17"/>
          <table:table-cell/>
          <table:table-cell table:style-name="ce17"/>
          <table:table-cell table:style-name="ce17" table:formula="of:=[.O$17]-ROUND([.N38]*SIN([.O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S$17]-ROUND([.R38]*SIN([.S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W$17]-ROUND([.V38]*SIN([.W$22]);0)" office:value-type="float" office:value="266" calcext:value-type="float">
            <text:p>266</text:p>
          </table:table-cell>
          <table:table-cell table:style-name="ce17"/>
          <table:table-cell/>
          <table:table-cell table:style-name="ce17"/>
          <table:table-cell table:style-name="ce17" table:formula="of:=[.AA$17]-ROUND([.Z38]*SIN([.AA$22]);0)" office:value-type="float" office:value="169" calcext:value-type="float">
            <text:p>169</text:p>
          </table:table-cell>
          <table:table-cell table:style-name="ce17"/>
          <table:table-cell/>
          <table:table-cell table:style-name="ce17"/>
          <table:table-cell table:style-name="ce17" table:formula="of:=[.AE$17]-ROUND([.AD38]*SIN([.AE$22]);0)" office:value-type="float" office:value="175" calcext:value-type="float">
            <text:p>175</text:p>
          </table:table-cell>
          <table:table-cell table:style-name="ce17"/>
          <table:table-cell/>
          <table:table-cell table:style-name="ce17"/>
          <table:table-cell table:style-name="ce17" table:formula="of:=[.AI$17]-ROUND([.AH38]*SIN([.AI$22]);0)" office:value-type="float" office:value="114" calcext:value-type="float">
            <text:p>114</text:p>
          </table:table-cell>
          <table:table-cell table:style-name="ce17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21"/>
          <table:table-cell table:style-name="ce17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43]/[.$D$23];5)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630" calcext:value-type="float">
            <text:p>630</text:p>
          </table:table-cell>
          <table:table-cell table:number-columns-repeated="3"/>
          <table:table-cell table:formula="of:=[.G$15]+ROUND([.F43]*SIN([.G$23])*COS([.G$22]);0)" office:value-type="float" office:value="588" calcext:value-type="float">
            <text:p>588</text:p>
          </table:table-cell>
          <table:table-cell table:number-columns-repeated="3"/>
          <table:table-cell table:formula="of:=[.K$15]+ROUND([.J43]*SIN([.K$23])*COS([.K$22]);0)" office:value-type="float" office:value="146" calcext:value-type="float">
            <text:p>146</text:p>
          </table:table-cell>
          <table:table-cell table:number-columns-repeated="3"/>
          <table:table-cell table:formula="of:=[.O$15]+ROUND([.N43]*SIN([.O$23])*COS([.O$22]);0)" office:value-type="float" office:value="-67" calcext:value-type="float">
            <text:p>-67</text:p>
          </table:table-cell>
          <table:table-cell table:number-columns-repeated="3"/>
          <table:table-cell table:formula="of:=[.S$15]+ROUND([.R43]*SIN([.S$23])*COS([.S$22]);0)" office:value-type="float" office:value="-522" calcext:value-type="float">
            <text:p>-522</text:p>
          </table:table-cell>
          <table:table-cell table:number-columns-repeated="3"/>
          <table:table-cell table:formula="of:=[.W$15]+ROUND([.V43]*SIN([.W$23])*COS([.W$22]);0)" office:value-type="float" office:value="-836" calcext:value-type="float">
            <text:p>-836</text:p>
          </table:table-cell>
          <table:table-cell table:number-columns-repeated="3"/>
          <table:table-cell table:formula="of:=[.AA$15]+ROUND([.Z43]*SIN([.AA$23])*COS([.AA$22]);0)" office:value-type="float" office:value="-873" calcext:value-type="float">
            <text:p>-873</text:p>
          </table:table-cell>
          <table:table-cell table:number-columns-repeated="3"/>
          <table:table-cell table:formula="of:=[.AE$15]+ROUND([.AD43]*SIN([.AE$23])*COS([.AE$22]);0)" office:value-type="float" office:value="-856" calcext:value-type="float">
            <text:p>-856</text:p>
          </table:table-cell>
          <table:table-cell table:number-columns-repeated="3"/>
          <table:table-cell table:formula="of:=[.AI$15]+ROUND([.AH43]*SIN([.AI$23])*COS([.AI$22]);0)" office:value-type="float" office:value="-727" calcext:value-type="float">
            <text:p>-727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7"/>
          <table:table-cell table:style-name="ce17" table:formula="of:=[.C$16]+ROUND([.B43]*COS([.C$23])*COS([.C$22]);0)" office:value-type="float" office:value="-201" calcext:value-type="float">
            <text:p>-201</text:p>
          </table:table-cell>
          <table:table-cell table:style-name="ce17"/>
          <table:table-cell/>
          <table:table-cell table:style-name="ce17"/>
          <table:table-cell table:style-name="ce17" table:formula="of:=[.G$16]+ROUND([.F43]*COS([.G$23])*COS([.G$22]);0)" office:value-type="float" office:value="-474" calcext:value-type="float">
            <text:p>-474</text:p>
          </table:table-cell>
          <table:table-cell table:style-name="ce17"/>
          <table:table-cell/>
          <table:table-cell table:style-name="ce17"/>
          <table:table-cell table:style-name="ce17" table:formula="of:=[.K$16]+ROUND([.J43]*COS([.K$23])*COS([.K$22]);0)" office:value-type="float" office:value="-446" calcext:value-type="float">
            <text:p>-446</text:p>
          </table:table-cell>
          <table:table-cell table:style-name="ce17"/>
          <table:table-cell/>
          <table:table-cell table:style-name="ce17"/>
          <table:table-cell table:style-name="ce17" table:formula="of:=[.O$16]+ROUND([.N43]*COS([.O$23])*COS([.O$22]);0)" office:value-type="float" office:value="-490" calcext:value-type="float">
            <text:p>-490</text:p>
          </table:table-cell>
          <table:table-cell table:style-name="ce17"/>
          <table:table-cell/>
          <table:table-cell table:style-name="ce17"/>
          <table:table-cell table:style-name="ce17" table:formula="of:=[.S$16]+ROUND([.R43]*COS([.S$23])*COS([.S$22]);0)" office:value-type="float" office:value="-463" calcext:value-type="float">
            <text:p>-463</text:p>
          </table:table-cell>
          <table:table-cell table:style-name="ce17"/>
          <table:table-cell/>
          <table:table-cell table:style-name="ce17"/>
          <table:table-cell table:style-name="ce17" table:formula="of:=[.W$16]+ROUND([.V43]*COS([.W$23])*COS([.W$22]);0)" office:value-type="float" office:value="-575" calcext:value-type="float">
            <text:p>-575</text:p>
          </table:table-cell>
          <table:table-cell table:style-name="ce17"/>
          <table:table-cell/>
          <table:table-cell table:style-name="ce17"/>
          <table:table-cell table:style-name="ce17" table:formula="of:=[.AA$16]+ROUND([.Z43]*COS([.AA$23])*COS([.AA$22]);0)" office:value-type="float" office:value="-935" calcext:value-type="float">
            <text:p>-935</text:p>
          </table:table-cell>
          <table:table-cell table:style-name="ce17"/>
          <table:table-cell/>
          <table:table-cell table:style-name="ce17"/>
          <table:table-cell table:style-name="ce17" table:formula="of:=[.AE$16]+ROUND([.AD43]*COS([.AE$23])*COS([.AE$22]);0)" office:value-type="float" office:value="-278" calcext:value-type="float">
            <text:p>-278</text:p>
          </table:table-cell>
          <table:table-cell table:style-name="ce17"/>
          <table:table-cell/>
          <table:table-cell table:style-name="ce17"/>
          <table:table-cell table:style-name="ce17" table:formula="of:=[.AI$16]+ROUND([.AH43]*COS([.AI$23])*COS([.AI$22]);0)" office:value-type="float" office:value="-896" calcext:value-type="float">
            <text:p>-896</text:p>
          </table:table-cell>
          <table:table-cell table:style-name="ce17"/>
          <table:table-cell table:number-columns-repeated="16348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7"/>
          <table:table-cell table:style-name="ce17" table:formula="of:=[.C$17]-ROUND([.B43]*SIN([.C$22]);0)" office:value-type="float" office:value="149" calcext:value-type="float">
            <text:p>149</text:p>
          </table:table-cell>
          <table:table-cell table:style-name="ce17"/>
          <table:table-cell/>
          <table:table-cell table:style-name="ce17"/>
          <table:table-cell table:style-name="ce17" table:formula="of:=[.G$17]-ROUND([.F43]*SIN([.G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K$17]-ROUND([.J43]*SIN([.K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O$17]-ROUND([.N43]*SIN([.O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S$17]-ROUND([.R43]*SIN([.S$22]);0)" office:value-type="float" office:value="248" calcext:value-type="float">
            <text:p>248</text:p>
          </table:table-cell>
          <table:table-cell table:style-name="ce17"/>
          <table:table-cell/>
          <table:table-cell table:style-name="ce17"/>
          <table:table-cell table:style-name="ce17" table:formula="of:=[.W$17]-ROUND([.V43]*SIN([.W$22]);0)" office:value-type="float" office:value="266" calcext:value-type="float">
            <text:p>266</text:p>
          </table:table-cell>
          <table:table-cell table:style-name="ce17"/>
          <table:table-cell/>
          <table:table-cell table:style-name="ce17"/>
          <table:table-cell table:style-name="ce17" table:formula="of:=[.AA$17]-ROUND([.Z43]*SIN([.AA$22]);0)" office:value-type="float" office:value="169" calcext:value-type="float">
            <text:p>169</text:p>
          </table:table-cell>
          <table:table-cell table:style-name="ce17"/>
          <table:table-cell/>
          <table:table-cell table:style-name="ce17"/>
          <table:table-cell table:style-name="ce17" table:formula="of:=[.AE$17]-ROUND([.AD43]*SIN([.AE$22]);0)" office:value-type="float" office:value="175" calcext:value-type="float">
            <text:p>175</text:p>
          </table:table-cell>
          <table:table-cell table:style-name="ce17"/>
          <table:table-cell/>
          <table:table-cell table:style-name="ce17"/>
          <table:table-cell table:style-name="ce17" table:formula="of:=[.AI$17]-ROUND([.AH43]*SIN([.AI$22]);0)" office:value-type="float" office:value="114" calcext:value-type="float">
            <text:p>114</text:p>
          </table:table-cell>
          <table:table-cell table:style-name="ce17"/>
          <table:table-cell table:number-columns-repeated="1634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16350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10800" calcext:value-type="float">
            <text:p>10800</text:p>
          </table:table-cell>
          <table:table-cell table:style-name="ce22" table:formula="of:=ROUND([.C54]/([.$A$1]/[.$B$1])*([.$A$2]/[.$B$2]);0)" office:value-type="float" office:value="604" calcext:value-type="float">
            <text:p>604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1499" calcext:value-type="float">
            <text:p>1499</text:p>
          </table:table-cell>
          <table:table-cell table:style-name="ce22" table:formula="of:=ROUND([.G54]/([.$A$1]/[.$B$1])*([.$A$2]/[.$B$2]);0)" office:value-type="float" office:value="84" calcext:value-type="float">
            <text:p>84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7503" calcext:value-type="float">
            <text:p>7503</text:p>
          </table:table-cell>
          <table:table-cell table:style-name="ce22" table:formula="of:=ROUND([.K54]/([.$A$1]/[.$B$1])*([.$A$2]/[.$B$2]);0)" office:value-type="float" office:value="419" calcext:value-type="float">
            <text:p>419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13400" calcext:value-type="float">
            <text:p>-13400</text:p>
          </table:table-cell>
          <table:table-cell table:style-name="ce22" table:formula="of:=ROUND([.O54]/([.$A$1]/[.$B$1])*([.$A$2]/[.$B$2]);0)" office:value-type="float" office:value="-749" calcext:value-type="float">
            <text:p>-749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6500" calcext:value-type="float">
            <text:p>-6500</text:p>
          </table:table-cell>
          <table:table-cell table:style-name="ce22" table:formula="of:=ROUND([.S54]/([.$A$1]/[.$B$1])*([.$A$2]/[.$B$2]);0)" office:value-type="float" office:value="-363" calcext:value-type="float">
            <text:p>-363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12800" calcext:value-type="float">
            <text:p>-12800</text:p>
          </table:table-cell>
          <table:table-cell table:style-name="ce22" table:formula="of:=ROUND([.W54]/([.$A$1]/[.$B$1])*([.$A$2]/[.$B$2]);0)" office:value-type="float" office:value="-716" calcext:value-type="float">
            <text:p>-716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2500" calcext:value-type="float">
            <text:p>-22500</text:p>
          </table:table-cell>
          <table:table-cell table:style-name="ce22" table:formula="of:=ROUND([.AA54]/([.$A$1]/[.$B$1])*([.$A$2]/[.$B$2]);0)" office:value-type="float" office:value="-1258" calcext:value-type="float">
            <text:p>-1258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3300" calcext:value-type="float">
            <text:p>-23300</text:p>
          </table:table-cell>
          <table:table-cell table:style-name="ce22" table:formula="of:=ROUND([.AE54]/([.$A$1]/[.$B$1])*([.$A$2]/[.$B$2]);0)" office:value-type="float" office:value="-1303" calcext:value-type="float">
            <text:p>-1303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0500" calcext:value-type="float">
            <text:p>-20500</text:p>
          </table:table-cell>
          <table:table-cell table:style-name="ce22" table:formula="of:=ROUND([.AI54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7400" calcext:value-type="float">
            <text:p>-7400</text:p>
          </table:table-cell>
          <table:table-cell table:style-name="ce22" table:formula="of:=ROUND([.C55]/([.$A$1]/[.$B$1])*([.$A$2]/[.$B$2]);0)" office:value-type="float" office:value="-414" calcext:value-type="float">
            <text:p>-414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100" calcext:value-type="float">
            <text:p>-6100</text:p>
          </table:table-cell>
          <table:table-cell table:style-name="ce22" table:formula="of:=ROUND([.G55]/([.$A$1]/[.$B$1])*([.$A$2]/[.$B$2]);0)" office:value-type="float" office:value="-341" calcext:value-type="float">
            <text:p>-341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000" calcext:value-type="float">
            <text:p>-6000</text:p>
          </table:table-cell>
          <table:table-cell table:style-name="ce22" table:formula="of:=ROUND([.K55]/([.$A$1]/[.$B$1])*([.$A$2]/[.$B$2]);0)" office:value-type="float" office:value="-335" calcext:value-type="float">
            <text:p>-335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000" calcext:value-type="float">
            <text:p>-6000</text:p>
          </table:table-cell>
          <table:table-cell table:style-name="ce22" table:formula="of:=ROUND([.O55]/([.$A$1]/[.$B$1])*([.$A$2]/[.$B$2]);0)" office:value-type="float" office:value="-335" calcext:value-type="float">
            <text:p>-335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100" calcext:value-type="float">
            <text:p>-6100</text:p>
          </table:table-cell>
          <table:table-cell table:style-name="ce22" table:formula="of:=ROUND([.S55]/([.$A$1]/[.$B$1])*([.$A$2]/[.$B$2]);0)" office:value-type="float" office:value="-341" calcext:value-type="float">
            <text:p>-341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600" calcext:value-type="float">
            <text:p>-6600</text:p>
          </table:table-cell>
          <table:table-cell table:style-name="ce22" table:formula="of:=ROUND([.W55]/([.$A$1]/[.$B$1])*([.$A$2]/[.$B$2]);0)" office:value-type="float" office:value="-369" calcext:value-type="float">
            <text:p>-369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7100" calcext:value-type="float">
            <text:p>-7100</text:p>
          </table:table-cell>
          <table:table-cell table:style-name="ce22" table:formula="of:=ROUND([.AA55]/([.$A$1]/[.$B$1])*([.$A$2]/[.$B$2]);0)" office:value-type="float" office:value="-397" calcext:value-type="float">
            <text:p>-397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1200" calcext:value-type="float">
            <text:p>-11200</text:p>
          </table:table-cell>
          <table:table-cell table:style-name="ce22" table:formula="of:=ROUND([.AE55]/([.$A$1]/[.$B$1])*([.$A$2]/[.$B$2]);0)" office:value-type="float" office:value="-626" calcext:value-type="float">
            <text:p>-626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6900" calcext:value-type="float">
            <text:p>-16900</text:p>
          </table:table-cell>
          <table:table-cell table:style-name="ce22" table:formula="of:=ROUND([.AI55]/([.$A$1]/[.$B$1])*([.$A$2]/[.$B$2]);0)" office:value-type="float" office:value="-945" calcext:value-type="float">
            <text:p>-945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12600" calcext:value-type="float">
            <text:p>12600</text:p>
          </table:table-cell>
          <table:table-cell table:style-name="ce16" table:formula="of:=ROUND([.C56]/([.$A$1]/[.$B$1])*([.$A$2]/[.$B$2]);0)" office:value-type="float" office:value="704" calcext:value-type="float">
            <text:p>704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6200" calcext:value-type="float">
            <text:p>6200</text:p>
          </table:table-cell>
          <table:table-cell table:style-name="ce16" table:formula="of:=ROUND([.G56]/([.$A$1]/[.$B$1])*([.$A$2]/[.$B$2]);0)" office:value-type="float" office:value="347" calcext:value-type="float">
            <text:p>347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11300" calcext:value-type="float">
            <text:p>11300</text:p>
          </table:table-cell>
          <table:table-cell table:style-name="ce16" table:formula="of:=ROUND([.K56]/([.$A$1]/[.$B$1])*([.$A$2]/[.$B$2]);0)" office:value-type="float" office:value="632" calcext:value-type="float">
            <text:p>632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14401" calcext:value-type="float">
            <text:p>-14401</text:p>
          </table:table-cell>
          <table:table-cell table:style-name="ce16" table:formula="of:=ROUND([.O56]/([.$A$1]/[.$B$1])*([.$A$2]/[.$B$2]);0)" office:value-type="float" office:value="-805" calcext:value-type="float">
            <text:p>-805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9101" calcext:value-type="float">
            <text:p>-9101</text:p>
          </table:table-cell>
          <table:table-cell table:style-name="ce16" table:formula="of:=ROUND([.S56]/([.$A$1]/[.$B$1])*([.$A$2]/[.$B$2]);0)" office:value-type="float" office:value="-509" calcext:value-type="float">
            <text:p>-509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17800" calcext:value-type="float">
            <text:p>-17800</text:p>
          </table:table-cell>
          <table:table-cell table:style-name="ce16" table:formula="of:=ROUND([.W56]/([.$A$1]/[.$B$1])*([.$A$2]/[.$B$2]);0)" office:value-type="float" office:value="-995" calcext:value-type="float">
            <text:p>-995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2901" calcext:value-type="float">
            <text:p>-22901</text:p>
          </table:table-cell>
          <table:table-cell table:style-name="ce16" table:formula="of:=ROUND([.AA56]/([.$A$1]/[.$B$1])*([.$A$2]/[.$B$2]);0)" office:value-type="float" office:value="-1280" calcext:value-type="float">
            <text:p>-128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3300" calcext:value-type="float">
            <text:p>-23300</text:p>
          </table:table-cell>
          <table:table-cell table:style-name="ce16" table:formula="of:=ROUND([.AE56]/([.$A$1]/[.$B$1])*([.$A$2]/[.$B$2]);0)" office:value-type="float" office:value="-1303" calcext:value-type="float">
            <text:p>-1303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0500" calcext:value-type="float">
            <text:p>-20500</text:p>
          </table:table-cell>
          <table:table-cell table:style-name="ce16" table:formula="of:=ROUND([.AI56]/([.$A$1]/[.$B$1])*([.$A$2]/[.$B$2]);0)" office:value-type="float" office:value="-1146" calcext:value-type="float">
            <text:p>-1146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7800" calcext:value-type="float">
            <text:p>7800</text:p>
          </table:table-cell>
          <table:table-cell table:style-name="ce16" table:formula="of:=ROUND([.C57]/([.$A$1]/[.$B$1])*([.$A$2]/[.$B$2]);0)" office:value-type="float" office:value="436" calcext:value-type="float">
            <text:p>436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7701" calcext:value-type="float">
            <text:p>7701</text:p>
          </table:table-cell>
          <table:table-cell table:style-name="ce16" table:formula="of:=ROUND([.G57]/([.$A$1]/[.$B$1])*([.$A$2]/[.$B$2]);0)" office:value-type="float" office:value="431" calcext:value-type="float">
            <text:p>431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8200" calcext:value-type="float">
            <text:p>8200</text:p>
          </table:table-cell>
          <table:table-cell table:style-name="ce16" table:formula="of:=ROUND([.K57]/([.$A$1]/[.$B$1])*([.$A$2]/[.$B$2]);0)" office:value-type="float" office:value="458" calcext:value-type="float">
            <text:p>458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8300" calcext:value-type="float">
            <text:p>8300</text:p>
          </table:table-cell>
          <table:table-cell table:style-name="ce16" table:formula="of:=ROUND([.O57]/([.$A$1]/[.$B$1])*([.$A$2]/[.$B$2]);0)" office:value-type="float" office:value="464" calcext:value-type="float">
            <text:p>464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8301" calcext:value-type="float">
            <text:p>8301</text:p>
          </table:table-cell>
          <table:table-cell table:style-name="ce16" table:formula="of:=ROUND([.S57]/([.$A$1]/[.$B$1])*([.$A$2]/[.$B$2]);0)" office:value-type="float" office:value="464" calcext:value-type="float">
            <text:p>464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5800" calcext:value-type="float">
            <text:p>5800</text:p>
          </table:table-cell>
          <table:table-cell table:style-name="ce16" table:formula="of:=ROUND([.W57]/([.$A$1]/[.$B$1])*([.$A$2]/[.$B$2]);0)" office:value-type="float" office:value="324" calcext:value-type="float">
            <text:p>324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3400" calcext:value-type="float">
            <text:p>-3400</text:p>
          </table:table-cell>
          <table:table-cell table:style-name="ce16" table:formula="of:=ROUND([.AA57]/([.$A$1]/[.$B$1])*([.$A$2]/[.$B$2]);0)" office:value-type="float" office:value="-190" calcext:value-type="float">
            <text:p>-19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7700" calcext:value-type="float">
            <text:p>-7700</text:p>
          </table:table-cell>
          <table:table-cell table:style-name="ce16" table:formula="of:=ROUND([.AE57]/([.$A$1]/[.$B$1])*([.$A$2]/[.$B$2]);0)" office:value-type="float" office:value="-430" calcext:value-type="float">
            <text:p>-43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1200" calcext:value-type="float">
            <text:p>-11200</text:p>
          </table:table-cell>
          <table:table-cell table:style-name="ce16" table:formula="of:=ROUND([.AI57]/([.$A$1]/[.$B$1])*([.$A$2]/[.$B$2]);0)" office:value-type="float" office:value="-626" calcext:value-type="float">
            <text:p>-626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18100" calcext:value-type="float">
            <text:p>18100</text:p>
          </table:table-cell>
          <table:table-cell table:formula="of:=ROUND([.C58]/([.$A$1]/[.$B$1])*([.$A$2]/[.$B$2]);0)" office:value-type="float" office:value="1012" calcext:value-type="float">
            <text:p>101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0701" calcext:value-type="float">
            <text:p>10701</text:p>
          </table:table-cell>
          <table:table-cell table:formula="of:=ROUND([.G58]/([.$A$1]/[.$B$1])*([.$A$2]/[.$B$2]);0)" office:value-type="float" office:value="598" calcext:value-type="float">
            <text:p>598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4700" calcext:value-type="float">
            <text:p>14700</text:p>
          </table:table-cell>
          <table:table-cell table:formula="of:=ROUND([.K58]/([.$A$1]/[.$B$1])*([.$A$2]/[.$B$2]);0)" office:value-type="float" office:value="822" calcext:value-type="float">
            <text:p>82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9501" calcext:value-type="float">
            <text:p>-9501</text:p>
          </table:table-cell>
          <table:table-cell table:formula="of:=ROUND([.O58]/([.$A$1]/[.$B$1])*([.$A$2]/[.$B$2]);0)" office:value-type="float" office:value="-531" calcext:value-type="float">
            <text:p>-53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6001" calcext:value-type="float">
            <text:p>-6001</text:p>
          </table:table-cell>
          <table:table-cell table:formula="of:=ROUND([.S58]/([.$A$1]/[.$B$1])*([.$A$2]/[.$B$2]);0)" office:value-type="float" office:value="-335" calcext:value-type="float">
            <text:p>-33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0200" calcext:value-type="float">
            <text:p>-10200</text:p>
          </table:table-cell>
          <table:table-cell table:formula="of:=ROUND([.W58]/([.$A$1]/[.$B$1])*([.$A$2]/[.$B$2]);0)" office:value-type="float" office:value="-570" calcext:value-type="float">
            <text:p>-57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00" calcext:value-type="float">
            <text:p>-1200</text:p>
          </table:table-cell>
          <table:table-cell table:formula="of:=ROUND([.AA58]/([.$A$1]/[.$B$1])*([.$A$2]/[.$B$2]);0)" office:value-type="float" office:value="-67" calcext:value-type="float">
            <text:p>-67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800" calcext:value-type="float">
            <text:p>-12800</text:p>
          </table:table-cell>
          <table:table-cell table:formula="of:=ROUND([.AE58]/([.$A$1]/[.$B$1])*([.$A$2]/[.$B$2]);0)" office:value-type="float" office:value="-716" calcext:value-type="float">
            <text:p>-71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199" calcext:value-type="float">
            <text:p>-12199</text:p>
          </table:table-cell>
          <table:table-cell table:formula="of:=ROUND([.AI58]/([.$A$1]/[.$B$1])*([.$A$2]/[.$B$2]);0)" office:value-type="float" office:value="-682" calcext:value-type="float">
            <text:p>-682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7600" calcext:value-type="float">
            <text:p>7600</text:p>
          </table:table-cell>
          <table:table-cell table:formula="of:=ROUND([.C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601" calcext:value-type="float">
            <text:p>7601</text:p>
          </table:table-cell>
          <table:table-cell table:formula="of:=ROUND([.G59]/([.$A$1]/[.$B$1])*([.$A$2]/[.$B$2]);0)" office:value-type="float" office:value="425" calcext:value-type="float">
            <text:p>42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201" calcext:value-type="float">
            <text:p>8201</text:p>
          </table:table-cell>
          <table:table-cell table:formula="of:=ROUND([.K59]/([.$A$1]/[.$B$1])*([.$A$2]/[.$B$2]);0)" office:value-type="float" office:value="458" calcext:value-type="float">
            <text:p>45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900" calcext:value-type="float">
            <text:p>7900</text:p>
          </table:table-cell>
          <table:table-cell table:formula="of:=ROUND([.O59]/([.$A$1]/[.$B$1])*([.$A$2]/[.$B$2]);0)" office:value-type="float" office:value="442" calcext:value-type="float">
            <text:p>44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400" calcext:value-type="float">
            <text:p>8400</text:p>
          </table:table-cell>
          <table:table-cell table:formula="of:=ROUND([.S59]/([.$A$1]/[.$B$1])*([.$A$2]/[.$B$2]);0)" office:value-type="float" office:value="470" calcext:value-type="float">
            <text:p>47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5800" calcext:value-type="float">
            <text:p>5800</text:p>
          </table:table-cell>
          <table:table-cell table:formula="of:=ROUND([.W59]/([.$A$1]/[.$B$1])*([.$A$2]/[.$B$2]);0)" office:value-type="float" office:value="324" calcext:value-type="float">
            <text:p>32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904" calcext:value-type="float">
            <text:p>-1904</text:p>
          </table:table-cell>
          <table:table-cell table:formula="of:=ROUND([.AA59]/([.$A$1]/[.$B$1])*([.$A$2]/[.$B$2]);0)" office:value-type="float" office:value="-106" calcext:value-type="float">
            <text:p>-106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6700" calcext:value-type="float">
            <text:p>-6700</text:p>
          </table:table-cell>
          <table:table-cell table:formula="of:=ROUND([.AE59]/([.$A$1]/[.$B$1])*([.$A$2]/[.$B$2]);0)" office:value-type="float" office:value="-375" calcext:value-type="float">
            <text:p>-37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4700" calcext:value-type="float">
            <text:p>-14700</text:p>
          </table:table-cell>
          <table:table-cell table:formula="of:=ROUND([.AI59]/([.$A$1]/[.$B$1])*([.$A$2]/[.$B$2]);0)" office:value-type="float" office:value="-822" calcext:value-type="float">
            <text:p>-822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15999" calcext:value-type="float">
            <text:p>15999</text:p>
          </table:table-cell>
          <table:table-cell table:style-name="ce15" table:formula="of:=ROUND([.C60]/([.$A$1]/[.$B$1])*([.$A$2]/[.$B$2]);0)" office:value-type="float" office:value="894" calcext:value-type="float">
            <text:p>894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7402" calcext:value-type="float">
            <text:p>7402</text:p>
          </table:table-cell>
          <table:table-cell table:style-name="ce15" table:formula="of:=ROUND([.G60]/([.$A$1]/[.$B$1])*([.$A$2]/[.$B$2]);0)" office:value-type="float" office:value="414" calcext:value-type="float">
            <text:p>414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14700" calcext:value-type="float">
            <text:p>14700</text:p>
          </table:table-cell>
          <table:table-cell table:style-name="ce15" table:formula="of:=ROUND([.K60]/([.$A$1]/[.$B$1])*([.$A$2]/[.$B$2]);0)" office:value-type="float" office:value="822" calcext:value-type="float">
            <text:p>822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7299" calcext:value-type="float">
            <text:p>-7299</text:p>
          </table:table-cell>
          <table:table-cell table:style-name="ce15" table:formula="of:=ROUND([.O60]/([.$A$1]/[.$B$1])*([.$A$2]/[.$B$2]);0)" office:value-type="float" office:value="-408" calcext:value-type="float">
            <text:p>-408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3101" calcext:value-type="float">
            <text:p>-3101</text:p>
          </table:table-cell>
          <table:table-cell table:style-name="ce15" table:formula="of:=ROUND([.S60]/([.$A$1]/[.$B$1])*([.$A$2]/[.$B$2]);0)" office:value-type="float" office:value="-173" calcext:value-type="float">
            <text:p>-173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0246" calcext:value-type="float">
            <text:p>-10246</text:p>
          </table:table-cell>
          <table:table-cell table:style-name="ce15" table:formula="of:=ROUND([.W60]/([.$A$1]/[.$B$1])*([.$A$2]/[.$B$2]);0)" office:value-type="float" office:value="-573" calcext:value-type="float">
            <text:p>-573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1900" calcext:value-type="float">
            <text:p>-11900</text:p>
          </table:table-cell>
          <table:table-cell table:style-name="ce15" table:formula="of:=ROUND([.AA60]/([.$A$1]/[.$B$1])*([.$A$2]/[.$B$2]);0)" office:value-type="float" office:value="-665" calcext:value-type="float">
            <text:p>-665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2100" calcext:value-type="float">
            <text:p>-12100</text:p>
          </table:table-cell>
          <table:table-cell table:style-name="ce15" table:formula="of:=ROUND([.AE60]/([.$A$1]/[.$B$1])*([.$A$2]/[.$B$2]);0)" office:value-type="float" office:value="-676" calcext:value-type="float">
            <text:p>-676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2599" calcext:value-type="float">
            <text:p>-12599</text:p>
          </table:table-cell>
          <table:table-cell table:style-name="ce15" table:formula="of:=ROUND([.AI60]/([.$A$1]/[.$B$1])*([.$A$2]/[.$B$2]);0)" office:value-type="float" office:value="-704" calcext:value-type="float">
            <text:p>-704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7400" calcext:value-type="float">
            <text:p>-7400</text:p>
          </table:table-cell>
          <table:table-cell table:style-name="ce15" table:formula="of:=ROUND([.C61]/([.$A$1]/[.$B$1])*([.$A$2]/[.$B$2]);0)" office:value-type="float" office:value="-414" calcext:value-type="float">
            <text:p>-414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100" calcext:value-type="float">
            <text:p>-6100</text:p>
          </table:table-cell>
          <table:table-cell table:style-name="ce15" table:formula="of:=ROUND([.G61]/([.$A$1]/[.$B$1])*([.$A$2]/[.$B$2]);0)" office:value-type="float" office:value="-341" calcext:value-type="float">
            <text:p>-341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5800" calcext:value-type="float">
            <text:p>-5800</text:p>
          </table:table-cell>
          <table:table-cell table:style-name="ce15" table:formula="of:=ROUND([.K61]/([.$A$1]/[.$B$1])*([.$A$2]/[.$B$2]);0)" office:value-type="float" office:value="-324" calcext:value-type="float">
            <text:p>-324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000" calcext:value-type="float">
            <text:p>-6000</text:p>
          </table:table-cell>
          <table:table-cell table:style-name="ce15" table:formula="of:=ROUND([.O61]/([.$A$1]/[.$B$1])*([.$A$2]/[.$B$2]);0)" office:value-type="float" office:value="-335" calcext:value-type="float">
            <text:p>-335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100" calcext:value-type="float">
            <text:p>-6100</text:p>
          </table:table-cell>
          <table:table-cell table:style-name="ce15" table:formula="of:=ROUND([.S61]/([.$A$1]/[.$B$1])*([.$A$2]/[.$B$2]);0)" office:value-type="float" office:value="-341" calcext:value-type="float">
            <text:p>-341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208" calcext:value-type="float">
            <text:p>-6208</text:p>
          </table:table-cell>
          <table:table-cell table:style-name="ce15" table:formula="of:=ROUND([.W61]/([.$A$1]/[.$B$1])*([.$A$2]/[.$B$2]);0)" office:value-type="float" office:value="-347" calcext:value-type="float">
            <text:p>-347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3499" calcext:value-type="float">
            <text:p>-3499</text:p>
          </table:table-cell>
          <table:table-cell table:style-name="ce15" table:formula="of:=ROUND([.AA61]/([.$A$1]/[.$B$1])*([.$A$2]/[.$B$2]);0)" office:value-type="float" office:value="-196" calcext:value-type="float">
            <text:p>-196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10498" calcext:value-type="float">
            <text:p>-10498</text:p>
          </table:table-cell>
          <table:table-cell table:style-name="ce15" table:formula="of:=ROUND([.AE61]/([.$A$1]/[.$B$1])*([.$A$2]/[.$B$2]);0)" office:value-type="float" office:value="-587" calcext:value-type="float">
            <text:p>-587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2599" calcext:value-type="float">
            <text:p>-22599</text:p>
          </table:table-cell>
          <table:table-cell table:style-name="ce15" table:formula="of:=ROUND([.AI61]/([.$A$1]/[.$B$1])*([.$A$2]/[.$B$2]);0)" office:value-type="float" office:value="-1263" calcext:value-type="float">
            <text:p>-1263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16400" calcext:value-type="float">
            <text:p>16400</text:p>
          </table:table-cell>
          <table:table-cell table:style-name="ce22" table:formula="of:=ROUND([.G65]/([.$A$1]/[.$B$1])*([.$A$2]/[.$B$2]);0)" office:value-type="float" office:value="917" calcext:value-type="float">
            <text:p>917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7101" calcext:value-type="float">
            <text:p>-7101</text:p>
          </table:table-cell>
          <table:table-cell table:style-name="ce22" table:formula="of:=ROUND([.K65]/([.$A$1]/[.$B$1])*([.$A$2]/[.$B$2]);0)" office:value-type="float" office:value="-397" calcext:value-type="float">
            <text:p>-397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table:formula="of:=ROUND([.O65]/([.$A$1]/[.$B$1])*([.$A$2]/[.$B$2]);0)" office:value-type="float" office:value="12" calcext:value-type="float">
            <text:p>12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19500" calcext:value-type="float">
            <text:p>-19500</text:p>
          </table:table-cell>
          <table:table-cell table:style-name="ce22" table:formula="of:=ROUND([.S65]/([.$A$1]/[.$B$1])*([.$A$2]/[.$B$2]);0)" office:value-type="float" office:value="-1090" calcext:value-type="float">
            <text:p>-109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0900" calcext:value-type="float">
            <text:p>-20900</text:p>
          </table:table-cell>
          <table:table-cell table:style-name="ce22" table:formula="of:=ROUND([.W65]/([.$A$1]/[.$B$1])*([.$A$2]/[.$B$2]);0)" office:value-type="float" office:value="-1168" calcext:value-type="float">
            <text:p>-1168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3000" calcext:value-type="float">
            <text:p>-23000</text:p>
          </table:table-cell>
          <table:table-cell table:style-name="ce22" table:formula="of:=ROUND([.AA65]/([.$A$1]/[.$B$1])*([.$A$2]/[.$B$2]);0)" office:value-type="float" office:value="-1286" calcext:value-type="float">
            <text:p>-1286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3000" calcext:value-type="float">
            <text:p>-23000</text:p>
          </table:table-cell>
          <table:table-cell table:style-name="ce22" table:formula="of:=ROUND([.AE65]/([.$A$1]/[.$B$1])*([.$A$2]/[.$B$2]);0)" office:value-type="float" office:value="-1286" calcext:value-type="float">
            <text:p>-1286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500" calcext:value-type="float">
            <text:p>-6500</text:p>
          </table:table-cell>
          <table:table-cell table:style-name="ce22" table:formula="of:=ROUND([.G66]/([.$A$1]/[.$B$1])*([.$A$2]/[.$B$2]);0)" office:value-type="float" office:value="-363" calcext:value-type="float">
            <text:p>-363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300" calcext:value-type="float">
            <text:p>-6300</text:p>
          </table:table-cell>
          <table:table-cell table:style-name="ce22" table:formula="of:=ROUND([.K66]/([.$A$1]/[.$B$1])*([.$A$2]/[.$B$2]);0)" office:value-type="float" office:value="-352" calcext:value-type="float">
            <text:p>-352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188" calcext:value-type="float">
            <text:p>-6188</text:p>
          </table:table-cell>
          <table:table-cell table:style-name="ce22" table:formula="of:=ROUND([.O66]/([.$A$1]/[.$B$1])*([.$A$2]/[.$B$2]);0)" office:value-type="float" office:value="-346" calcext:value-type="float">
            <text:p>-346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6600" calcext:value-type="float">
            <text:p>-6600</text:p>
          </table:table-cell>
          <table:table-cell table:style-name="ce22" table:formula="of:=ROUND([.S66]/([.$A$1]/[.$B$1])*([.$A$2]/[.$B$2]);0)" office:value-type="float" office:value="-369" calcext:value-type="float">
            <text:p>-369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1300" calcext:value-type="float">
            <text:p>-11300</text:p>
          </table:table-cell>
          <table:table-cell table:style-name="ce22" table:formula="of:=ROUND([.W66]/([.$A$1]/[.$B$1])*([.$A$2]/[.$B$2]);0)" office:value-type="float" office:value="-632" calcext:value-type="float">
            <text:p>-632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5300" calcext:value-type="float">
            <text:p>-15300</text:p>
          </table:table-cell>
          <table:table-cell table:style-name="ce22" table:formula="of:=ROUND([.AA66]/([.$A$1]/[.$B$1])*([.$A$2]/[.$B$2]);0)" office:value-type="float" office:value="-855" calcext:value-type="float">
            <text:p>-855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20900" calcext:value-type="float">
            <text:p>-20900</text:p>
          </table:table-cell>
          <table:table-cell table:style-name="ce22" table:formula="of:=ROUND([.AE66]/([.$A$1]/[.$B$1])*([.$A$2]/[.$B$2]);0)" office:value-type="float" office:value="-1168" calcext:value-type="float">
            <text:p>-1168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18700" calcext:value-type="float">
            <text:p>18700</text:p>
          </table:table-cell>
          <table:table-cell table:style-name="ce16" table:formula="of:=ROUND([.G67]/([.$A$1]/[.$B$1])*([.$A$2]/[.$B$2]);0)" office:value-type="float" office:value="1045" calcext:value-type="float">
            <text:p>1045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5200" calcext:value-type="float">
            <text:p>-5200</text:p>
          </table:table-cell>
          <table:table-cell table:style-name="ce16" table:formula="of:=ROUND([.K67]/([.$A$1]/[.$B$1])*([.$A$2]/[.$B$2]);0)" office:value-type="float" office:value="-291" calcext:value-type="float">
            <text:p>-291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2412" calcext:value-type="float">
            <text:p>2412</text:p>
          </table:table-cell>
          <table:table-cell table:style-name="ce16" table:formula="of:=ROUND([.O67]/([.$A$1]/[.$B$1])*([.$A$2]/[.$B$2]);0)" office:value-type="float" office:value="135" calcext:value-type="float">
            <text:p>135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4404" calcext:value-type="float">
            <text:p>-24404</text:p>
          </table:table-cell>
          <table:table-cell table:style-name="ce16" table:formula="of:=ROUND([.S67]/([.$A$1]/[.$B$1])*([.$A$2]/[.$B$2]);0)" office:value-type="float" office:value="-1364" calcext:value-type="float">
            <text:p>-1364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3201" calcext:value-type="float">
            <text:p>-23201</text:p>
          </table:table-cell>
          <table:table-cell table:style-name="ce16" table:formula="of:=ROUND([.W67]/([.$A$1]/[.$B$1])*([.$A$2]/[.$B$2]);0)" office:value-type="float" office:value="-1297" calcext:value-type="float">
            <text:p>-1297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3000" calcext:value-type="float">
            <text:p>-23000</text:p>
          </table:table-cell>
          <table:table-cell table:style-name="ce16" table:formula="of:=ROUND([.AA67]/([.$A$1]/[.$B$1])*([.$A$2]/[.$B$2]);0)" office:value-type="float" office:value="-1286" calcext:value-type="float">
            <text:p>-1286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0400" calcext:value-type="float">
            <text:p>-20400</text:p>
          </table:table-cell>
          <table:table-cell table:style-name="ce16" table:formula="of:=ROUND([.AE67]/([.$A$1]/[.$B$1])*([.$A$2]/[.$B$2]);0)" office:value-type="float" office:value="-1140" calcext:value-type="float">
            <text:p>-114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8001" calcext:value-type="float">
            <text:p>8001</text:p>
          </table:table-cell>
          <table:table-cell table:style-name="ce16" table:formula="of:=ROUND([.G68]/([.$A$1]/[.$B$1])*([.$A$2]/[.$B$2]);0)" office:value-type="float" office:value="447" calcext:value-type="float">
            <text:p>447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7600" calcext:value-type="float">
            <text:p>7600</text:p>
          </table:table-cell>
          <table:table-cell table:style-name="ce16" table:formula="of:=ROUND([.K68]/([.$A$1]/[.$B$1])*([.$A$2]/[.$B$2]);0)" office:value-type="float" office:value="425" calcext:value-type="float">
            <text:p>425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7613" calcext:value-type="float">
            <text:p>7613</text:p>
          </table:table-cell>
          <table:table-cell table:style-name="ce16" table:formula="of:=ROUND([.O68]/([.$A$1]/[.$B$1])*([.$A$2]/[.$B$2]);0)" office:value-type="float" office:value="426" calcext:value-type="float">
            <text:p>426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8712" calcext:value-type="float">
            <text:p>8712</text:p>
          </table:table-cell>
          <table:table-cell table:style-name="ce16" table:formula="of:=ROUND([.S68]/([.$A$1]/[.$B$1])*([.$A$2]/[.$B$2]);0)" office:value-type="float" office:value="487" calcext:value-type="float">
            <text:p>487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7400" calcext:value-type="float">
            <text:p>-7400</text:p>
          </table:table-cell>
          <table:table-cell table:style-name="ce16" table:formula="of:=ROUND([.W68]/([.$A$1]/[.$B$1])*([.$A$2]/[.$B$2]);0)" office:value-type="float" office:value="-414" calcext:value-type="float">
            <text:p>-414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1600" calcext:value-type="float">
            <text:p>-11600</text:p>
          </table:table-cell>
          <table:table-cell table:style-name="ce16" table:formula="of:=ROUND([.AA68]/([.$A$1]/[.$B$1])*([.$A$2]/[.$B$2]);0)" office:value-type="float" office:value="-649" calcext:value-type="float">
            <text:p>-649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7400" calcext:value-type="float">
            <text:p>-17400</text:p>
          </table:table-cell>
          <table:table-cell table:style-name="ce16" table:formula="of:=ROUND([.AE68]/([.$A$1]/[.$B$1])*([.$A$2]/[.$B$2]);0)" office:value-type="float" office:value="-973" calcext:value-type="float">
            <text:p>-973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0" calcext:value-type="float">
            <text:p>22000</text:p>
          </table:table-cell>
          <table:table-cell table:formula="of:=ROUND([.G69]/([.$A$1]/[.$B$1])*([.$A$2]/[.$B$2]);0)" office:value-type="float" office:value="1230" calcext:value-type="float">
            <text:p>123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2200" calcext:value-type="float">
            <text:p>2200</text:p>
          </table:table-cell>
          <table:table-cell table:formula="of:=ROUND([.K69]/([.$A$1]/[.$B$1])*([.$A$2]/[.$B$2]);0)" office:value-type="float" office:value="123" calcext:value-type="float">
            <text:p>123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7413" calcext:value-type="float">
            <text:p>7413</text:p>
          </table:table-cell>
          <table:table-cell table:formula="of:=ROUND([.O69]/([.$A$1]/[.$B$1])*([.$A$2]/[.$B$2]);0)" office:value-type="float" office:value="414" calcext:value-type="float">
            <text:p>41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401" calcext:value-type="float">
            <text:p>-19401</text:p>
          </table:table-cell>
          <table:table-cell table:formula="of:=ROUND([.S69]/([.$A$1]/[.$B$1])*([.$A$2]/[.$B$2]);0)" office:value-type="float" office:value="-1085" calcext:value-type="float">
            <text:p>-108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600" calcext:value-type="float">
            <text:p>-13600</text:p>
          </table:table-cell>
          <table:table-cell table:formula="of:=ROUND([.W69]/([.$A$1]/[.$B$1])*([.$A$2]/[.$B$2]);0)" office:value-type="float" office:value="-760" calcext:value-type="float">
            <text:p>-7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1800" calcext:value-type="float">
            <text:p>-11800</text:p>
          </table:table-cell>
          <table:table-cell table:formula="of:=ROUND([.AA69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5799" calcext:value-type="float">
            <text:p>-15799</text:p>
          </table:table-cell>
          <table:table-cell table:formula="of:=ROUND([.AE69]/([.$A$1]/[.$B$1])*([.$A$2]/[.$B$2]);0)" office:value-type="float" office:value="-883" calcext:value-type="float">
            <text:p>-883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0" calcext:value-type="float">
            <text:p>7700</text:p>
          </table:table-cell>
          <table:table-cell table:formula="of:=ROUND([.G70]/([.$A$1]/[.$B$1])*([.$A$2]/[.$B$2]);0)" office:value-type="float" office:value="430" calcext:value-type="float">
            <text:p>43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702" calcext:value-type="float">
            <text:p>7702</text:p>
          </table:table-cell>
          <table:table-cell table:formula="of:=ROUND([.K70]/([.$A$1]/[.$B$1])*([.$A$2]/[.$B$2]);0)" office:value-type="float" office:value="431" calcext:value-type="float">
            <text:p>431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7812" calcext:value-type="float">
            <text:p>7812</text:p>
          </table:table-cell>
          <table:table-cell table:formula="of:=ROUND([.O70]/([.$A$1]/[.$B$1])*([.$A$2]/[.$B$2]);0)" office:value-type="float" office:value="437" calcext:value-type="float">
            <text:p>43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8901" calcext:value-type="float">
            <text:p>8901</text:p>
          </table:table-cell>
          <table:table-cell table:formula="of:=ROUND([.S70]/([.$A$1]/[.$B$1])*([.$A$2]/[.$B$2]);0)" office:value-type="float" office:value="498" calcext:value-type="float">
            <text:p>498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400" calcext:value-type="float">
            <text:p>-400</text:p>
          </table:table-cell>
          <table:table-cell table:formula="of:=ROUND([.W70]/([.$A$1]/[.$B$1])*([.$A$2]/[.$B$2]);0)" office:value-type="float" office:value="-22" calcext:value-type="float">
            <text:p>-2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0900" calcext:value-type="float">
            <text:p>-10900</text:p>
          </table:table-cell>
          <table:table-cell table:formula="of:=ROUND([.AA70]/([.$A$1]/[.$B$1])*([.$A$2]/[.$B$2]);0)" office:value-type="float" office:value="-609" calcext:value-type="float">
            <text:p>-609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0500" calcext:value-type="float">
            <text:p>-20500</text:p>
          </table:table-cell>
          <table:table-cell table:formula="of:=ROUND([.AE70]/([.$A$1]/[.$B$1])*([.$A$2]/[.$B$2]);0)" office:value-type="float" office:value="-1146" calcext:value-type="float">
            <text:p>-1146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22000" calcext:value-type="float">
            <text:p>22000</text:p>
          </table:table-cell>
          <table:table-cell table:style-name="ce15" table:formula="of:=ROUND([.G71]/([.$A$1]/[.$B$1])*([.$A$2]/[.$B$2]);0)" office:value-type="float" office:value="1230" calcext:value-type="float">
            <text:p>123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301" calcext:value-type="float">
            <text:p>-301</text:p>
          </table:table-cell>
          <table:table-cell table:style-name="ce15" table:formula="of:=ROUND([.K71]/([.$A$1]/[.$B$1])*([.$A$2]/[.$B$2]);0)" office:value-type="float" office:value="-17" calcext:value-type="float">
            <text:p>-17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7413" calcext:value-type="float">
            <text:p>7413</text:p>
          </table:table-cell>
          <table:table-cell table:style-name="ce15" table:formula="of:=ROUND([.O71]/([.$A$1]/[.$B$1])*([.$A$2]/[.$B$2]);0)" office:value-type="float" office:value="414" calcext:value-type="float">
            <text:p>414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3400" calcext:value-type="float">
            <text:p>-13400</text:p>
          </table:table-cell>
          <table:table-cell table:style-name="ce15" table:formula="of:=ROUND([.S71]/([.$A$1]/[.$B$1])*([.$A$2]/[.$B$2]);0)" office:value-type="float" office:value="-749" calcext:value-type="float">
            <text:p>-749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2200" calcext:value-type="float">
            <text:p>-12200</text:p>
          </table:table-cell>
          <table:table-cell table:style-name="ce15" table:formula="of:=ROUND([.W71]/([.$A$1]/[.$B$1])*([.$A$2]/[.$B$2]);0)" office:value-type="float" office:value="-682" calcext:value-type="float">
            <text:p>-682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2100" calcext:value-type="float">
            <text:p>-12100</text:p>
          </table:table-cell>
          <table:table-cell table:style-name="ce15" table:formula="of:=ROUND([.AA71]/([.$A$1]/[.$B$1])*([.$A$2]/[.$B$2]);0)" office:value-type="float" office:value="-676" calcext:value-type="float">
            <text:p>-676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8498" calcext:value-type="float">
            <text:p>-18498</text:p>
          </table:table-cell>
          <table:table-cell table:style-name="ce15" table:formula="of:=ROUND([.AE71]/([.$A$1]/[.$B$1])*([.$A$2]/[.$B$2]);0)" office:value-type="float" office:value="-1034" calcext:value-type="float">
            <text:p>-1034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500" calcext:value-type="float">
            <text:p>-6500</text:p>
          </table:table-cell>
          <table:table-cell table:style-name="ce15" table:formula="of:=ROUND([.G72]/([.$A$1]/[.$B$1])*([.$A$2]/[.$B$2]);0)" office:value-type="float" office:value="-363" calcext:value-type="float">
            <text:p>-363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300" calcext:value-type="float">
            <text:p>-6300</text:p>
          </table:table-cell>
          <table:table-cell table:style-name="ce15" table:formula="of:=ROUND([.K72]/([.$A$1]/[.$B$1])*([.$A$2]/[.$B$2]);0)" office:value-type="float" office:value="-352" calcext:value-type="float">
            <text:p>-352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188" calcext:value-type="float">
            <text:p>-6188</text:p>
          </table:table-cell>
          <table:table-cell table:style-name="ce15" table:formula="of:=ROUND([.O72]/([.$A$1]/[.$B$1])*([.$A$2]/[.$B$2]);0)" office:value-type="float" office:value="-346" calcext:value-type="float">
            <text:p>-346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6600" calcext:value-type="float">
            <text:p>-6600</text:p>
          </table:table-cell>
          <table:table-cell table:style-name="ce15" table:formula="of:=ROUND([.S72]/([.$A$1]/[.$B$1])*([.$A$2]/[.$B$2]);0)" office:value-type="float" office:value="-369" calcext:value-type="float">
            <text:p>-369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9499" calcext:value-type="float">
            <text:p>-9499</text:p>
          </table:table-cell>
          <table:table-cell table:style-name="ce15" table:formula="of:=ROUND([.W72]/([.$A$1]/[.$B$1])*([.$A$2]/[.$B$2]);0)" office:value-type="float" office:value="-531" calcext:value-type="float">
            <text:p>-531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14700" calcext:value-type="float">
            <text:p>-14700</text:p>
          </table:table-cell>
          <table:table-cell table:style-name="ce15" table:formula="of:=ROUND([.AA72]/([.$A$1]/[.$B$1])*([.$A$2]/[.$B$2]);0)" office:value-type="float" office:value="-822" calcext:value-type="float">
            <text:p>-822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4400" calcext:value-type="float">
            <text:p>-24400</text:p>
          </table:table-cell>
          <table:table-cell table:style-name="ce15" table:formula="of:=ROUND([.AE72]/([.$A$1]/[.$B$1])*([.$A$2]/[.$B$2]);0)" office:value-type="float" office:value="-1364" calcext:value-type="float">
            <text:p>-1364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50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48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21010" table:style-name="ta1">
        <table:table-column table:style-name="co1" table:default-cell-style-name="ce14"/>
        <table:table-column table:style-name="co2" table:number-columns-repeated="3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2" table:number-columns-repeated="16377" table:default-cell-style-name="ce14"/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-22155" calcext:value-type="float">
            <text:p>-22155</text:p>
          </table:table-cell>
          <table:table-cell table:formula="of:=ROUND([.D1]/([.$A$1]/[.$B$1])*([.$A$2]/[.$B$2]);0)" office:value-type="float" office:value="-1239" calcext:value-type="float">
            <text:p>-1239</text:p>
          </table:table-cell>
          <table:table-cell table:number-columns-repeated="4"/>
          <table:table-cell office:value-type="string" calcext:value-type="string">
            <text:p>Door 0</text:p>
          </table:table-cell>
          <table:table-cell office:value-type="string" calcext:value-type="string">
            <text:p>Type 11</text:p>
          </table:table-cell>
          <table:table-cell/>
          <table:table-cell table:style-name="ce25" office:value-type="string" calcext:value-type="string">
            <text:p>Door 1</text:p>
          </table:table-cell>
          <table:table-cell office:value-type="string" calcext:value-type="string">
            <text:p>Type2</text:p>
          </table:table-cell>
          <table:table-cell/>
          <table:table-cell office:value-type="string" calcext:value-type="string">
            <text:p>Door 2</text:p>
          </table:table-cell>
          <table:table-cell table:number-columns-repeated="2"/>
          <table:table-cell office:value-type="string" calcext:value-type="string">
            <text:p>Door 3</text:p>
          </table:table-cell>
          <table:table-cell table:number-columns-repeated="1636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20156" calcext:value-type="float">
            <text:p>-20156</text:p>
          </table:table-cell>
          <table:table-cell table:formula="of:=ROUND([.D2]/([.$A$1]/[.$B$1])*([.$A$2]/[.$B$2]);0)" office:value-type="float" office:value="-1127" calcext:value-type="float">
            <text:p>-1127</text:p>
          </table:table-cell>
          <table:table-cell table:number-columns-repeated="3"/>
          <table:table-cell office:value-type="string" calcext:value-type="string">
            <text:p>Dest X</text:p>
          </table:table-cell>
          <table:table-cell office:value-type="float" office:value="-19045" calcext:value-type="float">
            <text:p>-19045</text:p>
          </table:table-cell>
          <table:table-cell table:formula="of:=ROUND([.J2]/([.$A$1]/[.$B$1])*([.$A$2]/[.$B$2]);0)" office:value-type="float" office:value="-1065" calcext:value-type="float">
            <text:p>-1065</text:p>
          </table:table-cell>
          <table:table-cell/>
          <table:table-cell office:value-type="float" office:value="-23240" calcext:value-type="float">
            <text:p>-23240</text:p>
          </table:table-cell>
          <table:table-cell table:formula="of:=ROUND([.M2]/([.$A$1]/[.$B$1])*([.$A$2]/[.$B$2]);0)" office:value-type="float" office:value="-1299" calcext:value-type="float">
            <text:p>-1299</text:p>
          </table:table-cell>
          <table:table-cell table:number-columns-repeated="2"/>
          <table:table-cell table:formula="of:=ROUND([.P2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2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Y</text:p>
          </table:table-cell>
          <table:table-cell office:value-type="float" office:value="0" calcext:value-type="float">
            <text:p>0</text:p>
          </table:table-cell>
          <table:table-cell table:formula="of:=ROUND([.J4]/([.$A$1]/[.$B$1])*([.$A$2]/[.$B$2]);0)" office:value-type="float" office:value="-1016" calcext:value-type="float">
            <text:p>-1016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M4]/([.$A$1]/[.$B$1])*([.$A$2]/[.$B$2]);0)" office:value-type="float" office:value="1171" calcext:value-type="float">
            <text:p>1171</text:p>
          </table:table-cell>
          <table:table-cell table:number-columns-repeated="2"/>
          <table:table-cell table:formula="of:=ROUND([.P4]/([.$A$1]/[.$B$1])*([.$A$2]/[.$B$2]);0)" office:value-type="float" office:value="0" calcext:value-type="float">
            <text:p>0</text:p>
          </table:table-cell>
          <table:table-cell table:number-columns-repeated="2"/>
          <table:table-cell table:formula="of:=ROUND([.S4]/([.$A$1]/[.$B$1])*([.$A$2]/[.$B$2]);0)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8"/>
          <table:table-cell office:value-type="string" calcext:value-type="string">
            <text:p>Dest Z</text:p>
          </table:table-cell>
          <table:table-cell office:value-type="float" office:value="-18170" calcext:value-type="float">
            <text:p>-18170</text:p>
          </table:table-cell>
          <table:table-cell table:formula="of:=ROUND(-1*[.J3]/([.$A$1]/[.$B$1])*([.$A$2]/[.$B$2]);0)" office:value-type="float" office:value="-0" calcext:value-type="float">
            <text:p>0</text:p>
          </table:table-cell>
          <table:table-cell/>
          <table:table-cell office:value-type="float" office:value="20939" calcext:value-type="float">
            <text:p>20939</text:p>
          </table:table-cell>
          <table:table-cell table:formula="of:=ROUND(-1*[.M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P3]/([.$A$1]/[.$B$1])*([.$A$2]/[.$B$2]);0)" office:value-type="float" office:value="-0" calcext:value-type="float">
            <text:p>0</text:p>
          </table:table-cell>
          <table:table-cell table:number-columns-repeated="2"/>
          <table:table-cell table:formula="of:=ROUND(-1*[.S3]/([.$A$1]/[.$B$1])*([.$A$2]/[.$B$2]);0)" office:value-type="float" office:value="-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Liste Lua</text:p>
          </table:table-cell>
          <table:table-cell table:style-name="ce20" table:formula="of:=CONCATENATE([.A7];&quot;={&quot;;[.B6];&quot;,&quot;;[.F6];&quot;,&quot;;[.J6];&quot;,&quot;;[.N6];&quot;,&quot;;[.R6];&quot;,&quot;;[.V6];&quot;,&quot;;[.Z6];&quot;,&quot;;[.AD6];&quot;,&quot;;[.AH6];&quot;,&quot;;[.AL6];&quot;,&quot;;[.AP6];&quot;,&quot;;[.AT6];&quot;,&quot;;[.AX6];&quot;}&quot;)" office:value-type="string" office:string-value="RE2ROOM1010={Cam0={name='Cam0',Position=util.vector3(-1294,-1471,182),Pitch=0.2,Yaw=0.32,StartingPoint=util.vector2(-863,-660),bgd={idname='RE2ROOM1010CAM0',Position=util.vector3(176,2890,-767),Anglex=0.2,Anglez=0.32},MASK={mask1={idname='RE2ROOM1010CAM0MSK1',position=util.vector3(-1294,-1471,182),scale=0},mask2={idname='RE2ROOM1010CAM0MSK2',position=util.vector3(-1294,-1471,182),scale=0},mask3={idname='RE2ROOM1010CAM0MSK3',position=util.vector3(-1294,-1471,182),scale=0},mask4={idname='RE2ROOM1010CAM0MSK4',position=util.vector3(-1294,-1471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67,-761,288),Pitch=0.522,Yaw=-3.05,StartingPoint=util.vector2(0,0),bgd={idname='RE2ROOM1010CAM2',Position=util.vector3(-1632,-4818,-2056),Anglex=0.522,Anglez=-3.05},MASK={mask1={idname='RE2ROOM1010CAM2MSK1',position=util.vector3(-1267,-761,288),scale=0},mask2={idname='RE2ROOM1010CAM2MSK2',position=util.vector3(-1267,-761,288),scale=0},mask3={idname='RE2ROOM1010CAM2MSK3',position=util.vector3(-1267,-761,288),scale=0},mask4={idname='RE2ROOM1010CAM2MSK4',position=util.vector3(-1267,-761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244,-677,20),Pitch=-0.25,Yaw=1.53,StartingPoint=util.vector2(0,0),bgd={idname='RE2ROOM1010CAM6',Position=util.vector3(3300,-491,1216),Anglex=-0.25,Anglez=1.53},MASK={mask1={idname='RE2ROOM1010CAM6MSK1',position=util.vector3(-1244,-677,20),scale=0},mask2={idname='RE2ROOM1010CAM6MSK2',position=util.vector3(-1244,-677,20),scale=0},mask3={idname='RE2ROOM1010CAM6MSK3',position=util.vector3(-1244,-677,20),scale=0},mask4={idname='RE2ROOM1010CAM6MSK4',position=util.vector3(-1244,-677,20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9={name='Cam9',Position=util.vector3(-1165,-832,116),Pitch=0.018,Yaw=-1.52,StartingPoint=util.vector2(0,0),bgd={idname='RE2ROOM1010CAM9',Position=util.vector3(-5859,-611,30),Anglex=0.018,Anglez=-1.52},MASK={mask1={idname='RE2ROOM1010CAM9MSK1',position=util.vector3(-1265,-827,114),scale=0.02},mask2={idname='RE2ROOM1010CAM9MSK2',position=util.vector3(-1165,-832,116),scale=0},mask3={idname='RE2ROOM1010CAM9MSK3',position=util.vector3(-1165,-832,116),scale=0},mask4={idname='RE2ROOM1010CAM9MSK4',position=util.vector3(-1165,-832,11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0={name='Cam10',Position=util.vector3(-1481,-1006,173),Pitch=0.185,Yaw=0.855,StartingPoint=util.vector2(0,0),bgd={idname='RE2ROOM1010CAM10',Position=util.vector3(2000,2025,-692),Anglex=0.185,Anglez=0.855},MASK={mask1={idname='RE2ROOM1010CAM10MSK1',position=util.vector3(-1481,-1006,173),scale=0},mask2={idname='RE2ROOM1010CAM10MSK2',position=util.vector3(-1481,-1006,173),scale=0},mask3={idname='RE2ROOM1010CAM10MSK3',position=util.vector3(-1481,-1006,173),scale=0},mask4={idname='RE2ROOM1010CAM10MSK4',position=util.vector3(-1481,-1006,173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" calcext:value-type="string">
            <text:p>RE2ROOM1010={Cam0={name='Cam0',Position=util.vector3(-1294,-1471,182),Pitch=0.2,Yaw=0.32,StartingPoint=util.vector2(-863,-660),bgd={idname='RE2ROOM1010CAM0',Position=util.vector3(176,2890,-767),Anglex=0.2,Anglez=0.32},MASK={mask1={idname='RE2ROOM1010CAM0MSK1',position=util.vector3(-1294,-1471,182),scale=0},mask2={idname='RE2ROOM1010CAM0MSK2',position=util.vector3(-1294,-1471,182),scale=0},mask3={idname='RE2ROOM1010CAM0MSK3',position=util.vector3(-1294,-1471,182),scale=0},mask4={idname='RE2ROOM1010CAM0MSK4',position=util.vector3(-1294,-1471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,Cam2={name='Cam2',Position=util.vector3(-1267,-761,288),Pitch=0.522,Yaw=-3.05,StartingPoint=util.vector2(0,0),bgd={idname='RE2ROOM1010CAM2',Position=util.vector3(-1632,-4818,-2056),Anglex=0.522,Anglez=-3.05},MASK={mask1={idname='RE2ROOM1010CAM2MSK1',position=util.vector3(-1267,-761,288),scale=0},mask2={idname='RE2ROOM1010CAM2MSK2',position=util.vector3(-1267,-761,288),scale=0},mask3={idname='RE2ROOM1010CAM2MSK3',position=util.vector3(-1267,-761,288),scale=0},mask4={idname='RE2ROOM1010CAM2MSK4',position=util.vector3(-1267,-761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,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6={name='Cam6',Position=util.vector3(-1244,-677,20),Pitch=-0.25,Yaw=1.53,StartingPoint=util.vector2(0,0),bgd={idname='RE2ROOM1010CAM6',Position=util.vector3(3300,-491,1216),Anglex=-0.25,Anglez=1.53},MASK={mask1={idname='RE2ROOM1010CAM6MSK1',position=util.vector3(-1244,-677,20),scale=0},mask2={idname='RE2ROOM1010CAM6MSK2',position=util.vector3(-1244,-677,20),scale=0},mask3={idname='RE2ROOM1010CAM6MSK3',position=util.vector3(-1244,-677,20),scale=0},mask4={idname='RE2ROOM1010CAM6MSK4',position=util.vector3(-1244,-677,20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9={name='Cam9',Position=util.vector3(-1165,-832,116),Pitch=0.018,Yaw=-1.52,StartingPoint=util.vector2(0,0),bgd={idname='RE2ROOM1010CAM9',Position=util.vector3(-5859,-611,30),Anglex=0.018,Anglez=-1.52},MASK={mask1={idname='RE2ROOM1010CAM9MSK1',position=util.vector3(-1265,-827,114),scale=0.02},mask2={idname='RE2ROOM1010CAM9MSK2',position=util.vector3(-1165,-832,116),scale=0},mask3={idname='RE2ROOM1010CAM9MSK3',position=util.vector3(-1165,-832,116),scale=0},mask4={idname='RE2ROOM1010CAM9MSK4',position=util.vector3(-1165,-832,11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0={name='Cam10',Position=util.vector3(-1481,-1006,173),Pitch=0.185,Yaw=0.855,StartingPoint=util.vector2(0,0),bgd={idname='RE2ROOM1010CAM10',Position=util.vector3(2000,2025,-692),Anglex=0.185,Anglez=0.855},MASK={mask1={idname='RE2ROOM1010CAM10MSK1',position=util.vector3(-1481,-1006,173),scale=0},mask2={idname='RE2ROOM1010CAM10MSK2',position=util.vector3(-1481,-1006,173),scale=0},mask3={idname='RE2ROOM1010CAM10MSK3',position=util.vector3(-1481,-1006,173),scale=0},mask4={idname='RE2ROOM1010CAM10MSK4',position=util.vector3(-1481,-1006,173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,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}</text:p>
          </table:table-cell>
          <table:table-cell table:number-columns-repeated="16382"/>
        </table:table-row>
        <table:table-row table:style-name="ro1">
          <table:table-cell/>
          <table:table-cell table:style-name="ce20" table:formula="of:=CONCATENATE([.B8];&quot;={name='&quot;;[.B8];&quot;',Position=util.vector3(&quot;;[.C15];&quot;,&quot;;[.C16];&quot;,&quot;;[.C17];&quot;),Pitch=&quot;;SUBSTITUTE([.C22];&quot;,&quot;;&quot;.&quot;);&quot;,Yaw=&quot;;SUBSTITUTE([.C23];&quot;,&quot;;&quot;.&quot;);&quot;,StartingPoint=util.vector2(&quot;;[.C10];&quot;,&quot;;[.C11];&quot;),bgd={idname='&quot;;[.B7];&quot;',Position=util.vector3(&quot;;[.C24];&quot;,&quot;;[.C25];&quot;,&quot;;[.C26];&quot;),Anglex=&quot;;SUBSTITUTE([.C22];&quot;,&quot;;&quot;.&quot;);&quot;,Anglez=&quot;;SUBSTITUTE([.C23];&quot;,&quot;;&quot;.&quot;);&quot;},&quot;;&quot;MASK={mask1={idname='&quot;;[.B7];&quot;MSK1',position=util.vector3(&quot;;[.C29];&quot;,&quot;;[.C30];&quot;,&quot;;[.C31];&quot;),scale=&quot;;SUBSTITUTE([.D28];&quot;,&quot;;&quot;.&quot;);&quot;},mask2={idname='&quot;;[.B7];&quot;MSK2',position=util.vector3(&quot;;[.C34];&quot;,&quot;;[.C35];&quot;,&quot;;[.C36];&quot;),scale=&quot;;SUBSTITUTE([.D33];&quot;,&quot;;&quot;.&quot;);&quot;},mask3={idname='&quot;;[.B7];&quot;MSK3',position=util.vector3(&quot;;[.C39];&quot;,&quot;;[.C40];&quot;,&quot;;[.C41];&quot;),scale=&quot;;SUBSTITUTE([.D38];&quot;,&quot;;&quot;.&quot;);&quot;},mask4={idname='&quot;;[.B7];&quot;MSK4',position=util.vector3(&quot;;[.C44];&quot;,&quot;;[.C45];&quot;,&quot;;[.C46];&quot;),scale=&quot;;SUBSTITUTE([.D43];&quot;,&quot;;&quot;.&quot;);&quot;}},SwitchZone={SwitchZone1={Point0=util.vector2(&quot;;[.D54];&quot;,&quot;;[.D55];&quot;),Point1=util.vector2(&quot;;[.D56];&quot;,&quot;;[.D57];&quot;),Point2=util.vector2(&quot;;[.D58];&quot;,&quot;;[.D59];&quot;),Point3=util.vector2(&quot;;[.D60];&quot;,&quot;;[.D61];&quot;),Camera='&quot;;[.B53];&quot;'},&quot;;&quot;SwitchZone2={Point0=util.vector2(&quot;;[.D65];&quot;,&quot;;[.D66];&quot;),Point1=util.vector2(&quot;;[.D67];&quot;,&quot;;[.D68];&quot;),Point2=util.vector2(&quot;;[.D69];&quot;,&quot;;[.D70];&quot;),Point3=util.vector2(&quot;;[.D71];&quot;,&quot;;[.D72];&quot;),Camera='&quot;;[.B64];;&quot;'},&quot;;&quot;SwitchZone3={Point0=util.vector2(&quot;;[.D76];&quot;,&quot;;[.D77];&quot;),Point1=util.vector2(&quot;;[.D78];&quot;,&quot;;[.D79];&quot;),Point2=util.vector2(&quot;;[.D80];&quot;,&quot;;[.D81];&quot;),Point3=util.vector2(&quot;;[.D82];&quot;,&quot;;[.D83];&quot;),Camera='&quot;;[.B75];;&quot;'},&quot;;&quot;SwitchZone4={Point0=util.vector2(&quot;;[.D87];&quot;,&quot;;[.D88];&quot;),Point1=util.vector2(&quot;;[.D89];&quot;,&quot;;[.D90];&quot;),Point2=util.vector2(&quot;;[.D91];&quot;,&quot;;[.D92];&quot;),Point3=util.vector2(&quot;;[.D93];&quot;,&quot;;[.D94];&quot;),Camera='&quot;;[.B86];&quot;'}}}&quot;)" office:value-type="string" office:string-value="Cam0={name='Cam0',Position=util.vector3(-1294,-1471,182),Pitch=0.2,Yaw=0.32,StartingPoint=util.vector2(-863,-660),bgd={idname='RE2ROOM1010CAM0',Position=util.vector3(176,2890,-767),Anglex=0.2,Anglez=0.32},MASK={mask1={idname='RE2ROOM1010CAM0MSK1',position=util.vector3(-1294,-1471,182),scale=0},mask2={idname='RE2ROOM1010CAM0MSK2',position=util.vector3(-1294,-1471,182),scale=0},mask3={idname='RE2ROOM1010CAM0MSK3',position=util.vector3(-1294,-1471,182),scale=0},mask4={idname='RE2ROOM1010CAM0MSK4',position=util.vector3(-1294,-1471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0={name='Cam0',Position=util.vector3(-1294,-1471,182),Pitch=0.2,Yaw=0.32,StartingPoint=util.vector2(-863,-660),bgd={idname='RE2ROOM1010CAM0',Position=util.vector3(176,2890,-767),Anglex=0.2,Anglez=0.32},MASK={mask1={idname='RE2ROOM1010CAM0MSK1',position=util.vector3(-1294,-1471,182),scale=0},mask2={idname='RE2ROOM1010CAM0MSK2',position=util.vector3(-1294,-1471,182),scale=0},mask3={idname='RE2ROOM1010CAM0MSK3',position=util.vector3(-1294,-1471,182),scale=0},mask4={idname='RE2ROOM1010CAM0MSK4',position=util.vector3(-1294,-1471,182),scale=0}},SwitchZone={SwitchZone1={Point0=util.vector2(-766,-1280),Point1=util.vector2(-1509,-1146),Point2=util.vector2(-1515,-855),Point3=util.vector2(-788,-1001),Camera='Cam1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F8];&quot;={name='&quot;;[.F8];&quot;',Position=util.vector3(&quot;;[.G15];&quot;,&quot;;[.G16];&quot;,&quot;;[.G17];&quot;),Pitch=&quot;;SUBSTITUTE([.G22];&quot;,&quot;;&quot;.&quot;);&quot;,Yaw=&quot;;SUBSTITUTE([.G23];&quot;,&quot;;&quot;.&quot;);&quot;,StartingPoint=util.vector2(&quot;;[.G10];&quot;,&quot;;[.G11];&quot;),bgd={idname='&quot;;[.F7];&quot;',Position=util.vector3(&quot;;[.G24];&quot;,&quot;;[.G25];&quot;,&quot;;[.G26];&quot;),Anglex=&quot;;SUBSTITUTE([.G22];&quot;,&quot;;&quot;.&quot;);&quot;,Anglez=&quot;;SUBSTITUTE([.G23];&quot;,&quot;;&quot;.&quot;);&quot;},&quot;;&quot;MASK={mask1={idname='&quot;;[.F7];&quot;MSK1',position=util.vector3(&quot;;[.G29];&quot;,&quot;;[.G30];&quot;,&quot;;[.G31];&quot;),scale=&quot;;SUBSTITUTE([.H28];&quot;,&quot;;&quot;.&quot;);&quot;},mask2={idname='&quot;;[.F7];&quot;MSK2',position=util.vector3(&quot;;[.G34];&quot;,&quot;;[.G35];&quot;,&quot;;[.G36];&quot;),scale=&quot;;SUBSTITUTE([.H33];&quot;,&quot;;&quot;.&quot;);&quot;},mask3={idname='&quot;;[.F7];&quot;MSK3',position=util.vector3(&quot;;[.G39];&quot;,&quot;;[.G40];&quot;,&quot;;[.G41];&quot;),scale=&quot;;SUBSTITUTE([.H38];&quot;,&quot;;&quot;.&quot;);&quot;},mask4={idname='&quot;;[.F7];&quot;MSK4',position=util.vector3(&quot;;[.G44];&quot;,&quot;;[.G45];&quot;,&quot;;[.G46];&quot;),scale=&quot;;SUBSTITUTE([.H43];&quot;,&quot;;&quot;.&quot;);&quot;}},SwitchZone={SwitchZone1={Point0=util.vector2(&quot;;[.H54];&quot;,&quot;;[.H55];&quot;),Point1=util.vector2(&quot;;[.H56];&quot;,&quot;;[.H57];&quot;),Point2=util.vector2(&quot;;[.H58];&quot;,&quot;;[.H59];&quot;),Point3=util.vector2(&quot;;[.H60];&quot;,&quot;;[.H61];&quot;),Camera='&quot;;[.F53];&quot;'},&quot;;&quot;SwitchZone2={Point0=util.vector2(&quot;;[.H65];&quot;,&quot;;[.H66];&quot;),Point1=util.vector2(&quot;;[.H67];&quot;,&quot;;[.H68];&quot;),Point2=util.vector2(&quot;;[.H69];&quot;,&quot;;[.H70];&quot;),Point3=util.vector2(&quot;;[.H71];&quot;,&quot;;[.H72];&quot;),Camera='&quot;;[.F64];;&quot;'},&quot;;&quot;SwitchZone3={Point0=util.vector2(&quot;;[.H76];&quot;,&quot;;[.H77];&quot;),Point1=util.vector2(&quot;;[.H78];&quot;,&quot;;[.H79];&quot;),Point2=util.vector2(&quot;;[.H80];&quot;,&quot;;[.H81];&quot;),Point3=util.vector2(&quot;;[.H82];&quot;,&quot;;[.H83];&quot;),Camera='&quot;;[.F75];;&quot;'},&quot;;&quot;SwitchZone4={Point0=util.vector2(&quot;;[.H87];&quot;,&quot;;[.H88];&quot;),Point1=util.vector2(&quot;;[.H89];&quot;,&quot;;[.H90];&quot;),Point2=util.vector2(&quot;;[.H91];&quot;,&quot;;[.H92];&quot;),Point3=util.vector2(&quot;;[.H93];&quot;,&quot;;[.H94];&quot;),Camera='&quot;;[.F86];&quot;'}}}&quot;)" office:value-type="string" office:string-value="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={name='Cam1',Position=util.vector3(-1235,-605,184),Pitch=0.1985,Yaw=2.968,StartingPoint=util.vector2(0,0),bgd={idname='RE2ROOM1010CAM1',Position=util.vector3(-388,-5433,-802),Anglex=0.1985,Anglez=2.968},MASK={mask1={idname='RE2ROOM1010CAM1MSK1',position=util.vector3(-1235,-605,184),scale=0},mask2={idname='RE2ROOM1010CAM1MSK2',position=util.vector3(-1235,-605,184),scale=0},mask3={idname='RE2ROOM1010CAM1MSK3',position=util.vector3(-1235,-605,184),scale=0},mask4={idname='RE2ROOM1010CAM1MSK4',position=util.vector3(-1235,-605,184),scale=0}},SwitchZone={SwitchZone1={Point0=util.vector2(-1509,-1442),Point1=util.vector2(-1509,-1101),Point2=util.vector2(-1079,-1174),Point3=util.vector2(-1029,-1448),Camera='Cam2'},SwitchZone2={Point0=util.vector2(-1515,-844),Point1=util.vector2(-1504,-654),Point2=util.vector2(-754,-660),Point3=util.vector2(-766,-995),Camera='Cam0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J8];&quot;={name='&quot;;[.J8];&quot;',Position=util.vector3(&quot;;[.K15];&quot;,&quot;;[.K16];&quot;,&quot;;[.K17];&quot;),Pitch=&quot;;SUBSTITUTE([.K22];&quot;,&quot;;&quot;.&quot;);&quot;,Yaw=&quot;;SUBSTITUTE([.K23];&quot;,&quot;;&quot;.&quot;);&quot;,StartingPoint=util.vector2(&quot;;[.K10];&quot;,&quot;;[.K11];&quot;),bgd={idname='&quot;;[.J7];&quot;',Position=util.vector3(&quot;;[.K24];&quot;,&quot;;[.K25];&quot;,&quot;;[.K26];&quot;),Anglex=&quot;;SUBSTITUTE([.K22];&quot;,&quot;;&quot;.&quot;);&quot;,Anglez=&quot;;SUBSTITUTE([.K23];&quot;,&quot;;&quot;.&quot;);&quot;},&quot;;&quot;MASK={mask1={idname='&quot;;[.J7];&quot;MSK1',position=util.vector3(&quot;;[.K29];&quot;,&quot;;[.K30];&quot;,&quot;;[.K31];&quot;),scale=&quot;;SUBSTITUTE([.L28];&quot;,&quot;;&quot;.&quot;);&quot;},mask2={idname='&quot;;[.J7];&quot;MSK2',position=util.vector3(&quot;;[.K34];&quot;,&quot;;[.K35];&quot;,&quot;;[.K36];&quot;),scale=&quot;;SUBSTITUTE([.L33];&quot;,&quot;;&quot;.&quot;);&quot;},mask3={idname='&quot;;[.J7];&quot;MSK3',position=util.vector3(&quot;;[.K39];&quot;,&quot;;[.K40];&quot;,&quot;;[.K41];&quot;),scale=&quot;;SUBSTITUTE([.L38];&quot;,&quot;;&quot;.&quot;);&quot;},mask4={idname='&quot;;[.J7];&quot;MSK4',position=util.vector3(&quot;;[.K44];&quot;,&quot;;[.K45];&quot;,&quot;;[.K46];&quot;),scale=&quot;;SUBSTITUTE([.L43];&quot;,&quot;;&quot;.&quot;);&quot;}},SwitchZone={SwitchZone1={Point0=util.vector2(&quot;;[.L54];&quot;,&quot;;[.L55];&quot;),Point1=util.vector2(&quot;;[.L56];&quot;,&quot;;[.L57];&quot;),Point2=util.vector2(&quot;;[.L58];&quot;,&quot;;[.L59];&quot;),Point3=util.vector2(&quot;;[.L60];&quot;,&quot;;[.L61];&quot;),Camera='&quot;;[.J53];&quot;'},&quot;;&quot;SwitchZone2={Point0=util.vector2(&quot;;[.L65];&quot;,&quot;;[.L66];&quot;),Point1=util.vector2(&quot;;[.L67];&quot;,&quot;;[.L68];&quot;),Point2=util.vector2(&quot;;[.L69];&quot;,&quot;;[.L70];&quot;),Point3=util.vector2(&quot;;[.L71];&quot;,&quot;;[.L72];&quot;),Camera='&quot;;[.J64];;&quot;'},&quot;;&quot;SwitchZone3={Point0=util.vector2(&quot;;[.L76];&quot;,&quot;;[.L77];&quot;),Point1=util.vector2(&quot;;[.L78];&quot;,&quot;;[.L79];&quot;),Point2=util.vector2(&quot;;[.L80];&quot;,&quot;;[.L81];&quot;),Point3=util.vector2(&quot;;[.L82];&quot;,&quot;;[.L83];&quot;),Camera='&quot;;[.J75];;&quot;'},&quot;;&quot;SwitchZone4={Point0=util.vector2(&quot;;[.L87];&quot;,&quot;;[.L88];&quot;),Point1=util.vector2(&quot;;[.L89];&quot;,&quot;;[.L90];&quot;),Point2=util.vector2(&quot;;[.L91];&quot;,&quot;;[.L92];&quot;),Point3=util.vector2(&quot;;[.L93];&quot;,&quot;;[.L94];&quot;),Camera='&quot;;[.J86];&quot;'}}}&quot;)" office:value-type="string" office:string-value="Cam2={name='Cam2',Position=util.vector3(-1267,-761,288),Pitch=0.522,Yaw=-3.05,StartingPoint=util.vector2(0,0),bgd={idname='RE2ROOM1010CAM2',Position=util.vector3(-1632,-4818,-2056),Anglex=0.522,Anglez=-3.05},MASK={mask1={idname='RE2ROOM1010CAM2MSK1',position=util.vector3(-1267,-761,288),scale=0},mask2={idname='RE2ROOM1010CAM2MSK2',position=util.vector3(-1267,-761,288),scale=0},mask3={idname='RE2ROOM1010CAM2MSK3',position=util.vector3(-1267,-761,288),scale=0},mask4={idname='RE2ROOM1010CAM2MSK4',position=util.vector3(-1267,-761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" calcext:value-type="string">
            <text:p>Cam2={name='Cam2',Position=util.vector3(-1267,-761,288),Pitch=0.522,Yaw=-3.05,StartingPoint=util.vector2(0,0),bgd={idname='RE2ROOM1010CAM2',Position=util.vector3(-1632,-4818,-2056),Anglex=0.522,Anglez=-3.05},MASK={mask1={idname='RE2ROOM1010CAM2MSK1',position=util.vector3(-1267,-761,288),scale=0},mask2={idname='RE2ROOM1010CAM2MSK2',position=util.vector3(-1267,-761,288),scale=0},mask3={idname='RE2ROOM1010CAM2MSK3',position=util.vector3(-1267,-761,288),scale=0},mask4={idname='RE2ROOM1010CAM2MSK4',position=util.vector3(-1267,-761,288),scale=0}},SwitchZone={SwitchZone1={Point0=util.vector2(-1263,-1135),Point1=util.vector2(-1269,-788),Point2=util.vector2(-710,-900),Point3=util.vector2(-765,-1224),Camera='Cam1'},SwitchZone2={Point0=util.vector2(-1577,-984),Point1=util.vector2(-1577,-816),Point2=util.vector2(-1269,-727),Point3=util.vector2(-1263,-934),Camera='Cam3'},SwitchZone3={Point0=util.vector2(-1029,-1420),Point1=util.vector2(-989,-1196),Point2=util.vector2(-805,-1196),Point3=util.vector2(-805,-1420),Camera='Cam4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N8];&quot;={name='&quot;;[.N8];&quot;',Position=util.vector3(&quot;;[.O15];&quot;,&quot;;[.O16];&quot;,&quot;;[.O17];&quot;),Pitch=&quot;;SUBSTITUTE([.O22];&quot;,&quot;;&quot;.&quot;);&quot;,Yaw=&quot;;SUBSTITUTE([.O23];&quot;,&quot;;&quot;.&quot;);&quot;,StartingPoint=util.vector2(&quot;;[.O10];&quot;,&quot;;[.O11];&quot;),bgd={idname='&quot;;[.N7];&quot;',Position=util.vector3(&quot;;[.O24];&quot;,&quot;;[.O25];&quot;,&quot;;[.O26];&quot;),Anglex=&quot;;SUBSTITUTE([.O22];&quot;,&quot;;&quot;.&quot;);&quot;,Anglez=&quot;;SUBSTITUTE([.O23];&quot;,&quot;;&quot;.&quot;);&quot;},&quot;;&quot;MASK={mask1={idname='&quot;;[.N7];&quot;MSK1',position=util.vector3(&quot;;[.O29];&quot;,&quot;;[.O30];&quot;,&quot;;[.O31];&quot;),scale=&quot;;SUBSTITUTE([.P28];&quot;,&quot;;&quot;.&quot;);&quot;},mask2={idname='&quot;;[.N7];&quot;MSK2',position=util.vector3(&quot;;[.O34];&quot;,&quot;;[.O35];&quot;,&quot;;[.O36];&quot;),scale=&quot;;SUBSTITUTE([.P33];&quot;,&quot;;&quot;.&quot;);&quot;},mask3={idname='&quot;;[.N7];&quot;MSK3',position=util.vector3(&quot;;[.O39];&quot;,&quot;;[.O40];&quot;,&quot;;[.O41];&quot;),scale=&quot;;SUBSTITUTE([.P38];&quot;,&quot;;&quot;.&quot;);&quot;},mask4={idname='&quot;;[.N7];&quot;MSK4',position=util.vector3(&quot;;[.O44];&quot;,&quot;;[.O45];&quot;,&quot;;[.O46];&quot;),scale=&quot;;SUBSTITUTE([.P43];&quot;,&quot;;&quot;.&quot;);&quot;}},SwitchZone={SwitchZone1={Point0=util.vector2(&quot;;[.P54];&quot;,&quot;;[.P55];&quot;),Point1=util.vector2(&quot;;[.P56];&quot;,&quot;;[.P57];&quot;),Point2=util.vector2(&quot;;[.P58];&quot;,&quot;;[.P59];&quot;),Point3=util.vector2(&quot;;[.P60];&quot;,&quot;;[.P61];&quot;),Camera='&quot;;[.N53];&quot;'},&quot;;&quot;SwitchZone2={Point0=util.vector2(&quot;;[.P65];&quot;,&quot;;[.P66];&quot;),Point1=util.vector2(&quot;;[.P67];&quot;,&quot;;[.P68];&quot;),Point2=util.vector2(&quot;;[.P69];&quot;,&quot;;[.P70];&quot;),Point3=util.vector2(&quot;;[.P71];&quot;,&quot;;[.P72];&quot;),Camera='&quot;;[.N64];;&quot;'},&quot;;&quot;SwitchZone3={Point0=util.vector2(&quot;;[.P76];&quot;,&quot;;[.P77];&quot;),Point1=util.vector2(&quot;;[.P78];&quot;,&quot;;[.P79];&quot;),Point2=util.vector2(&quot;;[.P80];&quot;,&quot;;[.P81];&quot;),Point3=util.vector2(&quot;;[.P82];&quot;,&quot;;[.P83];&quot;),Camera='&quot;;[.N75];;&quot;'},&quot;;&quot;SwitchZone4={Point0=util.vector2(&quot;;[.P87];&quot;,&quot;;[.P88];&quot;),Point1=util.vector2(&quot;;[.P89];&quot;,&quot;;[.P90];&quot;),Point2=util.vector2(&quot;;[.P91];&quot;,&quot;;[.P92];&quot;),Point3=util.vector2(&quot;;[.P93];&quot;,&quot;;[.P94];&quot;),Camera='&quot;;[.N86];&quot;'}}}&quot;)" office:value-type="string" office:string-value="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3={name='Cam3',Position=util.vector3(-1020,-938,213),Pitch=0.2983,Yaw=-1.0412,StartingPoint=util.vector2(0,0),bgd={idname='RE2ROOM1010CAM3',Position=util.vector3(-5144,1476,-1256),Anglex=0.2983,Anglez=-1.0412},MASK={mask1={idname='RE2ROOM1010CAM3MSK1',position=util.vector3(-1020,-938,213),scale=0},mask2={idname='RE2ROOM1010CAM3MSK2',position=util.vector3(-1020,-938,213),scale=0},mask3={idname='RE2ROOM1010CAM3MSK3',position=util.vector3(-1020,-938,213),scale=0},mask4={idname='RE2ROOM1010CAM3MSK4',position=util.vector3(-1020,-938,213),scale=0}},SwitchZone={SwitchZone1={Point0=util.vector2(-1577,-995),Point1=util.vector2(-1252,-945),Point2=util.vector2(-1252,-1252),Point3=util.vector2(-1572,-1247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R8];&quot;={name='&quot;;[.R8];&quot;',Position=util.vector3(&quot;;[.S15];&quot;,&quot;;[.S16];&quot;,&quot;;[.S17];&quot;),Pitch=&quot;;SUBSTITUTE([.S22];&quot;,&quot;;&quot;.&quot;);&quot;,Yaw=&quot;;SUBSTITUTE([.S23];&quot;,&quot;;&quot;.&quot;);&quot;,StartingPoint=util.vector2(&quot;;[.S10];&quot;,&quot;;[.S11];&quot;),bgd={idname='&quot;;[.R7];&quot;',Position=util.vector3(&quot;;[.S24];&quot;,&quot;;[.S25];&quot;,&quot;;[.S26];&quot;),Anglex=&quot;;SUBSTITUTE([.S22];&quot;,&quot;;&quot;.&quot;);&quot;,Anglez=&quot;;SUBSTITUTE([.S23];&quot;,&quot;;&quot;.&quot;);&quot;},&quot;;&quot;MASK={mask1={idname='&quot;;[.R7];&quot;MSK1',position=util.vector3(&quot;;[.S29];&quot;,&quot;;[.S30];&quot;,&quot;;[.S31];&quot;),scale=&quot;;SUBSTITUTE([.T28];&quot;,&quot;;&quot;.&quot;);&quot;},mask2={idname='&quot;;[.R7];&quot;MSK2',position=util.vector3(&quot;;[.S34];&quot;,&quot;;[.S35];&quot;,&quot;;[.S36];&quot;),scale=&quot;;SUBSTITUTE([.T33];&quot;,&quot;;&quot;.&quot;);&quot;},mask3={idname='&quot;;[.R7];&quot;MSK3',position=util.vector3(&quot;;[.S39];&quot;,&quot;;[.S40];&quot;,&quot;;[.S41];&quot;),scale=&quot;;SUBSTITUTE([.T38];&quot;,&quot;;&quot;.&quot;);&quot;},mask4={idname='&quot;;[.R7];&quot;MSK4',position=util.vector3(&quot;;[.S44];&quot;,&quot;;[.S45];&quot;,&quot;;[.S46];&quot;),scale=&quot;;SUBSTITUTE([.T43];&quot;,&quot;;&quot;.&quot;);&quot;}},SwitchZone={SwitchZone1={Point0=util.vector2(&quot;;[.T54];&quot;,&quot;;[.T55];&quot;),Point1=util.vector2(&quot;;[.T56];&quot;,&quot;;[.T57];&quot;),Point2=util.vector2(&quot;;[.T58];&quot;,&quot;;[.T59];&quot;),Point3=util.vector2(&quot;;[.T60];&quot;,&quot;;[.T61];&quot;),Camera='&quot;;[.R53];&quot;'},&quot;;&quot;SwitchZone2={Point0=util.vector2(&quot;;[.T65];&quot;,&quot;;[.T66];&quot;),Point1=util.vector2(&quot;;[.T67];&quot;,&quot;;[.T68];&quot;),Point2=util.vector2(&quot;;[.T69];&quot;,&quot;;[.T70];&quot;),Point3=util.vector2(&quot;;[.T71];&quot;,&quot;;[.T72];&quot;),Camera='&quot;;[.R64];;&quot;'},&quot;;&quot;SwitchZone3={Point0=util.vector2(&quot;;[.T76];&quot;,&quot;;[.T77];&quot;),Point1=util.vector2(&quot;;[.T78];&quot;,&quot;;[.T79];&quot;),Point2=util.vector2(&quot;;[.T80];&quot;,&quot;;[.T81];&quot;),Point3=util.vector2(&quot;;[.T82];&quot;,&quot;;[.T83];&quot;),Camera='&quot;;[.R75];;&quot;'},&quot;;&quot;SwitchZone4={Point0=util.vector2(&quot;;[.T87];&quot;,&quot;;[.T88];&quot;),Point1=util.vector2(&quot;;[.T89];&quot;,&quot;;[.T90];&quot;),Point2=util.vector2(&quot;;[.T91];&quot;,&quot;;[.T92];&quot;),Point3=util.vector2(&quot;;[.T93];&quot;,&quot;;[.T94];&quot;),Camera='&quot;;[.R86];&quot;'}}}&quot;)" office:value-type="string" office:string-value="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4={name='Cam4',Position=util.vector3(-1082,-1073,225),Pitch=0.4034,Yaw=2.5529,StartingPoint=util.vector2(0,0),bgd={idname='RE2ROOM1010CAM4',Position=util.vector3(1472,-4898,-1738),Anglex=0.4034,Anglez=2.5529},MASK={mask1={idname='RE2ROOM1010CAM4MSK1',position=util.vector3(-1082,-1073,225),scale=0},mask2={idname='RE2ROOM1010CAM4MSK2',position=util.vector3(-1082,-1073,225),scale=0},mask3={idname='RE2ROOM1010CAM4MSK3',position=util.vector3(-1082,-1073,225),scale=0},mask4={idname='RE2ROOM1010CAM4MSK4',position=util.vector3(-1082,-1073,225),scale=0}},SwitchZone={SwitchZone1={Point0=util.vector2(-1303,-1454),Point1=util.vector2(-1308,-1208),Point2=util.vector2(-1006,-1185),Point3=util.vector2(-1045,-1448),Camera='Cam2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V8];&quot;={name='&quot;;[.V8];&quot;',Position=util.vector3(&quot;;[.W15];&quot;,&quot;;[.W16];&quot;,&quot;;[.W17];&quot;),Pitch=&quot;;SUBSTITUTE([.W22];&quot;,&quot;;&quot;.&quot;);&quot;,Yaw=&quot;;SUBSTITUTE([.W23];&quot;,&quot;;&quot;.&quot;);&quot;,StartingPoint=util.vector2(&quot;;[.W10];&quot;,&quot;;[.W11];&quot;),bgd={idname='&quot;;[.V7];&quot;',Position=util.vector3(&quot;;[.W24];&quot;,&quot;;[.W25];&quot;,&quot;;[.W26];&quot;),Anglex=&quot;;SUBSTITUTE([.W22];&quot;,&quot;;&quot;.&quot;);&quot;,Anglez=&quot;;SUBSTITUTE([.W23];&quot;,&quot;;&quot;.&quot;);&quot;},&quot;;&quot;MASK={mask1={idname='&quot;;[.V7];&quot;MSK1',position=util.vector3(&quot;;[.W29];&quot;,&quot;;[.W30];&quot;,&quot;;[.W31];&quot;),scale=&quot;;SUBSTITUTE([.X28];&quot;,&quot;;&quot;.&quot;);&quot;},mask2={idname='&quot;;[.V7];&quot;MSK2',position=util.vector3(&quot;;[.W34];&quot;,&quot;;[.W35];&quot;,&quot;;[.W36];&quot;),scale=&quot;;SUBSTITUTE([.X33];&quot;,&quot;;&quot;.&quot;);&quot;},mask3={idname='&quot;;[.V7];&quot;MSK3',position=util.vector3(&quot;;[.W39];&quot;,&quot;;[.W40];&quot;,&quot;;[.W41];&quot;),scale=&quot;;SUBSTITUTE([.X38];&quot;,&quot;;&quot;.&quot;);&quot;},mask4={idname='&quot;;[.V7];&quot;MSK4',position=util.vector3(&quot;;[.W44];&quot;,&quot;;[.W45];&quot;,&quot;;[.W46];&quot;),scale=&quot;;SUBSTITUTE([.X43];&quot;,&quot;;&quot;.&quot;);&quot;}},SwitchZone={SwitchZone1={Point0=util.vector2(&quot;;[.X54];&quot;,&quot;;[.X55];&quot;),Point1=util.vector2(&quot;;[.X56];&quot;,&quot;;[.X57];&quot;),Point2=util.vector2(&quot;;[.X58];&quot;,&quot;;[.X59];&quot;),Point3=util.vector2(&quot;;[.X60];&quot;,&quot;;[.X61];&quot;),Camera='&quot;;[.V53];&quot;'},&quot;;&quot;SwitchZone2={Point0=util.vector2(&quot;;[.X65];&quot;,&quot;;[.X66];&quot;),Point1=util.vector2(&quot;;[.X67];&quot;,&quot;;[.X68];&quot;),Point2=util.vector2(&quot;;[.X69];&quot;,&quot;;[.X70];&quot;),Point3=util.vector2(&quot;;[.X71];&quot;,&quot;;[.X72];&quot;),Camera='&quot;;[.V64];;&quot;'},&quot;;&quot;SwitchZone3={Point0=util.vector2(&quot;;[.X76];&quot;,&quot;;[.X77];&quot;),Point1=util.vector2(&quot;;[.X78];&quot;,&quot;;[.X79];&quot;),Point2=util.vector2(&quot;;[.X80];&quot;,&quot;;[.X81];&quot;),Point3=util.vector2(&quot;;[.X82];&quot;,&quot;;[.X83];&quot;),Camera='&quot;;[.V75];;&quot;'},&quot;;&quot;SwitchZone4={Point0=util.vector2(&quot;;[.X87];&quot;,&quot;;[.X88];&quot;),Point1=util.vector2(&quot;;[.X89];&quot;,&quot;;[.X90];&quot;),Point2=util.vector2(&quot;;[.X91];&quot;,&quot;;[.X92];&quot;),Point3=util.vector2(&quot;;[.X93];&quot;,&quot;;[.X94];&quot;),Camera='&quot;;[.V86];&quot;'}}}&quot;)" office:value-type="string" office:string-value="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5={name='Cam5',Position=util.vector3(-1065,-897,66),Pitch=-0.2393,Yaw=0.9887,StartingPoint=util.vector2(0,0),bgd={idname='RE2ROOM1010CAM5',Position=util.vector3(2993,1774,1251),Anglex=-0.2393,Anglez=0.9887},MASK={mask1={idname='RE2ROOM1010CAM5MSK1',position=util.vector3(-1065,-897,66),scale=0},mask2={idname='RE2ROOM1010CAM5MSK2',position=util.vector3(-1065,-897,66),scale=0},mask3={idname='RE2ROOM1010CAM5MSK3',position=util.vector3(-1065,-897,66),scale=0},mask4={idname='RE2ROOM1010CAM5MSK4',position=util.vector3(-1065,-897,6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Z8];&quot;={name='&quot;;[.Z8];&quot;',Position=util.vector3(&quot;;[.AA15];&quot;,&quot;;[.AA16];&quot;,&quot;;[.AA17];&quot;),Pitch=&quot;;SUBSTITUTE([.AA22];&quot;,&quot;;&quot;.&quot;);&quot;,Yaw=&quot;;SUBSTITUTE([.AA23];&quot;,&quot;;&quot;.&quot;);&quot;,StartingPoint=util.vector2(&quot;;[.AA10];&quot;,&quot;;[.AA11];&quot;),bgd={idname='&quot;;[.Z7];&quot;',Position=util.vector3(&quot;;[.AA24];&quot;,&quot;;[.AA25];&quot;,&quot;;[.AA26];&quot;),Anglex=&quot;;SUBSTITUTE([.AA22];&quot;,&quot;;&quot;.&quot;);&quot;,Anglez=&quot;;SUBSTITUTE([.AA23];&quot;,&quot;;&quot;.&quot;);&quot;},&quot;;&quot;MASK={mask1={idname='&quot;;[.Z7];&quot;MSK1',position=util.vector3(&quot;;[.AA29];&quot;,&quot;;[.AA30];&quot;,&quot;;[.AA31];&quot;),scale=&quot;;SUBSTITUTE([.AB28];&quot;,&quot;;&quot;.&quot;);&quot;},mask2={idname='&quot;;[.Z7];&quot;MSK2',position=util.vector3(&quot;;[.AA34];&quot;,&quot;;[.AA35];&quot;,&quot;;[.AA36];&quot;),scale=&quot;;SUBSTITUTE([.AB33];&quot;,&quot;;&quot;.&quot;);&quot;},mask3={idname='&quot;;[.Z7];&quot;MSK3',position=util.vector3(&quot;;[.AA39];&quot;,&quot;;[.AA40];&quot;,&quot;;[.AA41];&quot;),scale=&quot;;SUBSTITUTE([.AB38];&quot;,&quot;;&quot;.&quot;);&quot;},mask4={idname='&quot;;[.Z7];&quot;MSK4',position=util.vector3(&quot;;[.AA44];&quot;,&quot;;[.AA45];&quot;,&quot;;[.AA46];&quot;),scale=&quot;;SUBSTITUTE([.AB43];&quot;,&quot;;&quot;.&quot;);&quot;}},SwitchZone={SwitchZone1={Point0=util.vector2(&quot;;[.AB54];&quot;,&quot;;[.AB55];&quot;),Point1=util.vector2(&quot;;[.AB56];&quot;,&quot;;[.AB57];&quot;),Point2=util.vector2(&quot;;[.AB58];&quot;,&quot;;[.AB59];&quot;),Point3=util.vector2(&quot;;[.AB60];&quot;,&quot;;[.AB61];&quot;),Camera='&quot;;[.Z53];&quot;'},&quot;;&quot;SwitchZone2={Point0=util.vector2(&quot;;[.AB65];&quot;,&quot;;[.AB66];&quot;),Point1=util.vector2(&quot;;[.AB67];&quot;,&quot;;[.AB68];&quot;),Point2=util.vector2(&quot;;[.AB69];&quot;,&quot;;[.AB70];&quot;),Point3=util.vector2(&quot;;[.AB71];&quot;,&quot;;[.AB72];&quot;),Camera='&quot;;[.Z64];;&quot;'},&quot;;&quot;SwitchZone3={Point0=util.vector2(&quot;;[.AB76];&quot;,&quot;;[.AB77];&quot;),Point1=util.vector2(&quot;;[.AB78];&quot;,&quot;;[.AB79];&quot;),Point2=util.vector2(&quot;;[.AB80];&quot;,&quot;;[.AB81];&quot;),Point3=util.vector2(&quot;;[.AB82];&quot;,&quot;;[.AB83];&quot;),Camera='&quot;;[.Z75];;&quot;'},&quot;;&quot;SwitchZone4={Point0=util.vector2(&quot;;[.AB87];&quot;,&quot;;[.AB88];&quot;),Point1=util.vector2(&quot;;[.AB89];&quot;,&quot;;[.AB90];&quot;),Point2=util.vector2(&quot;;[.AB91];&quot;,&quot;;[.AB92];&quot;),Point3=util.vector2(&quot;;[.AB93];&quot;,&quot;;[.AB94];&quot;),Camera='&quot;;[.Z86];&quot;'}}}&quot;)" office:value-type="string" office:string-value="Cam6={name='Cam6',Position=util.vector3(-1244,-677,20),Pitch=-0.25,Yaw=1.53,StartingPoint=util.vector2(0,0),bgd={idname='RE2ROOM1010CAM6',Position=util.vector3(3300,-491,1216),Anglex=-0.25,Anglez=1.53},MASK={mask1={idname='RE2ROOM1010CAM6MSK1',position=util.vector3(-1244,-677,20),scale=0},mask2={idname='RE2ROOM1010CAM6MSK2',position=util.vector3(-1244,-677,20),scale=0},mask3={idname='RE2ROOM1010CAM6MSK3',position=util.vector3(-1244,-677,20),scale=0},mask4={idname='RE2ROOM1010CAM6MSK4',position=util.vector3(-1244,-677,20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6={name='Cam6',Position=util.vector3(-1244,-677,20),Pitch=-0.25,Yaw=1.53,StartingPoint=util.vector2(0,0),bgd={idname='RE2ROOM1010CAM6',Position=util.vector3(3300,-491,1216),Anglex=-0.25,Anglez=1.53},MASK={mask1={idname='RE2ROOM1010CAM6MSK1',position=util.vector3(-1244,-677,20),scale=0},mask2={idname='RE2ROOM1010CAM6MSK2',position=util.vector3(-1244,-677,20),scale=0},mask3={idname='RE2ROOM1010CAM6MSK3',position=util.vector3(-1244,-677,20),scale=0},mask4={idname='RE2ROOM1010CAM6MSK4',position=util.vector3(-1244,-677,20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D8];&quot;={name='&quot;;[.AD8];&quot;',Position=util.vector3(&quot;;[.AE15];&quot;,&quot;;[.AE16];&quot;,&quot;;[.AE17];&quot;),Pitch=&quot;;SUBSTITUTE([.AE22];&quot;,&quot;;&quot;.&quot;);&quot;,Yaw=&quot;;SUBSTITUTE([.AE23];&quot;,&quot;;&quot;.&quot;);&quot;,StartingPoint=util.vector2(&quot;;[.AE10];&quot;,&quot;;[.AE11];&quot;),bgd={idname='&quot;;[.AD7];&quot;',Position=util.vector3(&quot;;[.AE24];&quot;,&quot;;[.AE25];&quot;,&quot;;[.AE26];&quot;),Anglex=&quot;;SUBSTITUTE([.AE22];&quot;,&quot;;&quot;.&quot;);&quot;,Anglez=&quot;;SUBSTITUTE([.AE23];&quot;,&quot;;&quot;.&quot;);&quot;},&quot;;&quot;MASK={mask1={idname='&quot;;[.AD7];&quot;MSK1',position=util.vector3(&quot;;[.AE29];&quot;,&quot;;[.AE30];&quot;,&quot;;[.AE31];&quot;),scale=&quot;;SUBSTITUTE([.AF28];&quot;,&quot;;&quot;.&quot;);&quot;},mask2={idname='&quot;;[.AD7];&quot;MSK2',position=util.vector3(&quot;;[.AE34];&quot;,&quot;;[.AE35];&quot;,&quot;;[.AE36];&quot;),scale=&quot;;SUBSTITUTE([.AF33];&quot;,&quot;;&quot;.&quot;);&quot;},mask3={idname='&quot;;[.AD7];&quot;MSK3',position=util.vector3(&quot;;[.AE39];&quot;,&quot;;[.AE40];&quot;,&quot;;[.AE41];&quot;),scale=&quot;;SUBSTITUTE([.AF38];&quot;,&quot;;&quot;.&quot;);&quot;},mask4={idname='&quot;;[.AD7];&quot;MSK4',position=util.vector3(&quot;;[.AE44];&quot;,&quot;;[.AE45];&quot;,&quot;;[.AE46];&quot;),scale=&quot;;SUBSTITUTE([.AF43];&quot;,&quot;;&quot;.&quot;);&quot;}},SwitchZone={SwitchZone1={Point0=util.vector2(&quot;;[.AF54];&quot;,&quot;;[.AF55];&quot;),Point1=util.vector2(&quot;;[.AF56];&quot;,&quot;;[.AF57];&quot;),Point2=util.vector2(&quot;;[.AF58];&quot;,&quot;;[.AF59];&quot;),Point3=util.vector2(&quot;;[.AF60];&quot;,&quot;;[.AF61];&quot;),Camera='&quot;;[.AD53];&quot;'},&quot;;&quot;SwitchZone2={Point0=util.vector2(&quot;;[.AF65];&quot;,&quot;;[.AF66];&quot;),Point1=util.vector2(&quot;;[.AF67];&quot;,&quot;;[.AF68];&quot;),Point2=util.vector2(&quot;;[.AF69];&quot;,&quot;;[.AF70];&quot;),Point3=util.vector2(&quot;;[.AF71];&quot;,&quot;;[.AF72];&quot;),Camera='&quot;;[.AD64];;&quot;'},&quot;;&quot;SwitchZone3={Point0=util.vector2(&quot;;[.AF76];&quot;,&quot;;[.AF77];&quot;),Point1=util.vector2(&quot;;[.AF78];&quot;,&quot;;[.AF79];&quot;),Point2=util.vector2(&quot;;[.AF80];&quot;,&quot;;[.AF81];&quot;),Point3=util.vector2(&quot;;[.AF82];&quot;,&quot;;[.AF83];&quot;),Camera='&quot;;[.AD75];;&quot;'},&quot;;&quot;SwitchZone4={Point0=util.vector2(&quot;;[.AF87];&quot;,&quot;;[.AF88];&quot;),Point1=util.vector2(&quot;;[.AF89];&quot;,&quot;;[.AF90];&quot;),Point2=util.vector2(&quot;;[.AF91];&quot;,&quot;;[.AF92];&quot;),Point3=util.vector2(&quot;;[.AF93];&quot;,&quot;;[.AF94];&quot;),Camera='&quot;;[.AD86];&quot;'}}}&quot;)" office:value-type="string" office:string-value="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7={name='Cam7',Position=util.vector3(-1243,-1406,182),Pitch=0.2385,Yaw=-0.2011,StartingPoint=util.vector2(0,0),bgd={idname='RE2ROOM1010CAM7',Position=util.vector3(-2213,3355,-999),Anglex=0.2385,Anglez=-0.2011},MASK={mask1={idname='RE2ROOM1010CAM7MSK1',position=util.vector3(-1243,-1406,182),scale=0},mask2={idname='RE2ROOM1010CAM7MSK2',position=util.vector3(-1243,-1406,182),scale=0},mask3={idname='RE2ROOM1010CAM7MSK3',position=util.vector3(-1243,-1406,182),scale=0},mask4={idname='RE2ROOM1010CAM7MSK4',position=util.vector3(-1243,-1406,182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H8];&quot;={name='&quot;;[.AH8];&quot;',Position=util.vector3(&quot;;[.AI15];&quot;,&quot;;[.AI16];&quot;,&quot;;[.AI17];&quot;),Pitch=&quot;;SUBSTITUTE([.AI22];&quot;,&quot;;&quot;.&quot;);&quot;,Yaw=&quot;;SUBSTITUTE([.AI23];&quot;,&quot;;&quot;.&quot;);&quot;,StartingPoint=util.vector2(&quot;;[.AI10];&quot;,&quot;;[.AI11];&quot;),bgd={idname='&quot;;[.AH7];&quot;',Position=util.vector3(&quot;;[.AI24];&quot;,&quot;;[.AI25];&quot;,&quot;;[.AI26];&quot;),Anglex=&quot;;SUBSTITUTE([.AI22];&quot;,&quot;;&quot;.&quot;);&quot;,Anglez=&quot;;SUBSTITUTE([.AI23];&quot;,&quot;;&quot;.&quot;);&quot;},&quot;;&quot;MASK={mask1={idname='&quot;;[.AH7];&quot;MSK1',position=util.vector3(&quot;;[.AI29];&quot;,&quot;;[.AI30];&quot;,&quot;;[.AI31];&quot;),scale=&quot;;SUBSTITUTE([.AJ28];&quot;,&quot;;&quot;.&quot;);&quot;},mask2={idname='&quot;;[.AH7];&quot;MSK2',position=util.vector3(&quot;;[.AI34];&quot;,&quot;;[.AI35];&quot;,&quot;;[.AI36];&quot;),scale=&quot;;SUBSTITUTE([.AJ33];&quot;,&quot;;&quot;.&quot;);&quot;},mask3={idname='&quot;;[.AH7];&quot;MSK3',position=util.vector3(&quot;;[.AI39];&quot;,&quot;;[.AI40];&quot;,&quot;;[.AI41];&quot;),scale=&quot;;SUBSTITUTE([.AJ38];&quot;,&quot;;&quot;.&quot;);&quot;},mask4={idname='&quot;;[.AH7];&quot;MSK4',position=util.vector3(&quot;;[.AI44];&quot;,&quot;;[.AI45];&quot;,&quot;;[.AI46];&quot;),scale=&quot;;SUBSTITUTE([.AJ43];&quot;,&quot;;&quot;.&quot;);&quot;}},SwitchZone={SwitchZone1={Point0=util.vector2(&quot;;[.AJ54];&quot;,&quot;;[.AJ55];&quot;),Point1=util.vector2(&quot;;[.AJ56];&quot;,&quot;;[.AJ57];&quot;),Point2=util.vector2(&quot;;[.AJ58];&quot;,&quot;;[.AJ59];&quot;),Point3=util.vector2(&quot;;[.AJ60];&quot;,&quot;;[.AJ61];&quot;),Camera='&quot;;[.AH53];&quot;'},&quot;;&quot;SwitchZone2={Point0=util.vector2(&quot;;[.AJ65];&quot;,&quot;;[.AJ66];&quot;),Point1=util.vector2(&quot;;[.AJ67];&quot;,&quot;;[.AJ68];&quot;),Point2=util.vector2(&quot;;[.AJ69];&quot;,&quot;;[.AJ70];&quot;),Point3=util.vector2(&quot;;[.AJ71];&quot;,&quot;;[.AJ72];&quot;),Camera='&quot;;[.AH64];;&quot;'},&quot;;&quot;SwitchZone3={Point0=util.vector2(&quot;;[.AJ76];&quot;,&quot;;[.AJ77];&quot;),Point1=util.vector2(&quot;;[.AJ78];&quot;,&quot;;[.AJ79];&quot;),Point2=util.vector2(&quot;;[.AJ80];&quot;,&quot;;[.AJ81];&quot;),Point3=util.vector2(&quot;;[.AJ82];&quot;,&quot;;[.AJ83];&quot;),Camera='&quot;;[.AH75];;&quot;'},&quot;;&quot;SwitchZone4={Point0=util.vector2(&quot;;[.AJ87];&quot;,&quot;;[.AJ88];&quot;),Point1=util.vector2(&quot;;[.AJ89];&quot;,&quot;;[.AJ90];&quot;),Point2=util.vector2(&quot;;[.AJ91];&quot;,&quot;;[.AJ92];&quot;),Point3=util.vector2(&quot;;[.AJ93];&quot;,&quot;;[.AJ94];&quot;),Camera='&quot;;[.AH86];&quot;'}}}&quot;)" office:value-type="string" office:string-value="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8={name='Cam8',Position=util.vector3(-1235,-605,184),Pitch=0.1962,Yaw=-2.9654,StartingPoint=util.vector2(-1095,-1054),bgd={idname='RE2ROOM1010CAM8',Position=util.vector3(-2095,-5433,-791),Anglex=0.1962,Anglez=-2.9654},MASK={mask1={idname='RE2ROOM1010CAM8MSK1',position=util.vector3(-1235,-605,184),scale=0},mask2={idname='RE2ROOM1010CAM8MSK2',position=util.vector3(-1235,-605,184),scale=0},mask3={idname='RE2ROOM1010CAM8MSK3',position=util.vector3(-1235,-605,184),scale=0},mask4={idname='RE2ROOM1010CAM8MSK4',position=util.vector3(-1235,-605,18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L8];&quot;={name='&quot;;[.AL8];&quot;',Position=util.vector3(&quot;;[.AM15];&quot;,&quot;;[.AM16];&quot;,&quot;;[.AM17];&quot;),Pitch=&quot;;SUBSTITUTE([.AM22];&quot;,&quot;;&quot;.&quot;);&quot;,Yaw=&quot;;SUBSTITUTE([.AM23];&quot;,&quot;;&quot;.&quot;);&quot;,StartingPoint=util.vector2(&quot;;[.AM10];&quot;,&quot;;[.AM11];&quot;),bgd={idname='&quot;;[.AL7];&quot;',Position=util.vector3(&quot;;[.AM24];&quot;,&quot;;[.AM25];&quot;,&quot;;[.AM26];&quot;),Anglex=&quot;;SUBSTITUTE([.AM22];&quot;,&quot;;&quot;.&quot;);&quot;,Anglez=&quot;;SUBSTITUTE([.AM23];&quot;,&quot;;&quot;.&quot;);&quot;},&quot;;&quot;MASK={mask1={idname='&quot;;[.AL7];&quot;MSK1',position=util.vector3(&quot;;[.AM29];&quot;,&quot;;[.AM30];&quot;,&quot;;[.AM31];&quot;),scale=&quot;;SUBSTITUTE([.AN28];&quot;,&quot;;&quot;.&quot;);&quot;},mask2={idname='&quot;;[.AL7];&quot;MSK2',position=util.vector3(&quot;;[.AM34];&quot;,&quot;;[.AM35];&quot;,&quot;;[.AM36];&quot;),scale=&quot;;SUBSTITUTE([.AN33];&quot;,&quot;;&quot;.&quot;);&quot;},mask3={idname='&quot;;[.AL7];&quot;MSK3',position=util.vector3(&quot;;[.AM39];&quot;,&quot;;[.AM40];&quot;,&quot;;[.AM41];&quot;),scale=&quot;;SUBSTITUTE([.AN38];&quot;,&quot;;&quot;.&quot;);&quot;},mask4={idname='&quot;;[.AL7];&quot;MSK4',position=util.vector3(&quot;;[.AM44];&quot;,&quot;;[.AM45];&quot;,&quot;;[.AM46];&quot;),scale=&quot;;SUBSTITUTE([.AN43];&quot;,&quot;;&quot;.&quot;);&quot;}},SwitchZone={SwitchZone1={Point0=util.vector2(&quot;;[.AN54];&quot;,&quot;;[.AN55];&quot;),Point1=util.vector2(&quot;;[.AN56];&quot;,&quot;;[.AN57];&quot;),Point2=util.vector2(&quot;;[.AN58];&quot;,&quot;;[.AN59];&quot;),Point3=util.vector2(&quot;;[.AN60];&quot;,&quot;;[.AN61];&quot;),Camera='&quot;;[.AL53];&quot;'},&quot;;&quot;SwitchZone2={Point0=util.vector2(&quot;;[.AN65];&quot;,&quot;;[.AN66];&quot;),Point1=util.vector2(&quot;;[.AN67];&quot;,&quot;;[.AN68];&quot;),Point2=util.vector2(&quot;;[.AN69];&quot;,&quot;;[.AN70];&quot;),Point3=util.vector2(&quot;;[.AN71];&quot;,&quot;;[.AN72];&quot;),Camera='&quot;;[.AL64];;&quot;'},&quot;;&quot;SwitchZone3={Point0=util.vector2(&quot;;[.AN76];&quot;,&quot;;[.AN77];&quot;),Point1=util.vector2(&quot;;[.AN78];&quot;,&quot;;[.AN79];&quot;),Point2=util.vector2(&quot;;[.AN80];&quot;,&quot;;[.AN81];&quot;),Point3=util.vector2(&quot;;[.AN82];&quot;,&quot;;[.AN83];&quot;),Camera='&quot;;[.AL75];;&quot;'},&quot;;&quot;SwitchZone4={Point0=util.vector2(&quot;;[.AN87];&quot;,&quot;;[.AN88];&quot;),Point1=util.vector2(&quot;;[.AN89];&quot;,&quot;;[.AN90];&quot;),Point2=util.vector2(&quot;;[.AN91];&quot;,&quot;;[.AN92];&quot;),Point3=util.vector2(&quot;;[.AN93];&quot;,&quot;;[.AN94];&quot;),Camera='&quot;;[.AL86];&quot;'}}}&quot;)" office:value-type="string" office:string-value="Cam9={name='Cam9',Position=util.vector3(-1165,-832,116),Pitch=0.018,Yaw=-1.52,StartingPoint=util.vector2(0,0),bgd={idname='RE2ROOM1010CAM9',Position=util.vector3(-5859,-611,30),Anglex=0.018,Anglez=-1.52},MASK={mask1={idname='RE2ROOM1010CAM9MSK1',position=util.vector3(-1265,-827,114),scale=0.02},mask2={idname='RE2ROOM1010CAM9MSK2',position=util.vector3(-1165,-832,116),scale=0},mask3={idname='RE2ROOM1010CAM9MSK3',position=util.vector3(-1165,-832,116),scale=0},mask4={idname='RE2ROOM1010CAM9MSK4',position=util.vector3(-1165,-832,11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9={name='Cam9',Position=util.vector3(-1165,-832,116),Pitch=0.018,Yaw=-1.52,StartingPoint=util.vector2(0,0),bgd={idname='RE2ROOM1010CAM9',Position=util.vector3(-5859,-611,30),Anglex=0.018,Anglez=-1.52},MASK={mask1={idname='RE2ROOM1010CAM9MSK1',position=util.vector3(-1265,-827,114),scale=0.02},mask2={idname='RE2ROOM1010CAM9MSK2',position=util.vector3(-1165,-832,116),scale=0},mask3={idname='RE2ROOM1010CAM9MSK3',position=util.vector3(-1165,-832,116),scale=0},mask4={idname='RE2ROOM1010CAM9MSK4',position=util.vector3(-1165,-832,11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P8];&quot;={name='&quot;;[.AP8];&quot;',Position=util.vector3(&quot;;[.AQ15];&quot;,&quot;;[.AQ16];&quot;,&quot;;[.AQ17];&quot;),Pitch=&quot;;SUBSTITUTE([.AQ22];&quot;,&quot;;&quot;.&quot;);&quot;,Yaw=&quot;;SUBSTITUTE([.AQ23];&quot;,&quot;;&quot;.&quot;);&quot;,StartingPoint=util.vector2(&quot;;[.AQ10];&quot;,&quot;;[.AQ11];&quot;),bgd={idname='&quot;;[.AP7];&quot;',Position=util.vector3(&quot;;[.AQ24];&quot;,&quot;;[.AQ25];&quot;,&quot;;[.AQ26];&quot;),Anglex=&quot;;SUBSTITUTE([.AQ22];&quot;,&quot;;&quot;.&quot;);&quot;,Anglez=&quot;;SUBSTITUTE([.AQ23];&quot;,&quot;;&quot;.&quot;);&quot;},&quot;;&quot;MASK={mask1={idname='&quot;;[.AP7];&quot;MSK1',position=util.vector3(&quot;;[.AQ29];&quot;,&quot;;[.AQ30];&quot;,&quot;;[.AQ31];&quot;),scale=&quot;;SUBSTITUTE([.AR28];&quot;,&quot;;&quot;.&quot;);&quot;},mask2={idname='&quot;;[.AP7];&quot;MSK2',position=util.vector3(&quot;;[.AQ34];&quot;,&quot;;[.AQ35];&quot;,&quot;;[.AQ36];&quot;),scale=&quot;;SUBSTITUTE([.AR33];&quot;,&quot;;&quot;.&quot;);&quot;},mask3={idname='&quot;;[.AP7];&quot;MSK3',position=util.vector3(&quot;;[.AQ39];&quot;,&quot;;[.AQ40];&quot;,&quot;;[.AQ41];&quot;),scale=&quot;;SUBSTITUTE([.AR38];&quot;,&quot;;&quot;.&quot;);&quot;},mask4={idname='&quot;;[.AP7];&quot;MSK4',position=util.vector3(&quot;;[.AQ44];&quot;,&quot;;[.AQ45];&quot;,&quot;;[.AQ46];&quot;),scale=&quot;;SUBSTITUTE([.AR43];&quot;,&quot;;&quot;.&quot;);&quot;}},SwitchZone={SwitchZone1={Point0=util.vector2(&quot;;[.AR54];&quot;,&quot;;[.AR55];&quot;),Point1=util.vector2(&quot;;[.AR56];&quot;,&quot;;[.AR57];&quot;),Point2=util.vector2(&quot;;[.AR58];&quot;,&quot;;[.AR59];&quot;),Point3=util.vector2(&quot;;[.AR60];&quot;,&quot;;[.AR61];&quot;),Camera='&quot;;[.AP53];&quot;'},&quot;;&quot;SwitchZone2={Point0=util.vector2(&quot;;[.AR65];&quot;,&quot;;[.AR66];&quot;),Point1=util.vector2(&quot;;[.AR67];&quot;,&quot;;[.AR68];&quot;),Point2=util.vector2(&quot;;[.AR69];&quot;,&quot;;[.AR70];&quot;),Point3=util.vector2(&quot;;[.AR71];&quot;,&quot;;[.AR72];&quot;),Camera='&quot;;[.AP64];;&quot;'},&quot;;&quot;SwitchZone3={Point0=util.vector2(&quot;;[.AR76];&quot;,&quot;;[.AR77];&quot;),Point1=util.vector2(&quot;;[.AR78];&quot;,&quot;;[.AR79];&quot;),Point2=util.vector2(&quot;;[.AR80];&quot;,&quot;;[.AR81];&quot;),Point3=util.vector2(&quot;;[.AR82];&quot;,&quot;;[.AR83];&quot;),Camera='&quot;;[.AP75];;&quot;'},&quot;;&quot;SwitchZone4={Point0=util.vector2(&quot;;[.AR87];&quot;,&quot;;[.AR88];&quot;),Point1=util.vector2(&quot;;[.AR89];&quot;,&quot;;[.AR90];&quot;),Point2=util.vector2(&quot;;[.AR91];&quot;,&quot;;[.AR92];&quot;),Point3=util.vector2(&quot;;[.AR93];&quot;,&quot;;[.AR94];&quot;),Camera='&quot;;[.AP86];&quot;'}}}&quot;)" office:value-type="string" office:string-value="Cam10={name='Cam10',Position=util.vector3(-1481,-1006,173),Pitch=0.185,Yaw=0.855,StartingPoint=util.vector2(0,0),bgd={idname='RE2ROOM1010CAM10',Position=util.vector3(2000,2025,-692),Anglex=0.185,Anglez=0.855},MASK={mask1={idname='RE2ROOM1010CAM10MSK1',position=util.vector3(-1481,-1006,173),scale=0},mask2={idname='RE2ROOM1010CAM10MSK2',position=util.vector3(-1481,-1006,173),scale=0},mask3={idname='RE2ROOM1010CAM10MSK3',position=util.vector3(-1481,-1006,173),scale=0},mask4={idname='RE2ROOM1010CAM10MSK4',position=util.vector3(-1481,-1006,173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0={name='Cam10',Position=util.vector3(-1481,-1006,173),Pitch=0.185,Yaw=0.855,StartingPoint=util.vector2(0,0),bgd={idname='RE2ROOM1010CAM10',Position=util.vector3(2000,2025,-692),Anglex=0.185,Anglez=0.855},MASK={mask1={idname='RE2ROOM1010CAM10MSK1',position=util.vector3(-1481,-1006,173),scale=0},mask2={idname='RE2ROOM1010CAM10MSK2',position=util.vector3(-1481,-1006,173),scale=0},mask3={idname='RE2ROOM1010CAM10MSK3',position=util.vector3(-1481,-1006,173),scale=0},mask4={idname='RE2ROOM1010CAM10MSK4',position=util.vector3(-1481,-1006,173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T8];&quot;={name='&quot;;[.AT8];&quot;',Position=util.vector3(&quot;;[.AU15];&quot;,&quot;;[.AU16];&quot;,&quot;;[.AU17];&quot;),Pitch=&quot;;SUBSTITUTE([.AU22];&quot;,&quot;;&quot;.&quot;);&quot;,Yaw=&quot;;SUBSTITUTE([.AU23];&quot;,&quot;;&quot;.&quot;);&quot;,StartingPoint=util.vector2(&quot;;[.AU10];&quot;,&quot;;[.AU11];&quot;),bgd={idname='&quot;;[.AT7];&quot;',Position=util.vector3(&quot;;[.AU24];&quot;,&quot;;[.AU25];&quot;,&quot;;[.AU26];&quot;),Anglex=&quot;;SUBSTITUTE([.AU22];&quot;,&quot;;&quot;.&quot;);&quot;,Anglez=&quot;;SUBSTITUTE([.AU23];&quot;,&quot;;&quot;.&quot;);&quot;},&quot;;&quot;MASK={mask1={idname='&quot;;[.AT7];&quot;MSK1',position=util.vector3(&quot;;[.AU29];&quot;,&quot;;[.AU30];&quot;,&quot;;[.AU31];&quot;),scale=&quot;;SUBSTITUTE([.AV28];&quot;,&quot;;&quot;.&quot;);&quot;},mask2={idname='&quot;;[.AT7];&quot;MSK2',position=util.vector3(&quot;;[.AU34];&quot;,&quot;;[.AU35];&quot;,&quot;;[.AU36];&quot;),scale=&quot;;SUBSTITUTE([.AV33];&quot;,&quot;;&quot;.&quot;);&quot;},mask3={idname='&quot;;[.AT7];&quot;MSK3',position=util.vector3(&quot;;[.AU39];&quot;,&quot;;[.AU40];&quot;,&quot;;[.AU41];&quot;),scale=&quot;;SUBSTITUTE([.AV38];&quot;,&quot;;&quot;.&quot;);&quot;},mask4={idname='&quot;;[.AT7];&quot;MSK4',position=util.vector3(&quot;;[.AU44];&quot;,&quot;;[.AU45];&quot;,&quot;;[.AU46];&quot;),scale=&quot;;SUBSTITUTE([.AV43];&quot;,&quot;;&quot;.&quot;);&quot;}},SwitchZone={SwitchZone1={Point0=util.vector2(&quot;;[.AV54];&quot;,&quot;;[.AV55];&quot;),Point1=util.vector2(&quot;;[.AV56];&quot;,&quot;;[.AV57];&quot;),Point2=util.vector2(&quot;;[.AV58];&quot;,&quot;;[.AV59];&quot;),Point3=util.vector2(&quot;;[.AV60];&quot;,&quot;;[.AV61];&quot;),Camera='&quot;;[.AT53];&quot;'},&quot;;&quot;SwitchZone2={Point0=util.vector2(&quot;;[.AV65];&quot;,&quot;;[.AV66];&quot;),Point1=util.vector2(&quot;;[.AV67];&quot;,&quot;;[.AV68];&quot;),Point2=util.vector2(&quot;;[.AV69];&quot;,&quot;;[.AV70];&quot;),Point3=util.vector2(&quot;;[.AV71];&quot;,&quot;;[.AV72];&quot;),Camera='&quot;;[.AT64];;&quot;'},&quot;;&quot;SwitchZone3={Point0=util.vector2(&quot;;[.AV76];&quot;,&quot;;[.AV77];&quot;),Point1=util.vector2(&quot;;[.AV78];&quot;,&quot;;[.AV79];&quot;),Point2=util.vector2(&quot;;[.AV80];&quot;,&quot;;[.AV81];&quot;),Point3=util.vector2(&quot;;[.AV82];&quot;,&quot;;[.AV83];&quot;),Camera='&quot;;[.AT75];;&quot;'},&quot;;&quot;SwitchZone4={Point0=util.vector2(&quot;;[.AV87];&quot;,&quot;;[.AV88];&quot;),Point1=util.vector2(&quot;;[.AV89];&quot;,&quot;;[.AV90];&quot;),Point2=util.vector2(&quot;;[.AV91];&quot;,&quot;;[.AV92];&quot;),Point3=util.vector2(&quot;;[.AV93];&quot;,&quot;;[.AV94];&quot;),Camera='&quot;;[.AT86];&quot;'}}}&quot;)" office:value-type="string" office:string-value="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1={name='Cam11',Position=util.vector3(-1158,-883,106),Pitch=-0.3176,Yaw=-0.9885,StartingPoint=util.vector2(0,0),bgd={idname='RE2ROOM1010CAM11',Position=util.vector3(-5125,1729,1667),Anglex=-0.3176,Anglez=-0.9885},MASK={mask1={idname='RE2ROOM1010CAM11MSK1',position=util.vector3(-1158,-883,106),scale=0},mask2={idname='RE2ROOM1010CAM11MSK2',position=util.vector3(-1158,-883,106),scale=0},mask3={idname='RE2ROOM1010CAM11MSK3',position=util.vector3(-1158,-883,106),scale=0},mask4={idname='RE2ROOM1010CAM11MSK4',position=util.vector3(-1158,-883,106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3"/>
          <table:table-cell table:style-name="ce20" table:formula="of:=CONCATENATE([.AX8];&quot;={name='&quot;;[.AX8];&quot;',Position=util.vector3(&quot;;[.AY15];&quot;,&quot;;[.AY16];&quot;,&quot;;[.AY17];&quot;),Pitch=&quot;;SUBSTITUTE([.AY22];&quot;,&quot;;&quot;.&quot;);&quot;,Yaw=&quot;;SUBSTITUTE([.AY23];&quot;,&quot;;&quot;.&quot;);&quot;,StartingPoint=util.vector2(&quot;;[.AY10];&quot;,&quot;;[.AY11];&quot;),bgd={idname='&quot;;[.AX7];&quot;',Position=util.vector3(&quot;;[.AY24];&quot;,&quot;;[.AY25];&quot;,&quot;;[.AY26];&quot;),Anglex=&quot;;SUBSTITUTE([.AY22];&quot;,&quot;;&quot;.&quot;);&quot;,Anglez=&quot;;SUBSTITUTE([.AY23];&quot;,&quot;;&quot;.&quot;);&quot;},&quot;;&quot;MASK={mask1={idname='&quot;;[.AX7];&quot;MSK1',position=util.vector3(&quot;;[.AY29];&quot;,&quot;;[.AY30];&quot;,&quot;;[.AY31];&quot;),scale=&quot;;SUBSTITUTE([.AZ28];&quot;,&quot;;&quot;.&quot;);&quot;},mask2={idname='&quot;;[.AX7];&quot;MSK2',position=util.vector3(&quot;;[.AY34];&quot;,&quot;;[.AY35];&quot;,&quot;;[.AY36];&quot;),scale=&quot;;SUBSTITUTE([.AZ33];&quot;,&quot;;&quot;.&quot;);&quot;},mask3={idname='&quot;;[.AX7];&quot;MSK3',position=util.vector3(&quot;;[.AY39];&quot;,&quot;;[.AY40];&quot;,&quot;;[.AY41];&quot;),scale=&quot;;SUBSTITUTE([.AZ38];&quot;,&quot;;&quot;.&quot;);&quot;},mask4={idname='&quot;;[.AX7];&quot;MSK4',position=util.vector3(&quot;;[.AY44];&quot;,&quot;;[.AY45];&quot;,&quot;;[.AY46];&quot;),scale=&quot;;SUBSTITUTE([.AZ43];&quot;,&quot;;&quot;.&quot;);&quot;}},SwitchZone={SwitchZone1={Point0=util.vector2(&quot;;[.AZ54];&quot;,&quot;;[.AZ55];&quot;),Point1=util.vector2(&quot;;[.AZ56];&quot;,&quot;;[.AZ57];&quot;),Point2=util.vector2(&quot;;[.AZ58];&quot;,&quot;;[.AZ59];&quot;),Point3=util.vector2(&quot;;[.AZ60];&quot;,&quot;;[.AZ61];&quot;),Camera='&quot;;[.AX53];&quot;'},&quot;;&quot;SwitchZone2={Point0=util.vector2(&quot;;[.AZ65];&quot;,&quot;;[.AZ66];&quot;),Point1=util.vector2(&quot;;[.AZ67];&quot;,&quot;;[.AZ68];&quot;),Point2=util.vector2(&quot;;[.AZ69];&quot;,&quot;;[.AZ70];&quot;),Point3=util.vector2(&quot;;[.AZ71];&quot;,&quot;;[.AZ72];&quot;),Camera='&quot;;[.AX64];;&quot;'},&quot;;&quot;SwitchZone3={Point0=util.vector2(&quot;;[.AZ76];&quot;,&quot;;[.AZ77];&quot;),Point1=util.vector2(&quot;;[.AZ78];&quot;,&quot;;[.AZ79];&quot;),Point2=util.vector2(&quot;;[.AZ80];&quot;,&quot;;[.AZ81];&quot;),Point3=util.vector2(&quot;;[.AZ82];&quot;,&quot;;[.AZ83];&quot;),Camera='&quot;;[.AX75];;&quot;'},&quot;;&quot;SwitchZone4={Point0=util.vector2(&quot;;[.AZ87];&quot;,&quot;;[.AZ88];&quot;),Point1=util.vector2(&quot;;[.AZ89];&quot;,&quot;;[.AZ90];&quot;),Point2=util.vector2(&quot;;[.AZ91];&quot;,&quot;;[.AZ92];&quot;),Point3=util.vector2(&quot;;[.AZ93];&quot;,&quot;;[.AZ94];&quot;),Camera='&quot;;[.AX86];&quot;'}}}&quot;)" office:value-type="string" office:string-value="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" calcext:value-type="string">
            <text:p>Cam12={name='Cam12',Position=util.vector3(-981,-843,154),Pitch=0.1029,Yaw=-1.5915,StartingPoint=util.vector2(-1095,-1054),bgd={idname='RE2ROOM1010CAM12',Position=util.vector3(-5953,-946,-360),Anglex=0.1029,Anglez=-1.5915},MASK={mask1={idname='RE2ROOM1010CAM12MSK1',position=util.vector3(-981,-843,154),scale=0},mask2={idname='RE2ROOM1010CAM12MSK2',position=util.vector3(-981,-843,154),scale=0},mask3={idname='RE2ROOM1010CAM12MSK3',position=util.vector3(-981,-843,154),scale=0},mask4={idname='RE2ROOM1010CAM12MSK4',position=util.vector3(-981,-843,154),scale=0}},SwitchZone={SwitchZone1={Point0=util.vector2(0,0),Point1=util.vector2(0,0),Point2=util.vector2(0,0),Point3=util.vector2(0,0),Camera='Nil'},SwitchZone2={Point0=util.vector2(0,0),Point1=util.vector2(0,0),Point2=util.vector2(0,0),Point3=util.vector2(0,0),Camera='Nil'},SwitchZone3={Point0=util.vector2(0,0),Point1=util.vector2(0,0),Point2=util.vector2(0,0),Point3=util.vector2(0,0),Camera='Nil'},SwitchZone4={Point0=util.vector2(0,0),Point1=util.vector2(0,0),Point2=util.vector2(0,0),Point3=util.vector2(0,0),Camera='Nil'}}}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RE2ROOM1010</text:p>
          </table:table-cell>
          <table:table-cell table:formula="of:=CONCATENATE([.$A$7];UPPER([.B8]))" office:value-type="string" office:string-value="RE2ROOM1010CAM0" calcext:value-type="string">
            <text:p>RE2ROOM1010CAM0</text:p>
          </table:table-cell>
          <table:table-cell table:number-columns-repeated="3"/>
          <table:table-cell table:formula="of:=CONCATENATE([.$A$7];UPPER([.F8]))" office:value-type="string" office:string-value="RE2ROOM1010CAM1" calcext:value-type="string">
            <text:p>RE2ROOM1010CAM1</text:p>
          </table:table-cell>
          <table:table-cell table:number-columns-repeated="3"/>
          <table:table-cell table:formula="of:=CONCATENATE([.$A$7];UPPER([.J8]))" office:value-type="string" office:string-value="RE2ROOM1010CAM2" calcext:value-type="string">
            <text:p>RE2ROOM1010CAM2</text:p>
          </table:table-cell>
          <table:table-cell table:number-columns-repeated="3"/>
          <table:table-cell table:formula="of:=CONCATENATE([.$A$7];UPPER([.N8]))" office:value-type="string" office:string-value="RE2ROOM1010CAM3" calcext:value-type="string">
            <text:p>RE2ROOM1010CAM3</text:p>
          </table:table-cell>
          <table:table-cell table:number-columns-repeated="3"/>
          <table:table-cell table:formula="of:=CONCATENATE([.$A$7];UPPER([.R8]))" office:value-type="string" office:string-value="RE2ROOM1010CAM4" calcext:value-type="string">
            <text:p>RE2ROOM1010CAM4</text:p>
          </table:table-cell>
          <table:table-cell table:number-columns-repeated="3"/>
          <table:table-cell table:formula="of:=CONCATENATE([.$A$7];UPPER([.V8]))" office:value-type="string" office:string-value="RE2ROOM1010CAM5" calcext:value-type="string">
            <text:p>RE2ROOM1010CAM5</text:p>
          </table:table-cell>
          <table:table-cell table:number-columns-repeated="3"/>
          <table:table-cell table:formula="of:=CONCATENATE([.$A$7];UPPER([.Z8]))" office:value-type="string" office:string-value="RE2ROOM1010CAM6" calcext:value-type="string">
            <text:p>RE2ROOM1010CAM6</text:p>
          </table:table-cell>
          <table:table-cell table:number-columns-repeated="3"/>
          <table:table-cell table:formula="of:=CONCATENATE([.$A$7];UPPER([.AD8]))" office:value-type="string" office:string-value="RE2ROOM1010CAM7" calcext:value-type="string">
            <text:p>RE2ROOM1010CAM7</text:p>
          </table:table-cell>
          <table:table-cell table:number-columns-repeated="3"/>
          <table:table-cell table:formula="of:=CONCATENATE([.$A$7];UPPER([.AH8]))" office:value-type="string" office:string-value="RE2ROOM1010CAM8" calcext:value-type="string">
            <text:p>RE2ROOM1010CAM8</text:p>
          </table:table-cell>
          <table:table-cell table:number-columns-repeated="3"/>
          <table:table-cell table:formula="of:=CONCATENATE([.$A$7];UPPER([.AL8]))" office:value-type="string" office:string-value="RE2ROOM1010CAM9" calcext:value-type="string">
            <text:p>RE2ROOM1010CAM9</text:p>
          </table:table-cell>
          <table:table-cell table:number-columns-repeated="3"/>
          <table:table-cell table:formula="of:=CONCATENATE([.$A$7];UPPER([.AP8]))" office:value-type="string" office:string-value="RE2ROOM1010CAM10" calcext:value-type="string">
            <text:p>RE2ROOM1010CAM10</text:p>
          </table:table-cell>
          <table:table-cell table:number-columns-repeated="3"/>
          <table:table-cell table:formula="of:=CONCATENATE([.$A$7];UPPER([.AT8]))" office:value-type="string" office:string-value="RE2ROOM1010CAM11" calcext:value-type="string">
            <text:p>RE2ROOM1010CAM11</text:p>
          </table:table-cell>
          <table:table-cell table:number-columns-repeated="3"/>
          <table:table-cell table:formula="of:=CONCATENATE([.$A$7];UPPER([.AX8]))" office:value-type="string" office:string-value="RE2ROOM1010CAM12" calcext:value-type="string">
            <text:p>RE2ROOM1010CAM12</text:p>
          </table:table-cell>
          <table:table-cell table:number-columns-repeated="16334"/>
        </table:table-row>
        <table:table-row table:style-name="ro1">
          <table:table-cell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Cam5</text:p>
          </table:table-cell>
          <table:table-cell table:number-columns-repeated="3"/>
          <table:table-cell office:value-type="string" calcext:value-type="string">
            <text:p>Cam6</text:p>
          </table:table-cell>
          <table:table-cell table:number-columns-repeated="3"/>
          <table:table-cell office:value-type="string" calcext:value-type="string">
            <text:p>Cam7</text:p>
          </table:table-cell>
          <table:table-cell table:number-columns-repeated="3"/>
          <table:table-cell office:value-type="string" calcext:value-type="string">
            <text:p>Cam8</text:p>
          </table:table-cell>
          <table:table-cell table:number-columns-repeated="3"/>
          <table:table-cell office:value-type="string" calcext:value-type="string">
            <text:p>Cam9</text:p>
          </table:table-cell>
          <table:table-cell table:number-columns-repeated="3"/>
          <table:table-cell office:value-type="string" calcext:value-type="string">
            <text:p>Cam10</text:p>
          </table:table-cell>
          <table:table-cell table:number-columns-repeated="3"/>
          <table:table-cell office:value-type="string" calcext:value-type="string">
            <text:p>Cam11</text:p>
          </table:table-cell>
          <table:table-cell table:number-columns-repeated="3"/>
          <table:table-cell office:value-type="string" calcext:value-type="string">
            <text:p>Cam12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2"/>
          <table:table-cell office:value-type="string" calcext:value-type="string">
            <text:p>RE2</text:p>
          </table:table-cell>
          <table:table-cell office:value-type="string" calcext:value-type="string">
            <text:p>OPMW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5432" calcext:value-type="float">
            <text:p>-15432</text:p>
          </table:table-cell>
          <table:table-cell table:formula="of:=ROUND([.B10]/([.$A$1]/[.$B$1])*([.$A$2]/[.$B$2]);0)" office:value-type="float" office:value="-863" calcext:value-type="float">
            <text:p>-863</text:p>
          </table:table-cell>
          <table:table-cell table:number-columns-repeated="3"/>
          <table:table-cell table:formula="of:=ROUND([.F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H10]/([.$A$1]/[.$B$1])*([.$A$2]/[.$B$2]);0)" office:value-type="float" office:value="-1095" calcext:value-type="float">
            <text:p>-1095</text:p>
          </table:table-cell>
          <table:table-cell table:number-columns-repeated="3"/>
          <table:table-cell table:formula="of:=ROUND([.AL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0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0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9582" calcext:value-type="float">
            <text:p>-19582</text:p>
          </table:table-cell>
          <table:table-cell table:formula="of:=ROUND([.AX10]/([.$A$1]/[.$B$1])*([.$A$2]/[.$B$2]);0)" office:value-type="float" office:value="-1095" calcext:value-type="float">
            <text:p>-109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ROUND([.B12]/([.$A$1]/[.$B$1])*([.$A$2]/[.$B$2]);0)" office:value-type="float" office:value="-660" calcext:value-type="float">
            <text:p>-660</text:p>
          </table:table-cell>
          <table:table-cell table:number-columns-repeated="3"/>
          <table:table-cell table:formula="of:=ROUND([.F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H12]/([.$A$1]/[.$B$1])*([.$A$2]/[.$B$2]);0)" office:value-type="float" office:value="-1054" calcext:value-type="float">
            <text:p>-1054</text:p>
          </table:table-cell>
          <table:table-cell table:number-columns-repeated="3"/>
          <table:table-cell table:formula="of:=ROUND([.AL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2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X12]/([.$A$1]/[.$B$1])*([.$A$2]/[.$B$2]);0)" office:value-type="float" office:value="-1054" calcext:value-type="float">
            <text:p>-1054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11799" calcext:value-type="float">
            <text:p>-11799</text:p>
          </table:table-cell>
          <table:table-cell table:formula="of:=ROUND([.B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F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J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N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R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V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Z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D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H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L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P11]/([.$A$1]/[.$B$1])*([.$A$2]/[.$B$2]);0)" office:value-type="float" office:value="0" calcext:value-type="float">
            <text:p>0</text:p>
          </table:table-cell>
          <table:table-cell table:number-columns-repeated="3"/>
          <table:table-cell table:formula="of:=ROUND([.AT11]/([.$A$1]/[.$B$1])*([.$A$2]/[.$B$2]);0)" office:value-type="float" office:value="0" calcext:value-type="float">
            <text:p>0</text:p>
          </table:table-cell>
          <table:table-cell table:number-columns-repeated="2"/>
          <table:table-cell office:value-type="float" office:value="-18849" calcext:value-type="float">
            <text:p>-18849</text:p>
          </table:table-cell>
          <table:table-cell table:formula="of:=ROUND([.AX11]/([.$A$1]/[.$B$1])*([.$A$2]/[.$B$2]);0)" office:value-type="float" office:value="0" calcext:value-type="float">
            <text:p>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3"/>
          <table:table-cell office:value-type="float" office:value="29623" calcext:value-type="float">
            <text:p>29623</text:p>
          </table:table-cell>
          <table:table-cell table:number-columns-repeated="16334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5" office:value-type="float" office:value="-22230" calcext:value-type="float">
            <text:p>-22230</text:p>
          </table:table-cell>
          <table:table-cell table:style-name="ce26" office:value-type="float" office:value="-1294" calcext:value-type="float">
            <text:p>-1294</text:p>
          </table:table-cell>
          <table:table-cell table:style-name="ce15" table:formula="of:=IF([.C15]&lt;[.C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22086" calcext:value-type="float">
            <text:p>-22086</text:p>
          </table:table-cell>
          <table:table-cell table:style-name="ce15" table:formula="of:=ROUND([.F15]/([.$A$1]/[.$B$1])*([.$A$2]/[.$B$2]);0)" office:value-type="float" office:value="-1235" calcext:value-type="float">
            <text:p>-1235</text:p>
          </table:table-cell>
          <table:table-cell table:style-name="ce15" table:formula="of:=IF([.G15]&lt;[.G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22194" calcext:value-type="float">
            <text:p>-22194</text:p>
          </table:table-cell>
          <table:table-cell table:style-name="ce26" office:value-type="float" office:value="-1267" calcext:value-type="float">
            <text:p>-1267</text:p>
          </table:table-cell>
          <table:table-cell table:style-name="ce15" table:formula="of:=IF([.K15]&lt;[.K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18252" calcext:value-type="float">
            <text:p>-18252</text:p>
          </table:table-cell>
          <table:table-cell table:style-name="ce15" table:formula="of:=ROUND([.N15]/([.$A$1]/[.$B$1])*([.$A$2]/[.$B$2]);0)" office:value-type="float" office:value="-1020" calcext:value-type="float">
            <text:p>-1020</text:p>
          </table:table-cell>
          <table:table-cell table:style-name="ce15" table:formula="of:=IF([.O15]&lt;[.O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19350" calcext:value-type="float">
            <text:p>-19350</text:p>
          </table:table-cell>
          <table:table-cell table:style-name="ce15" table:formula="of:=ROUND([.R15]/([.$A$1]/[.$B$1])*([.$A$2]/[.$B$2]);0)" office:value-type="float" office:value="-1082" calcext:value-type="float">
            <text:p>-1082</text:p>
          </table:table-cell>
          <table:table-cell table:style-name="ce15" table:formula="of:=IF([.S15]&lt;[.S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19044" calcext:value-type="float">
            <text:p>-19044</text:p>
          </table:table-cell>
          <table:table-cell table:style-name="ce15" table:formula="of:=ROUND([.V15]/([.$A$1]/[.$B$1])*([.$A$2]/[.$B$2]);0)" office:value-type="float" office:value="-1065" calcext:value-type="float">
            <text:p>-1065</text:p>
          </table:table-cell>
          <table:table-cell table:style-name="ce15" table:formula="of:=IF([.W15]&lt;[.W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19944" calcext:value-type="float">
            <text:p>-19944</text:p>
          </table:table-cell>
          <table:table-cell table:style-name="ce26" office:value-type="float" office:value="-1244" calcext:value-type="float">
            <text:p>-1244</text:p>
          </table:table-cell>
          <table:table-cell table:style-name="ce15" table:formula="of:=IF([.AA15]&lt;[.AA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22230" calcext:value-type="float">
            <text:p>-22230</text:p>
          </table:table-cell>
          <table:table-cell table:style-name="ce15" table:formula="of:=ROUND([.AD15]/([.$A$1]/[.$B$1])*([.$A$2]/[.$B$2]);0)" office:value-type="float" office:value="-1243" calcext:value-type="float">
            <text:p>-1243</text:p>
          </table:table-cell>
          <table:table-cell table:style-name="ce15" table:formula="of:=IF([.AE15]&lt;[.AE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22086" calcext:value-type="float">
            <text:p>-22086</text:p>
          </table:table-cell>
          <table:table-cell table:style-name="ce15" table:formula="of:=ROUND([.AH15]/([.$A$1]/[.$B$1])*([.$A$2]/[.$B$2]);0)" office:value-type="float" office:value="-1235" calcext:value-type="float">
            <text:p>-1235</text:p>
          </table:table-cell>
          <table:table-cell table:style-name="ce15" table:formula="of:=IF([.AI15]&lt;[.AI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19944" calcext:value-type="float">
            <text:p>-19944</text:p>
          </table:table-cell>
          <table:table-cell table:style-name="ce26" office:value-type="float" office:value="-1165" calcext:value-type="float">
            <text:p>-1165</text:p>
          </table:table-cell>
          <table:table-cell table:style-name="ce15" table:formula="of:=IF([.AM15]&lt;[.AM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24282" calcext:value-type="float">
            <text:p>-24282</text:p>
          </table:table-cell>
          <table:table-cell table:style-name="ce26" office:value-type="float" office:value="-1481" calcext:value-type="float">
            <text:p>-1481</text:p>
          </table:table-cell>
          <table:table-cell table:style-name="ce15" table:formula="of:=IF([.AQ15]&lt;[.AQ18];&quot;+&quot;;&quot;-&quot;)" office:value-type="string" office:string-value="+" calcext:value-type="string">
            <text:p>+</text:p>
          </table:table-cell>
          <table:table-cell table:style-name="ce15"/>
          <table:table-cell table:style-name="ce15" office:value-type="float" office:value="-20718" calcext:value-type="float">
            <text:p>-20718</text:p>
          </table:table-cell>
          <table:table-cell table:style-name="ce15" table:formula="of:=ROUND([.AT15]/([.$A$1]/[.$B$1])*([.$A$2]/[.$B$2]);0)" office:value-type="float" office:value="-1158" calcext:value-type="float">
            <text:p>-1158</text:p>
          </table:table-cell>
          <table:table-cell table:style-name="ce15" table:formula="of:=IF([.AU15]&lt;[.AU18];&quot;+&quot;;&quot;-&quot;)" office:value-type="string" office:string-value="-" calcext:value-type="string">
            <text:p>-</text:p>
          </table:table-cell>
          <table:table-cell table:style-name="ce15"/>
          <table:table-cell table:style-name="ce15" office:value-type="float" office:value="-17550" calcext:value-type="float">
            <text:p>-17550</text:p>
          </table:table-cell>
          <table:table-cell table:style-name="ce15" table:formula="of:=ROUND([.AX15]/([.$A$1]/[.$B$1])*([.$A$2]/[.$B$2]);0)" office:value-type="float" office:value="-981" calcext:value-type="float">
            <text:p>-981</text:p>
          </table:table-cell>
          <table:table-cell table:style-name="ce15" table:formula="of:=IF([.AY15]&lt;[.AY18];&quot;+&quot;;&quot;-&quot;)" office:value-type="string" office:string-value="+" calcext:value-type="string">
            <text:p>+</text:p>
          </table:table-cell>
          <table:table-cell table:style-name="ce15" table:number-columns-repeated="16332"/>
        </table:table-row>
        <table:table-row table:style-name="ro1">
          <table:table-cell table:style-name="ce16" office:value-type="string" calcext:value-type="string">
            <text:p>y</text:p>
          </table:table-cell>
          <table:table-cell table:style-name="ce16" office:value-type="float" office:value="-3258" calcext:value-type="float">
            <text:p>-3258</text:p>
          </table:table-cell>
          <table:table-cell table:style-name="ce26" office:value-type="float" office:value="-1471" calcext:value-type="float">
            <text:p>-1471</text:p>
          </table:table-cell>
          <table:table-cell table:style-name="ce16" table:formula="of:=IF([.C16]&lt;[.C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3294" calcext:value-type="float">
            <text:p>-3294</text:p>
          </table:table-cell>
          <table:table-cell table:style-name="ce16" table:formula="of:=ROUND([.F17]/([.$A$1]/[.$B$1])*([.$A$2]/[.$B$2]);0)" office:value-type="float" office:value="-605" calcext:value-type="float">
            <text:p>-605</text:p>
          </table:table-cell>
          <table:table-cell table:style-name="ce16" table:formula="of:=IF([.G16]&lt;[.G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5148" calcext:value-type="float">
            <text:p>-5148</text:p>
          </table:table-cell>
          <table:table-cell table:style-name="ce26" office:value-type="float" office:value="-761" calcext:value-type="float">
            <text:p>-761</text:p>
          </table:table-cell>
          <table:table-cell table:style-name="ce16" table:formula="of:=IF([.K16]&lt;[.K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3816" calcext:value-type="float">
            <text:p>-3816</text:p>
          </table:table-cell>
          <table:table-cell table:style-name="ce16" table:formula="of:=ROUND([.N17]/([.$A$1]/[.$B$1])*([.$A$2]/[.$B$2]);0)" office:value-type="float" office:value="-938" calcext:value-type="float">
            <text:p>-938</text:p>
          </table:table-cell>
          <table:table-cell table:style-name="ce16" table:formula="of:=IF([.O16]&lt;[.O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4032" calcext:value-type="float">
            <text:p>-4032</text:p>
          </table:table-cell>
          <table:table-cell table:style-name="ce16" table:formula="of:=ROUND([.R17]/([.$A$1]/[.$B$1])*([.$A$2]/[.$B$2]);0)" office:value-type="float" office:value="-1073" calcext:value-type="float">
            <text:p>-1073</text:p>
          </table:table-cell>
          <table:table-cell table:style-name="ce16" table:formula="of:=IF([.S16]&lt;[.S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1188" calcext:value-type="float">
            <text:p>-1188</text:p>
          </table:table-cell>
          <table:table-cell table:style-name="ce16" table:formula="of:=ROUND([.V17]/([.$A$1]/[.$B$1])*([.$A$2]/[.$B$2]);0)" office:value-type="float" office:value="-897" calcext:value-type="float">
            <text:p>-897</text:p>
          </table:table-cell>
          <table:table-cell table:style-name="ce16" table:formula="of:=IF([.W16]&lt;[.W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2826" calcext:value-type="float">
            <text:p>-2826</text:p>
          </table:table-cell>
          <table:table-cell table:style-name="ce26" office:value-type="float" office:value="-677" calcext:value-type="float">
            <text:p>-677</text:p>
          </table:table-cell>
          <table:table-cell table:style-name="ce16" table:formula="of:=IF([.AA16]&lt;[.AA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3258" calcext:value-type="float">
            <text:p>-3258</text:p>
          </table:table-cell>
          <table:table-cell table:style-name="ce16" table:formula="of:=ROUND([.AD17]/([.$A$1]/[.$B$1])*([.$A$2]/[.$B$2]);0)" office:value-type="float" office:value="-1406" calcext:value-type="float">
            <text:p>-1406</text:p>
          </table:table-cell>
          <table:table-cell table:style-name="ce16" table:formula="of:=IF([.AE16]&lt;[.AE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3294" calcext:value-type="float">
            <text:p>-3294</text:p>
          </table:table-cell>
          <table:table-cell table:style-name="ce16" table:formula="of:=ROUND([.AH17]/([.$A$1]/[.$B$1])*([.$A$2]/[.$B$2]);0)" office:value-type="float" office:value="-605" calcext:value-type="float">
            <text:p>-605</text:p>
          </table:table-cell>
          <table:table-cell table:style-name="ce16" table:formula="of:=IF([.AI16]&lt;[.AI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2826" calcext:value-type="float">
            <text:p>-2826</text:p>
          </table:table-cell>
          <table:table-cell table:style-name="ce26" office:value-type="float" office:value="-832" calcext:value-type="float">
            <text:p>-832</text:p>
          </table:table-cell>
          <table:table-cell table:style-name="ce16" table:formula="of:=IF([.AM16]&lt;[.AM19];&quot;+&quot;;&quot;-&quot;)" office:value-type="string" office:string-value="-" calcext:value-type="string">
            <text:p>-</text:p>
          </table:table-cell>
          <table:table-cell table:style-name="ce16"/>
          <table:table-cell table:style-name="ce16" office:value-type="float" office:value="-3294" calcext:value-type="float">
            <text:p>-3294</text:p>
          </table:table-cell>
          <table:table-cell table:style-name="ce26" office:value-type="float" office:value="-1006" calcext:value-type="float">
            <text:p>-1006</text:p>
          </table:table-cell>
          <table:table-cell table:style-name="ce16" table:formula="of:=IF([.AQ16]&lt;[.AQ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1890" calcext:value-type="float">
            <text:p>-1890</text:p>
          </table:table-cell>
          <table:table-cell table:style-name="ce16" table:formula="of:=ROUND([.AT17]/([.$A$1]/[.$B$1])*([.$A$2]/[.$B$2]);0)" office:value-type="float" office:value="-883" calcext:value-type="float">
            <text:p>-883</text:p>
          </table:table-cell>
          <table:table-cell table:style-name="ce16" table:formula="of:=IF([.AU16]&lt;[.AU19];&quot;+&quot;;&quot;-&quot;)" office:value-type="string" office:string-value="+" calcext:value-type="string">
            <text:p>+</text:p>
          </table:table-cell>
          <table:table-cell table:style-name="ce16"/>
          <table:table-cell table:style-name="ce16" office:value-type="float" office:value="-2754" calcext:value-type="float">
            <text:p>-2754</text:p>
          </table:table-cell>
          <table:table-cell table:style-name="ce16" table:formula="of:=ROUND([.AX17]/([.$A$1]/[.$B$1])*([.$A$2]/[.$B$2]);0)" office:value-type="float" office:value="-843" calcext:value-type="float">
            <text:p>-843</text:p>
          </table:table-cell>
          <table:table-cell table:style-name="ce16" table:formula="of:=IF([.AY16]&lt;[.AY19];&quot;+&quot;;&quot;-&quot;)" office:value-type="string" office:string-value="-" calcext:value-type="string">
            <text:p>-</text:p>
          </table:table-cell>
          <table:table-cell table:style-name="ce16" table:number-columns-repeated="16332"/>
        </table:table-row>
        <table:table-row table:style-name="ro1">
          <table:table-cell table:style-name="ce17" office:value-type="string" calcext:value-type="string">
            <text:p>z</text:p>
          </table:table-cell>
          <table:table-cell table:style-name="ce17" office:value-type="float" office:value="-25146" calcext:value-type="float">
            <text:p>-25146</text:p>
          </table:table-cell>
          <table:table-cell table:style-name="ce26" table:formula="of:=ROUND(-1*[.B16]/([.$A$1]/[.$B$1])*([.$A$2]/[.$B$2]);0)" office:value-type="float" office:value="182" calcext:value-type="float">
            <text:p>182</text:p>
          </table:table-cell>
          <table:table-cell table:style-name="ce17" table:formula="of:=IF([.C17]&lt;[.C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0818" calcext:value-type="float">
            <text:p>-10818</text:p>
          </table:table-cell>
          <table:table-cell table:style-name="ce17" table:formula="of:=ROUND(-1*[.F16]/([.$A$1]/[.$B$1])*([.$A$2]/[.$B$2]);0)" office:value-type="float" office:value="184" calcext:value-type="float">
            <text:p>184</text:p>
          </table:table-cell>
          <table:table-cell table:style-name="ce17" table:formula="of:=IF([.G17]&lt;[.G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4418" calcext:value-type="float">
            <text:p>-14418</text:p>
          </table:table-cell>
          <table:table-cell table:style-name="ce17" table:formula="of:=ROUND(-1*[.J16]/([.$A$1]/[.$B$1])*([.$A$2]/[.$B$2]);0)" office:value-type="float" office:value="288" calcext:value-type="float">
            <text:p>288</text:p>
          </table:table-cell>
          <table:table-cell table:style-name="ce17" table:formula="of:=IF([.K17]&lt;[.K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6776" calcext:value-type="float">
            <text:p>-16776</text:p>
          </table:table-cell>
          <table:table-cell table:style-name="ce17" table:formula="of:=ROUND(-1*[.N16]/([.$A$1]/[.$B$1])*([.$A$2]/[.$B$2]);0)" office:value-type="float" office:value="213" calcext:value-type="float">
            <text:p>213</text:p>
          </table:table-cell>
          <table:table-cell table:style-name="ce17" table:formula="of:=IF([.O17]&lt;[.O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9188" calcext:value-type="float">
            <text:p>-19188</text:p>
          </table:table-cell>
          <table:table-cell table:style-name="ce17" table:formula="of:=ROUND(-1*[.R16]/([.$A$1]/[.$B$1])*([.$A$2]/[.$B$2]);0)" office:value-type="float" office:value="225" calcext:value-type="float">
            <text:p>225</text:p>
          </table:table-cell>
          <table:table-cell table:style-name="ce17" table:formula="of:=IF([.S17]&lt;[.S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6038" calcext:value-type="float">
            <text:p>-16038</text:p>
          </table:table-cell>
          <table:table-cell table:style-name="ce17" table:formula="of:=ROUND(-1*[.V16]/([.$A$1]/[.$B$1])*([.$A$2]/[.$B$2]);0)" office:value-type="float" office:value="66" calcext:value-type="float">
            <text:p>66</text:p>
          </table:table-cell>
          <table:table-cell table:style-name="ce17" table:formula="of:=IF([.W17]&lt;[.W20];&quot;+&quot;;&quot;-&quot;)" office:value-type="string" office:string-value="+" calcext:value-type="string">
            <text:p>+</text:p>
          </table:table-cell>
          <table:table-cell table:style-name="ce17"/>
          <table:table-cell table:style-name="ce17" office:value-type="float" office:value="-16362" calcext:value-type="float">
            <text:p>-16362</text:p>
          </table:table-cell>
          <table:table-cell table:style-name="ce26" office:value-type="float" office:value="20" calcext:value-type="float">
            <text:p>20</text:p>
          </table:table-cell>
          <table:table-cell table:style-name="ce17" table:formula="of:=IF([.AA17]&lt;[.AA20];&quot;+&quot;;&quot;-&quot;)" office:value-type="string" office:string-value="+" calcext:value-type="string">
            <text:p>+</text:p>
          </table:table-cell>
          <table:table-cell table:style-name="ce17"/>
          <table:table-cell table:style-name="ce17" office:value-type="float" office:value="-25146" calcext:value-type="float">
            <text:p>-25146</text:p>
          </table:table-cell>
          <table:table-cell table:style-name="ce17" table:formula="of:=ROUND(-1*[.AD16]/([.$A$1]/[.$B$1])*([.$A$2]/[.$B$2]);0)" office:value-type="float" office:value="182" calcext:value-type="float">
            <text:p>182</text:p>
          </table:table-cell>
          <table:table-cell table:style-name="ce17" table:formula="of:=IF([.AE17]&lt;[.AE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0818" calcext:value-type="float">
            <text:p>-10818</text:p>
          </table:table-cell>
          <table:table-cell table:style-name="ce17" table:formula="of:=ROUND(-1*[.AH16]/([.$A$1]/[.$B$1])*([.$A$2]/[.$B$2]);0)" office:value-type="float" office:value="184" calcext:value-type="float">
            <text:p>184</text:p>
          </table:table-cell>
          <table:table-cell table:style-name="ce17" table:formula="of:=IF([.AI17]&lt;[.AI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6362" calcext:value-type="float">
            <text:p>-16362</text:p>
          </table:table-cell>
          <table:table-cell table:style-name="ce26" office:value-type="float" office:value="116" calcext:value-type="float">
            <text:p>116</text:p>
          </table:table-cell>
          <table:table-cell table:style-name="ce17" table:formula="of:=IF([.AM17]&lt;[.AM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6722" calcext:value-type="float">
            <text:p>-16722</text:p>
          </table:table-cell>
          <table:table-cell table:style-name="ce26" office:value-type="float" office:value="173" calcext:value-type="float">
            <text:p>173</text:p>
          </table:table-cell>
          <table:table-cell table:style-name="ce17" table:formula="of:=IF([.AQ17]&lt;[.AQ20];&quot;+&quot;;&quot;-&quot;)" office:value-type="string" office:string-value="-" calcext:value-type="string">
            <text:p>-</text:p>
          </table:table-cell>
          <table:table-cell table:style-name="ce17"/>
          <table:table-cell table:style-name="ce17" office:value-type="float" office:value="-15786" calcext:value-type="float">
            <text:p>-15786</text:p>
          </table:table-cell>
          <table:table-cell table:style-name="ce17" table:formula="of:=ROUND(-1*[.AT16]/([.$A$1]/[.$B$1])*([.$A$2]/[.$B$2]);0)" office:value-type="float" office:value="106" calcext:value-type="float">
            <text:p>106</text:p>
          </table:table-cell>
          <table:table-cell table:style-name="ce17" table:formula="of:=IF([.AU17]&lt;[.AU20];&quot;+&quot;;&quot;-&quot;)" office:value-type="string" office:string-value="+" calcext:value-type="string">
            <text:p>+</text:p>
          </table:table-cell>
          <table:table-cell table:style-name="ce17"/>
          <table:table-cell table:style-name="ce17" office:value-type="float" office:value="-15084" calcext:value-type="float">
            <text:p>-15084</text:p>
          </table:table-cell>
          <table:table-cell table:style-name="ce17" table:formula="of:=ROUND(-1*[.AX16]/([.$A$1]/[.$B$1])*([.$A$2]/[.$B$2]);0)" office:value-type="float" office:value="154" calcext:value-type="float">
            <text:p>154</text:p>
          </table:table-cell>
          <table:table-cell table:style-name="ce17" table:formula="of:=IF([.AY17]&lt;[.AY20];&quot;+&quot;;&quot;-&quot;)" office:value-type="string" office:string-value="-" calcext:value-type="string">
            <text:p>-</text:p>
          </table:table-cell>
          <table:table-cell table:style-name="ce17" table:number-columns-repeated="16332"/>
        </table:table-row>
        <table:table-row table:style-name="ro1">
          <table:table-cell table:style-name="ce18" office:value-type="string" calcext:value-type="string">
            <text:p>tx</text:p>
          </table:table-cell>
          <table:table-cell table:style-name="ce18" office:value-type="float" office:value="-18468" calcext:value-type="float">
            <text:p>-18468</text:p>
          </table:table-cell>
          <table:table-cell table:style-name="ce18" table:formula="of:=ROUND([.B18]/([.$A$1]/[.$B$1])*([.$A$2]/[.$B$2]);0)" office:value-type="float" office:value="-1032" calcext:value-type="float">
            <text:p>-1032</text:p>
          </table:table-cell>
          <table:table-cell table:style-name="ce18" table:number-columns-repeated="2"/>
          <table:table-cell table:style-name="ce18" office:value-type="float" office:value="-20016" calcext:value-type="float">
            <text:p>-20016</text:p>
          </table:table-cell>
          <table:table-cell table:style-name="ce18" table:formula="of:=ROUND([.F18]/([.$A$1]/[.$B$1])*([.$A$2]/[.$B$2]);0)" office:value-type="float" office:value="-1119" calcext:value-type="float">
            <text:p>-1119</text:p>
          </table:table-cell>
          <table:table-cell table:style-name="ce18" table:number-columns-repeated="2"/>
          <table:table-cell table:style-name="ce18" office:value-type="float" office:value="-22536" calcext:value-type="float">
            <text:p>-22536</text:p>
          </table:table-cell>
          <table:table-cell table:style-name="ce18" table:formula="of:=ROUND([.J18]/([.$A$1]/[.$B$1])*([.$A$2]/[.$B$2]);0)" office:value-type="float" office:value="-1260" calcext:value-type="float">
            <text:p>-1260</text:p>
          </table:table-cell>
          <table:table-cell table:style-name="ce18" table:number-columns-repeated="2"/>
          <table:table-cell table:style-name="ce18" office:value-type="float" office:value="-23472" calcext:value-type="float">
            <text:p>-23472</text:p>
          </table:table-cell>
          <table:table-cell table:style-name="ce18" table:formula="of:=ROUND([.N18]/([.$A$1]/[.$B$1])*([.$A$2]/[.$B$2]);0)" office:value-type="float" office:value="-1312" calcext:value-type="float">
            <text:p>-1312</text:p>
          </table:table-cell>
          <table:table-cell table:style-name="ce18" table:number-columns-repeated="2"/>
          <table:table-cell table:style-name="ce18" office:value-type="float" office:value="-17064" calcext:value-type="float">
            <text:p>-17064</text:p>
          </table:table-cell>
          <table:table-cell table:style-name="ce18" table:formula="of:=ROUND([.R18]/([.$A$1]/[.$B$1])*([.$A$2]/[.$B$2]);0)" office:value-type="float" office:value="-954" calcext:value-type="float">
            <text:p>-954</text:p>
          </table:table-cell>
          <table:table-cell table:style-name="ce18" table:number-columns-repeated="2"/>
          <table:table-cell table:style-name="ce18" office:value-type="float" office:value="-14778" calcext:value-type="float">
            <text:p>-14778</text:p>
          </table:table-cell>
          <table:table-cell table:style-name="ce18" table:formula="of:=ROUND([.V18]/([.$A$1]/[.$B$1])*([.$A$2]/[.$B$2]);0)" office:value-type="float" office:value="-826" calcext:value-type="float">
            <text:p>-826</text:p>
          </table:table-cell>
          <table:table-cell table:style-name="ce18" table:number-columns-repeated="2"/>
          <table:table-cell table:style-name="ce18" office:value-type="float" office:value="-14364" calcext:value-type="float">
            <text:p>-14364</text:p>
          </table:table-cell>
          <table:table-cell table:style-name="ce18" table:formula="of:=ROUND([.Z18]/([.$A$1]/[.$B$1])*([.$A$2]/[.$B$2]);0)" office:value-type="float" office:value="-803" calcext:value-type="float">
            <text:p>-803</text:p>
          </table:table-cell>
          <table:table-cell table:style-name="ce18" table:number-columns-repeated="2"/>
          <table:table-cell table:style-name="ce18" office:value-type="float" office:value="-18468" calcext:value-type="float">
            <text:p>-18468</text:p>
          </table:table-cell>
          <table:table-cell table:style-name="ce18" table:formula="of:=ROUND([.AD18]/([.$A$1]/[.$B$1])*([.$A$2]/[.$B$2]);0)" office:value-type="float" office:value="-1032" calcext:value-type="float">
            <text:p>-1032</text:p>
          </table:table-cell>
          <table:table-cell table:style-name="ce18" table:number-columns-repeated="2"/>
          <table:table-cell table:style-name="ce18" office:value-type="float" office:value="-20016" calcext:value-type="float">
            <text:p>-20016</text:p>
          </table:table-cell>
          <table:table-cell table:style-name="ce18" table:formula="of:=ROUND([.AH18]/([.$A$1]/[.$B$1])*([.$A$2]/[.$B$2]);0)" office:value-type="float" office:value="-1119" calcext:value-type="float">
            <text:p>-1119</text:p>
          </table:table-cell>
          <table:table-cell table:style-name="ce18" table:number-columns-repeated="2"/>
          <table:table-cell table:style-name="ce18" office:value-type="float" office:value="-143694" calcext:value-type="float">
            <text:p>-143694</text:p>
          </table:table-cell>
          <table:table-cell table:style-name="ce18" table:formula="of:=ROUND([.AL18]/([.$A$1]/[.$B$1])*([.$A$2]/[.$B$2]);0)" office:value-type="float" office:value="-8033" calcext:value-type="float">
            <text:p>-8033</text:p>
          </table:table-cell>
          <table:table-cell table:style-name="ce18" table:number-columns-repeated="2"/>
          <table:table-cell table:style-name="ce18" office:value-type="float" office:value="-20085" calcext:value-type="float">
            <text:p>-20085</text:p>
          </table:table-cell>
          <table:table-cell table:style-name="ce18" table:formula="of:=ROUND([.AP18]/([.$A$1]/[.$B$1])*([.$A$2]/[.$B$2]);0)" office:value-type="float" office:value="-1123" calcext:value-type="float">
            <text:p>-1123</text:p>
          </table:table-cell>
          <table:table-cell table:style-name="ce18" table:number-columns-repeated="2"/>
          <table:table-cell table:style-name="ce18" office:value-type="float" office:value="-23256" calcext:value-type="float">
            <text:p>-23256</text:p>
          </table:table-cell>
          <table:table-cell table:style-name="ce18" table:formula="of:=ROUND([.AT18]/([.$A$1]/[.$B$1])*([.$A$2]/[.$B$2]);0)" office:value-type="float" office:value="-1300" calcext:value-type="float">
            <text:p>-1300</text:p>
          </table:table-cell>
          <table:table-cell table:style-name="ce18" table:number-columns-repeated="2"/>
          <table:table-cell table:style-name="ce18" office:value-type="float" office:value="-14940" calcext:value-type="float">
            <text:p>-14940</text:p>
          </table:table-cell>
          <table:table-cell table:style-name="ce18" table:formula="of:=ROUND([.AX18]/([.$A$1]/[.$B$1])*([.$A$2]/[.$B$2]);0)" office:value-type="float" office:value="-835" calcext:value-type="float">
            <text:p>-835</text:p>
          </table:table-cell>
          <table:table-cell table:style-name="ce18" table:number-columns-repeated="16333"/>
        </table:table-row>
        <table:table-row table:style-name="ro1">
          <table:table-cell table:style-name="ce19" office:value-type="string" calcext:value-type="string">
            <text:p>ty</text:p>
          </table:table-cell>
          <table:table-cell table:style-name="ce19" office:value-type="float" office:value="-342" calcext:value-type="float">
            <text:p>-342</text:p>
          </table:table-cell>
          <table:table-cell table:style-name="ce19" table:formula="of:=ROUND([.B20]/([.$A$1]/[.$B$1])*([.$A$2]/[.$B$2]);0)" office:value-type="float" office:value="-749" calcext:value-type="float">
            <text:p>-749</text:p>
          </table:table-cell>
          <table:table-cell table:style-name="ce19" table:number-columns-repeated="2"/>
          <table:table-cell table:style-name="ce19" office:value-type="float" office:value="-1718" calcext:value-type="float">
            <text:p>-1718</text:p>
          </table:table-cell>
          <table:table-cell table:style-name="ce19" table:formula="of:=ROUND([.F20]/([.$A$1]/[.$B$1])*([.$A$2]/[.$B$2]);0)" office:value-type="float" office:value="-1036" calcext:value-type="float">
            <text:p>-1036</text:p>
          </table:table-cell>
          <table:table-cell table:style-name="ce19" table:number-columns-repeated="2"/>
          <table:table-cell table:style-name="ce19" office:value-type="float" office:value="-2502" calcext:value-type="float">
            <text:p>-2502</text:p>
          </table:table-cell>
          <table:table-cell table:style-name="ce19" table:formula="of:=ROUND([.J20]/([.$A$1]/[.$B$1])*([.$A$2]/[.$B$2]);0)" office:value-type="float" office:value="-1015" calcext:value-type="float">
            <text:p>-1015</text:p>
          </table:table-cell>
          <table:table-cell table:style-name="ce19" table:number-columns-repeated="2"/>
          <table:table-cell table:style-name="ce19" office:value-type="float" office:value="-2052" calcext:value-type="float">
            <text:p>-2052</text:p>
          </table:table-cell>
          <table:table-cell table:style-name="ce19" table:formula="of:=ROUND([.N20]/([.$A$1]/[.$B$1])*([.$A$2]/[.$B$2]);0)" office:value-type="float" office:value="-777" calcext:value-type="float">
            <text:p>-777</text:p>
          </table:table-cell>
          <table:table-cell table:style-name="ce19" table:number-columns-repeated="2"/>
          <table:table-cell table:style-name="ce19" office:value-type="float" office:value="-2628" calcext:value-type="float">
            <text:p>-2628</text:p>
          </table:table-cell>
          <table:table-cell table:style-name="ce19" table:formula="of:=ROUND([.R20]/([.$A$1]/[.$B$1])*([.$A$2]/[.$B$2]);0)" office:value-type="float" office:value="-1225" calcext:value-type="float">
            <text:p>-1225</text:p>
          </table:table-cell>
          <table:table-cell table:style-name="ce19" table:number-columns-repeated="2"/>
          <table:table-cell table:style-name="ce19" office:value-type="float" office:value="-2376" calcext:value-type="float">
            <text:p>-2376</text:p>
          </table:table-cell>
          <table:table-cell table:style-name="ce19" table:formula="of:=ROUND([.V20]/([.$A$1]/[.$B$1])*([.$A$2]/[.$B$2]);0)" office:value-type="float" office:value="-746" calcext:value-type="float">
            <text:p>-746</text:p>
          </table:table-cell>
          <table:table-cell table:style-name="ce19" table:number-columns-repeated="2"/>
          <table:table-cell table:style-name="ce19" office:value-type="float" office:value="-1800" calcext:value-type="float">
            <text:p>-1800</text:p>
          </table:table-cell>
          <table:table-cell table:style-name="ce19" table:formula="of:=ROUND([.Z20]/([.$A$1]/[.$B$1])*([.$A$2]/[.$B$2]);0)" office:value-type="float" office:value="-833" calcext:value-type="float">
            <text:p>-833</text:p>
          </table:table-cell>
          <table:table-cell table:style-name="ce19" table:number-columns-repeated="2"/>
          <table:table-cell table:style-name="ce19" office:value-type="float" office:value="-342" calcext:value-type="float">
            <text:p>-342</text:p>
          </table:table-cell>
          <table:table-cell table:style-name="ce19" table:formula="of:=ROUND([.AD20]/([.$A$1]/[.$B$1])*([.$A$2]/[.$B$2]);0)" office:value-type="float" office:value="-749" calcext:value-type="float">
            <text:p>-749</text:p>
          </table:table-cell>
          <table:table-cell table:style-name="ce19" table:number-columns-repeated="2"/>
          <table:table-cell table:style-name="ce19" office:value-type="float" office:value="-1728" calcext:value-type="float">
            <text:p>-1728</text:p>
          </table:table-cell>
          <table:table-cell table:style-name="ce19" table:formula="of:=ROUND([.AH20]/([.$A$1]/[.$B$1])*([.$A$2]/[.$B$2]);0)" office:value-type="float" office:value="-1036" calcext:value-type="float">
            <text:p>-1036</text:p>
          </table:table-cell>
          <table:table-cell table:style-name="ce19" table:number-columns-repeated="2"/>
          <table:table-cell table:style-name="ce19" office:value-type="float" office:value="-1800" calcext:value-type="float">
            <text:p>-1800</text:p>
          </table:table-cell>
          <table:table-cell table:style-name="ce19" table:formula="of:=ROUND([.AL20]/([.$A$1]/[.$B$1])*([.$A$2]/[.$B$2]);0)" office:value-type="float" office:value="-833" calcext:value-type="float">
            <text:p>-833</text:p>
          </table:table-cell>
          <table:table-cell table:style-name="ce19" table:number-columns-repeated="2"/>
          <table:table-cell table:style-name="ce19" office:value-type="float" office:value="-1854" calcext:value-type="float">
            <text:p>-1854</text:p>
          </table:table-cell>
          <table:table-cell table:style-name="ce19" table:formula="of:=ROUND([.AP20]/([.$A$1]/[.$B$1])*([.$A$2]/[.$B$2]);0)" office:value-type="float" office:value="-757" calcext:value-type="float">
            <text:p>-757</text:p>
          </table:table-cell>
          <table:table-cell table:style-name="ce19" table:number-columns-repeated="2"/>
          <table:table-cell table:style-name="ce19" office:value-type="float" office:value="-2826" calcext:value-type="float">
            <text:p>-2826</text:p>
          </table:table-cell>
          <table:table-cell table:style-name="ce19" table:formula="of:=ROUND([.AT20]/([.$A$1]/[.$B$1])*([.$A$2]/[.$B$2]);0)" office:value-type="float" office:value="-796" calcext:value-type="float">
            <text:p>-796</text:p>
          </table:table-cell>
          <table:table-cell table:style-name="ce19" table:number-columns-repeated="2"/>
          <table:table-cell table:style-name="ce19" office:value-type="float" office:value="-2484" calcext:value-type="float">
            <text:p>-2484</text:p>
          </table:table-cell>
          <table:table-cell table:style-name="ce19" table:formula="of:=ROUND([.AX20]/([.$A$1]/[.$B$1])*([.$A$2]/[.$B$2]);0)" office:value-type="float" office:value="-846" calcext:value-type="float">
            <text:p>-846</text:p>
          </table:table-cell>
          <table:table-cell table:style-name="ce19" table:number-columns-repeated="16333"/>
        </table:table-row>
        <table:table-row table:style-name="ro1">
          <table:table-cell office:value-type="string" calcext:value-type="string">
            <text:p>tz</text:p>
          </table:table-cell>
          <table:table-cell office:value-type="float" office:value="-13392" calcext:value-type="float">
            <text:p>-13392</text:p>
          </table:table-cell>
          <table:table-cell table:formula="of:=ROUND(-1*[.B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F19]/([.$A$1]/[.$B$1])*([.$A$2]/[.$B$2]);0)" office:value-type="float" office:value="96" calcext:value-type="float">
            <text:p>96</text:p>
          </table:table-cell>
          <table:table-cell table:number-columns-repeated="2"/>
          <table:table-cell office:value-type="float" office:value="-18162" calcext:value-type="float">
            <text:p>-18162</text:p>
          </table:table-cell>
          <table:table-cell table:style-name="ce26" office:value-type="float" office:value="170" calcext:value-type="float">
            <text:p>170</text:p>
          </table:table-cell>
          <table:table-cell table:number-columns-repeated="2"/>
          <table:table-cell office:value-type="float" office:value="-13896" calcext:value-type="float">
            <text:p>-13896</text:p>
          </table:table-cell>
          <table:table-cell table:formula="of:=ROUND(-1*[.N19]/([.$A$1]/[.$B$1])*([.$A$2]/[.$B$2]);0)" office:value-type="float" office:value="115" calcext:value-type="float">
            <text:p>115</text:p>
          </table:table-cell>
          <table:table-cell table:number-columns-repeated="2"/>
          <table:table-cell office:value-type="float" office:value="-21906" calcext:value-type="float">
            <text:p>-21906</text:p>
          </table:table-cell>
          <table:table-cell table:formula="of:=ROUND(-1*[.R19]/([.$A$1]/[.$B$1])*([.$A$2]/[.$B$2]);0)" office:value-type="float" office:value="147" calcext:value-type="float">
            <text:p>147</text:p>
          </table:table-cell>
          <table:table-cell table:number-columns-repeated="2"/>
          <table:table-cell office:value-type="float" office:value="-13338" calcext:value-type="float">
            <text:p>-13338</text:p>
          </table:table-cell>
          <table:table-cell table:formula="of:=ROUND(-1*[.V19]/([.$A$1]/[.$B$1])*([.$A$2]/[.$B$2]);0)" office:value-type="float" office:value="133" calcext:value-type="float">
            <text:p>133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Z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392" calcext:value-type="float">
            <text:p>-13392</text:p>
          </table:table-cell>
          <table:table-cell table:formula="of:=ROUND(-1*[.AD19]/([.$A$1]/[.$B$1])*([.$A$2]/[.$B$2]);0)" office:value-type="float" office:value="19" calcext:value-type="float">
            <text:p>19</text:p>
          </table:table-cell>
          <table:table-cell table:number-columns-repeated="2"/>
          <table:table-cell office:value-type="float" office:value="-18540" calcext:value-type="float">
            <text:p>-18540</text:p>
          </table:table-cell>
          <table:table-cell table:formula="of:=ROUND(-1*[.AH19]/([.$A$1]/[.$B$1])*([.$A$2]/[.$B$2]);0)" office:value-type="float" office:value="97" calcext:value-type="float">
            <text:p>97</text:p>
          </table:table-cell>
          <table:table-cell table:number-columns-repeated="2"/>
          <table:table-cell office:value-type="float" office:value="-14904" calcext:value-type="float">
            <text:p>-14904</text:p>
          </table:table-cell>
          <table:table-cell table:formula="of:=ROUND(-1*[.AL19]/([.$A$1]/[.$B$1])*([.$A$2]/[.$B$2]);0)" office:value-type="float" office:value="101" calcext:value-type="float">
            <text:p>101</text:p>
          </table:table-cell>
          <table:table-cell table:number-columns-repeated="2"/>
          <table:table-cell office:value-type="float" office:value="-13536" calcext:value-type="float">
            <text:p>-13536</text:p>
          </table:table-cell>
          <table:table-cell table:formula="of:=ROUND(-1*[.AP19]/([.$A$1]/[.$B$1])*([.$A$2]/[.$B$2]);0)" office:value-type="float" office:value="104" calcext:value-type="float">
            <text:p>104</text:p>
          </table:table-cell>
          <table:table-cell table:number-columns-repeated="2"/>
          <table:table-cell office:value-type="float" office:value="-14238" calcext:value-type="float">
            <text:p>-14238</text:p>
          </table:table-cell>
          <table:table-cell table:formula="of:=ROUND(-1*[.AT19]/([.$A$1]/[.$B$1])*([.$A$2]/[.$B$2]);0)" office:value-type="float" office:value="158" calcext:value-type="float">
            <text:p>158</text:p>
          </table:table-cell>
          <table:table-cell table:number-columns-repeated="2"/>
          <table:table-cell office:value-type="float" office:value="-15138" calcext:value-type="float">
            <text:p>-15138</text:p>
          </table:table-cell>
          <table:table-cell table:formula="of:=ROUND(-1*[.AX19]/([.$A$1]/[.$B$1])*([.$A$2]/[.$B$2]);0)" office:value-type="float" office:value="139" calcext:value-type="float">
            <text:p>139</text:p>
          </table:table-cell>
          <table:table-cell table:number-columns-repeated="1633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3" table:formula="of:=SQRT(POWER(([.C18]-[.C15]);2)+POWER(([.C19]-[.C16]);2))" office:value-type="float" office:value="768.067705348949" calcext:value-type="float">
            <text:p>76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G18]-[.G15]);2)+POWER(([.G19]-[.G16]);2))" office:value-type="float" office:value="446.337316387505" calcext:value-type="float">
            <text:p>44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K18]-[.K15]);2)+POWER(([.K19]-[.K16]);2))" office:value-type="float" office:value="254.096438385114" calcext:value-type="float">
            <text:p>254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O18]-[.O15]);2)+POWER(([.O19]-[.O16]);2))" office:value-type="float" office:value="333.444148246749" calcext:value-type="float">
            <text:p>33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S18]-[.S15]);2)+POWER(([.S19]-[.S16]);2))" office:value-type="float" office:value="198.715877573988" calcext:value-type="float">
            <text:p>199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W18]-[.W15]);2)+POWER(([.W19]-[.W16]);2))" office:value-type="float" office:value="282.704793026224" calcext:value-type="float">
            <text:p>28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A18]-[.AA15]);2)+POWER(([.AA19]-[.AA16]);2))" office:value-type="float" office:value="467.778793875909" calcext:value-type="float">
            <text:p>46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E18]-[.AE15]);2)+POWER(([.AE19]-[.AE16]);2))" office:value-type="float" office:value="690.050722773334" calcext:value-type="float">
            <text:p>6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I18]-[.AI15]);2)+POWER(([.AI19]-[.AI16]);2))" office:value-type="float" office:value="446.337316387505" calcext:value-type="float">
            <text:p>44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M18]-[.AM15]);2)+POWER(([.AM19]-[.AM16]);2))" office:value-type="float" office:value="6868.0000728014" calcext:value-type="float">
            <text:p>686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Q18]-[.AQ15]);2)+POWER(([.AQ19]-[.AQ16]);2))" office:value-type="float" office:value="436.079121261268" calcext:value-type="float">
            <text:p>43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U18]-[.AU15]);2)+POWER(([.AU19]-[.AU16]);2))" office:value-type="float" office:value="166.532279153322" calcext:value-type="float">
            <text:p>167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23" table:formula="of:=SQRT(POWER(([.AY18]-[.AY15]);2)+POWER(([.AY19]-[.AY16]);2))" office:value-type="float" office:value="146.030818665102" calcext:value-type="float">
            <text:p>146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X</text:p>
          </table:table-cell>
          <table:table-cell/>
          <table:table-cell table:style-name="ce26" office:value-type="float" office:value="0.2" calcext:value-type="float">
            <text:p>0,2</text:p>
          </table:table-cell>
          <table:table-cell table:style-name="ce24" office:value-type="string" calcext:value-type="string">
            <text:p>Distance</text:p>
          </table:table-cell>
          <table:table-cell table:number-columns-repeated="2"/>
          <table:table-cell table:formula="of:=ROUND(ASIN(([.G20]-[.G17])/-[.G21]);4)" office:value-type="float" office:value="0.1985" calcext:value-type="float">
            <text:p>0,1985</text:p>
          </table:table-cell>
          <table:table-cell table:number-columns-repeated="3"/>
          <table:table-cell table:style-name="ce26" office:value-type="float" office:value="0.522" calcext:value-type="float">
            <text:p>0,522</text:p>
          </table:table-cell>
          <table:table-cell table:number-columns-repeated="3"/>
          <table:table-cell table:formula="of:=ROUND(ASIN(([.O20]-[.O17])/-[.O21]);4)" office:value-type="float" office:value="0.2983" calcext:value-type="float">
            <text:p>0,2983</text:p>
          </table:table-cell>
          <table:table-cell table:number-columns-repeated="3"/>
          <table:table-cell table:formula="of:=ROUND(ASIN(([.S20]-[.S17])/-[.S21]);4)" office:value-type="float" office:value="0.4034" calcext:value-type="float">
            <text:p>0,4034</text:p>
          </table:table-cell>
          <table:table-cell table:number-columns-repeated="3"/>
          <table:table-cell table:formula="of:=ROUND(ASIN(([.W20]-[.W17])/-[.W21]);4)" office:value-type="float" office:value="-0.2393" calcext:value-type="float">
            <text:p>-0,2393</text:p>
          </table:table-cell>
          <table:table-cell table:number-columns-repeated="3"/>
          <table:table-cell table:style-name="ce26" office:value-type="float" office:value="-0.25" calcext:value-type="float">
            <text:p>-0,25</text:p>
          </table:table-cell>
          <table:table-cell table:number-columns-repeated="3"/>
          <table:table-cell table:formula="of:=ROUND(ASIN(([.AE20]-[.AE17])/-[.AE21]);4)" office:value-type="float" office:value="0.2385" calcext:value-type="float">
            <text:p>0,2385</text:p>
          </table:table-cell>
          <table:table-cell table:number-columns-repeated="3"/>
          <table:table-cell table:formula="of:=ROUND(ASIN(([.AI20]-[.AI17])/-[.AI21]);4)" office:value-type="float" office:value="0.1962" calcext:value-type="float">
            <text:p>0,1962</text:p>
          </table:table-cell>
          <table:table-cell table:number-columns-repeated="3"/>
          <table:table-cell office:value-type="float" office:value="0.018" calcext:value-type="float">
            <text:p>0,018</text:p>
          </table:table-cell>
          <table:table-cell table:number-columns-repeated="3"/>
          <table:table-cell table:style-name="ce26" office:value-type="float" office:value="0.185" calcext:value-type="float">
            <text:p>0,185</text:p>
          </table:table-cell>
          <table:table-cell table:number-columns-repeated="3"/>
          <table:table-cell table:formula="of:=ROUND(ASIN(([.AU20]-[.AU17])/-[.AU21]);4)" office:value-type="float" office:value="-0.3176" calcext:value-type="float">
            <text:p>-0,3176</text:p>
          </table:table-cell>
          <table:table-cell table:number-columns-repeated="3"/>
          <table:table-cell table:formula="of:=ROUND(ASIN(([.AY20]-[.AY17])/-[.AY21]);4)" office:value-type="float" office:value="0.1029" calcext:value-type="float">
            <text:p>0,1029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Angle Z</text:p>
          </table:table-cell>
          <table:table-cell/>
          <table:table-cell table:style-name="ce26" office:value-type="float" office:value="0.32" calcext:value-type="float">
            <text:p>0,32</text:p>
          </table:table-cell>
          <table:table-cell table:style-name="ce24" office:value-type="float" office:value="5000" calcext:value-type="float">
            <text:p>5000</text:p>
          </table:table-cell>
          <table:table-cell table:number-columns-repeated="2"/>
          <table:table-cell table:style-name="ce17" table:formula="of:=ROUND(ACOS(([.G19]-[.G16])/([.G21]*COS([.G22])));4)" office:value-type="float" office:value="2.968" calcext:value-type="float">
            <text:p>2,968</text:p>
          </table:table-cell>
          <table:table-cell table:number-columns-repeated="3"/>
          <table:table-cell table:style-name="ce26" office:value-type="float" office:value="-3.05" calcext:value-type="float">
            <text:p>-3,05</text:p>
          </table:table-cell>
          <table:table-cell table:number-columns-repeated="3"/>
          <table:table-cell table:style-name="ce17" table:formula="of:=-ROUND(ACOS(([.O19]-[.O16])/([.O21]*COS([.O22])));4)" office:value-type="float" office:value="-1.0412" calcext:value-type="float">
            <text:p>-1,0412</text:p>
          </table:table-cell>
          <table:table-cell table:number-columns-repeated="3"/>
          <table:table-cell table:style-name="ce17" table:formula="of:=ROUND(ACOS(([.S19]-[.S16])/([.S21]*COS([.S22])));4)" office:value-type="float" office:value="2.5529" calcext:value-type="float">
            <text:p>2,5529</text:p>
          </table:table-cell>
          <table:table-cell table:number-columns-repeated="3"/>
          <table:table-cell table:style-name="ce17" table:formula="of:=ROUND(ACOS(([.W19]-[.W16])/([.W21]*COS([.W22])));4)" office:value-type="float" office:value="0.9887" calcext:value-type="float">
            <text:p>0,9887</text:p>
          </table:table-cell>
          <table:table-cell table:number-columns-repeated="3"/>
          <table:table-cell table:style-name="ce26" office:value-type="float" office:value="1.53" calcext:value-type="float">
            <text:p>1,53</text:p>
          </table:table-cell>
          <table:table-cell table:number-columns-repeated="3"/>
          <table:table-cell table:style-name="ce17" table:formula="of:=-ROUND(ACOS(([.AE19]-[.AE16])/([.AE21]*COS([.AE22])));4)" office:value-type="float" office:value="-0.2011" calcext:value-type="float">
            <text:p>-0,2011</text:p>
          </table:table-cell>
          <table:table-cell table:number-columns-repeated="3"/>
          <table:table-cell table:style-name="ce17" table:formula="of:=-ROUND(ACOS(([.AI19]-[.AI16])/([.AI21]*COS([.AI22])));4)" office:value-type="float" office:value="-2.9654" calcext:value-type="float">
            <text:p>-2,9654</text:p>
          </table:table-cell>
          <table:table-cell table:number-columns-repeated="3"/>
          <table:table-cell table:style-name="ce17" office:value-type="float" office:value="-1.52" calcext:value-type="float">
            <text:p>-1,52</text:p>
          </table:table-cell>
          <table:table-cell table:number-columns-repeated="3"/>
          <table:table-cell table:style-name="ce26" office:value-type="float" office:value="0.855" calcext:value-type="float">
            <text:p>0,855</text:p>
          </table:table-cell>
          <table:table-cell table:number-columns-repeated="3"/>
          <table:table-cell table:style-name="ce17" table:formula="of:=-ROUND(ACOS(([.AU19]-[.AU16])/([.AU21]*COS([.AU22])));4)" office:value-type="float" office:value="-0.9885" calcext:value-type="float">
            <text:p>-0,9885</text:p>
          </table:table-cell>
          <table:table-cell table:number-columns-repeated="3"/>
          <table:table-cell table:style-name="ce17" table:formula="of:=-ROUND(ACOS(([.AY19]-[.AY16])/([.AY21]*COS([.AY22])));4)" office:value-type="float" office:value="-1.5915" calcext:value-type="float">
            <text:p>-1,5915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x</text:p>
          </table:table-cell>
          <table:table-cell/>
          <table:table-cell table:style-name="ce26" office:value-type="float" office:value="176" calcext:value-type="float">
            <text:p>176</text:p>
          </table:table-cell>
          <table:table-cell table:number-columns-repeated="3"/>
          <table:table-cell table:style-name="ce15" table:formula="of:=[.G15]+ROUND([.$D$23]*SIN([.G$23])*COS([.G$22]);0)" office:value-type="float" office:value="-388" calcext:value-type="float">
            <text:p>-388</text:p>
          </table:table-cell>
          <table:table-cell table:number-columns-repeated="3"/>
          <table:table-cell table:style-name="ce26" office:value-type="float" office:value="-1632" calcext:value-type="float">
            <text:p>-1632</text:p>
          </table:table-cell>
          <table:table-cell table:number-columns-repeated="3"/>
          <table:table-cell table:style-name="ce15" table:formula="of:=[.O15]+ROUND([.$D$23]*SIN([.O$23])*COS([.O$22]);0)" office:value-type="float" office:value="-5144" calcext:value-type="float">
            <text:p>-5144</text:p>
          </table:table-cell>
          <table:table-cell table:number-columns-repeated="3"/>
          <table:table-cell table:style-name="ce15" table:formula="of:=[.S15]+ROUND([.$D$23]*SIN([.S$23])*COS([.S$22]);0)" office:value-type="float" office:value="1472" calcext:value-type="float">
            <text:p>1472</text:p>
          </table:table-cell>
          <table:table-cell table:number-columns-repeated="3"/>
          <table:table-cell table:style-name="ce15" table:formula="of:=[.W15]+ROUND([.$D$23]*SIN([.W$23])*COS([.W$22]);0)" office:value-type="float" office:value="2993" calcext:value-type="float">
            <text:p>2993</text:p>
          </table:table-cell>
          <table:table-cell table:number-columns-repeated="3"/>
          <table:table-cell table:style-name="ce26" office:value-type="float" office:value="3300" calcext:value-type="float">
            <text:p>3300</text:p>
          </table:table-cell>
          <table:table-cell table:number-columns-repeated="3"/>
          <table:table-cell table:style-name="ce15" table:formula="of:=[.AE15]+ROUND([.$D$23]*SIN([.AE$23])*COS([.AE$22]);0)" office:value-type="float" office:value="-2213" calcext:value-type="float">
            <text:p>-2213</text:p>
          </table:table-cell>
          <table:table-cell table:number-columns-repeated="3"/>
          <table:table-cell table:style-name="ce15" table:formula="of:=[.AI15]+ROUND([.$D$23]*SIN([.AI$23])*COS([.AI$22]);0)" office:value-type="float" office:value="-2095" calcext:value-type="float">
            <text:p>-2095</text:p>
          </table:table-cell>
          <table:table-cell table:number-columns-repeated="3"/>
          <table:table-cell table:style-name="ce26" office:value-type="float" office:value="-5859" calcext:value-type="float">
            <text:p>-5859</text:p>
          </table:table-cell>
          <table:table-cell table:number-columns-repeated="3"/>
          <table:table-cell table:style-name="ce26" office:value-type="float" office:value="2000" calcext:value-type="float">
            <text:p>2000</text:p>
          </table:table-cell>
          <table:table-cell table:number-columns-repeated="3"/>
          <table:table-cell table:style-name="ce15" table:formula="of:=[.AU15]+ROUND([.$D$23]*SIN([.AU$23])*COS([.AU$22]);0)" office:value-type="float" office:value="-5125" calcext:value-type="float">
            <text:p>-5125</text:p>
          </table:table-cell>
          <table:table-cell table:number-columns-repeated="3"/>
          <table:table-cell table:style-name="ce15" table:formula="of:=[.AY15]+ROUND([.$D$23]*SIN([.AY$23])*COS([.AY$22]);0)" office:value-type="float" office:value="-5953" calcext:value-type="float">
            <text:p>-5953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y</text:p>
          </table:table-cell>
          <table:table-cell/>
          <table:table-cell table:style-name="ce26" office:value-type="float" office:value="2890" calcext:value-type="float">
            <text:p>2890</text:p>
          </table:table-cell>
          <table:table-cell table:number-columns-repeated="3"/>
          <table:table-cell table:style-name="ce16" table:formula="of:=[.G16]+ROUND([.$D$23]*COS([.G$23])*COS([.G$22]);0)" office:value-type="float" office:value="-5433" calcext:value-type="float">
            <text:p>-5433</text:p>
          </table:table-cell>
          <table:table-cell table:number-columns-repeated="3"/>
          <table:table-cell table:style-name="ce26" office:value-type="float" office:value="-4818" calcext:value-type="float">
            <text:p>-4818</text:p>
          </table:table-cell>
          <table:table-cell table:number-columns-repeated="3"/>
          <table:table-cell table:style-name="ce16" table:formula="of:=[.O16]+ROUND([.$D$23]*COS([.O$23])*COS([.O$22]);0)" office:value-type="float" office:value="1476" calcext:value-type="float">
            <text:p>1476</text:p>
          </table:table-cell>
          <table:table-cell table:number-columns-repeated="3"/>
          <table:table-cell table:style-name="ce16" table:formula="of:=[.S16]+ROUND([.$D$23]*COS([.S$23])*COS([.S$22]);0)" office:value-type="float" office:value="-4898" calcext:value-type="float">
            <text:p>-4898</text:p>
          </table:table-cell>
          <table:table-cell table:number-columns-repeated="3"/>
          <table:table-cell table:style-name="ce16" table:formula="of:=[.W16]+ROUND([.$D$23]*COS([.W$23])*COS([.W$22]);0)" office:value-type="float" office:value="1774" calcext:value-type="float">
            <text:p>1774</text:p>
          </table:table-cell>
          <table:table-cell table:number-columns-repeated="3"/>
          <table:table-cell table:style-name="ce26" office:value-type="float" office:value="-491" calcext:value-type="float">
            <text:p>-491</text:p>
          </table:table-cell>
          <table:table-cell table:number-columns-repeated="3"/>
          <table:table-cell table:style-name="ce16" table:formula="of:=[.AE16]+ROUND([.$D$23]*COS([.AE$23])*COS([.AE$22]);0)" office:value-type="float" office:value="3355" calcext:value-type="float">
            <text:p>3355</text:p>
          </table:table-cell>
          <table:table-cell table:number-columns-repeated="3"/>
          <table:table-cell table:style-name="ce16" table:formula="of:=[.AI16]+ROUND([.$D$23]*COS([.AI$23])*COS([.AI$22]);0)" office:value-type="float" office:value="-5433" calcext:value-type="float">
            <text:p>-5433</text:p>
          </table:table-cell>
          <table:table-cell table:number-columns-repeated="3"/>
          <table:table-cell table:style-name="ce26" office:value-type="float" office:value="-611" calcext:value-type="float">
            <text:p>-611</text:p>
          </table:table-cell>
          <table:table-cell table:number-columns-repeated="3"/>
          <table:table-cell table:style-name="ce26" office:value-type="float" office:value="2025" calcext:value-type="float">
            <text:p>2025</text:p>
          </table:table-cell>
          <table:table-cell table:number-columns-repeated="3"/>
          <table:table-cell table:style-name="ce16" table:formula="of:=[.AU16]+ROUND([.$D$23]*COS([.AU$23])*COS([.AU$22]);0)" office:value-type="float" office:value="1729" calcext:value-type="float">
            <text:p>1729</text:p>
          </table:table-cell>
          <table:table-cell table:number-columns-repeated="3"/>
          <table:table-cell table:style-name="ce16" table:formula="of:=[.AY16]+ROUND([.$D$23]*COS([.AY$23])*COS([.AY$22]);0)" office:value-type="float" office:value="-946" calcext:value-type="float">
            <text:p>-946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background z</text:p>
          </table:table-cell>
          <table:table-cell/>
          <table:table-cell table:style-name="ce26" office:value-type="float" office:value="-767" calcext:value-type="float">
            <text:p>-767</text:p>
          </table:table-cell>
          <table:table-cell table:number-columns-repeated="3"/>
          <table:table-cell table:style-name="ce17" table:formula="of:=[.G17]-ROUND([.$D$23]*SIN([.G$22]);0)" office:value-type="float" office:value="-802" calcext:value-type="float">
            <text:p>-802</text:p>
          </table:table-cell>
          <table:table-cell table:number-columns-repeated="3"/>
          <table:table-cell table:style-name="ce26" office:value-type="float" office:value="-2056" calcext:value-type="float">
            <text:p>-2056</text:p>
          </table:table-cell>
          <table:table-cell table:number-columns-repeated="3"/>
          <table:table-cell table:style-name="ce17" table:formula="of:=[.O17]-ROUND([.$D$23]*SIN([.O$22]);0)" office:value-type="float" office:value="-1256" calcext:value-type="float">
            <text:p>-1256</text:p>
          </table:table-cell>
          <table:table-cell table:number-columns-repeated="3"/>
          <table:table-cell table:style-name="ce17" table:formula="of:=[.S17]-ROUND([.$D$23]*SIN([.S$22]);0)" office:value-type="float" office:value="-1738" calcext:value-type="float">
            <text:p>-1738</text:p>
          </table:table-cell>
          <table:table-cell table:number-columns-repeated="3"/>
          <table:table-cell table:style-name="ce17" table:formula="of:=[.W17]-ROUND([.$D$23]*SIN([.W$22]);0)" office:value-type="float" office:value="1251" calcext:value-type="float">
            <text:p>1251</text:p>
          </table:table-cell>
          <table:table-cell table:number-columns-repeated="3"/>
          <table:table-cell table:style-name="ce26" office:value-type="float" office:value="1216" calcext:value-type="float">
            <text:p>1216</text:p>
          </table:table-cell>
          <table:table-cell table:number-columns-repeated="3"/>
          <table:table-cell table:style-name="ce17" table:formula="of:=[.AE17]-ROUND([.$D$23]*SIN([.AE$22]);0)" office:value-type="float" office:value="-999" calcext:value-type="float">
            <text:p>-999</text:p>
          </table:table-cell>
          <table:table-cell table:number-columns-repeated="3"/>
          <table:table-cell table:style-name="ce17" table:formula="of:=[.AI17]-ROUND([.$D$23]*SIN([.AI$22]);0)" office:value-type="float" office:value="-791" calcext:value-type="float">
            <text:p>-791</text:p>
          </table:table-cell>
          <table:table-cell table:number-columns-repeated="3"/>
          <table:table-cell table:style-name="ce26" office:value-type="float" office:value="30" calcext:value-type="float">
            <text:p>30</text:p>
          </table:table-cell>
          <table:table-cell table:number-columns-repeated="3"/>
          <table:table-cell table:style-name="ce26" office:value-type="float" office:value="-692" calcext:value-type="float">
            <text:p>-692</text:p>
          </table:table-cell>
          <table:table-cell table:number-columns-repeated="3"/>
          <table:table-cell table:style-name="ce17" table:formula="of:=[.AU17]-ROUND([.$D$23]*SIN([.AU$22]);0)" office:value-type="float" office:value="1667" calcext:value-type="float">
            <text:p>1667</text:p>
          </table:table-cell>
          <table:table-cell table:number-columns-repeated="3"/>
          <table:table-cell table:style-name="ce17" table:formula="of:=[.AY17]-ROUND([.$D$23]*SIN([.AY$22]);0)" office:value-type="float" office:value="-360" calcext:value-type="float">
            <text:p>-360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21"/>
          <table:table-cell/>
          <table:table-cell table:formula="of:=ROUND([.B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F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J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N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28]/[.$D$23];5)" office:value-type="float" office:value="0" calcext:value-type="float">
            <text:p>0</text:p>
          </table:table-cell>
          <table:table-cell/>
          <table:table-cell table:style-name="ce21" office:value-type="float" office:value="100" calcext:value-type="float">
            <text:p>100</text:p>
          </table:table-cell>
          <table:table-cell table:style-name="ce17"/>
          <table:table-cell table:formula="of:=ROUND([.AL28]/[.$D$23];5)" office:value-type="float" office:value="0.02" calcext:value-type="float">
            <text:p>0,02</text:p>
          </table:table-cell>
          <table:table-cell/>
          <table:table-cell table:style-name="ce21"/>
          <table:table-cell table:style-name="ce17"/>
          <table:table-cell table:formula="of:=ROUND([.AP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T2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X2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1 X</text:p>
          </table:table-cell>
          <table:table-cell/>
          <table:table-cell table:formula="of:=[.C$15]+ROUND([.B28]*SIN([.C$23])*COS([.C$22]);0)" office:value-type="float" office:value="-1294" calcext:value-type="float">
            <text:p>-1294</text:p>
          </table:table-cell>
          <table:table-cell table:number-columns-repeated="3"/>
          <table:table-cell table:formula="of:=[.G$15]+ROUND([.F2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28]*SIN([.K$23])*COS([.K$22]);0)" office:value-type="float" office:value="-1267" calcext:value-type="float">
            <text:p>-1267</text:p>
          </table:table-cell>
          <table:table-cell table:number-columns-repeated="3"/>
          <table:table-cell table:formula="of:=[.O$15]+ROUND([.N2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2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2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28]*SIN([.AA$23])*COS([.AA$22]);0)" office:value-type="float" office:value="-1244" calcext:value-type="float">
            <text:p>-1244</text:p>
          </table:table-cell>
          <table:table-cell table:number-columns-repeated="3"/>
          <table:table-cell table:formula="of:=[.AE$15]+ROUND([.AD2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2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28]*SIN([.AM$23])*COS([.AM$22]);0)" office:value-type="float" office:value="-1265" calcext:value-type="float">
            <text:p>-1265</text:p>
          </table:table-cell>
          <table:table-cell table:number-columns-repeated="3"/>
          <table:table-cell table:formula="of:=[.AQ$15]+ROUND([.AP28]*SIN([.AQ$23])*COS([.AQ$22]);0)" office:value-type="float" office:value="-1481" calcext:value-type="float">
            <text:p>-1481</text:p>
          </table:table-cell>
          <table:table-cell table:number-columns-repeated="3"/>
          <table:table-cell table:formula="of:=[.AU$15]+ROUND([.AT2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2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1 Y</text:p>
          </table:table-cell>
          <table:table-cell table:style-name="ce17"/>
          <table:table-cell table:style-name="ce17" table:formula="of:=[.C$16]+ROUND([.B28]*COS([.C$23])*COS([.C$22]);0)" office:value-type="float" office:value="-1471" calcext:value-type="float">
            <text:p>-1471</text:p>
          </table:table-cell>
          <table:table-cell table:style-name="ce17"/>
          <table:table-cell/>
          <table:table-cell table:style-name="ce17"/>
          <table:table-cell table:style-name="ce17" table:formula="of:=[.G$16]+ROUND([.F28]*COS([.G$23])*COS([.G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K$16]+ROUND([.J28]*COS([.K$23])*COS([.K$22]);0)" office:value-type="float" office:value="-761" calcext:value-type="float">
            <text:p>-761</text:p>
          </table:table-cell>
          <table:table-cell table:style-name="ce17"/>
          <table:table-cell/>
          <table:table-cell table:style-name="ce17"/>
          <table:table-cell table:style-name="ce17" table:formula="of:=[.O$16]+ROUND([.N28]*COS([.O$23])*COS([.O$22]);0)" office:value-type="float" office:value="-938" calcext:value-type="float">
            <text:p>-938</text:p>
          </table:table-cell>
          <table:table-cell table:style-name="ce17"/>
          <table:table-cell/>
          <table:table-cell table:style-name="ce17"/>
          <table:table-cell table:style-name="ce17" table:formula="of:=[.S$16]+ROUND([.R28]*COS([.S$23])*COS([.S$22]);0)" office:value-type="float" office:value="-1073" calcext:value-type="float">
            <text:p>-1073</text:p>
          </table:table-cell>
          <table:table-cell table:style-name="ce17"/>
          <table:table-cell/>
          <table:table-cell table:style-name="ce17"/>
          <table:table-cell table:style-name="ce17" table:formula="of:=[.W$16]+ROUND([.V28]*COS([.W$23])*COS([.W$22]);0)" office:value-type="float" office:value="-897" calcext:value-type="float">
            <text:p>-897</text:p>
          </table:table-cell>
          <table:table-cell table:style-name="ce17"/>
          <table:table-cell/>
          <table:table-cell table:style-name="ce17"/>
          <table:table-cell table:style-name="ce17" table:formula="of:=[.AA$16]+ROUND([.Z28]*COS([.AA$23])*COS([.AA$22]);0)" office:value-type="float" office:value="-677" calcext:value-type="float">
            <text:p>-677</text:p>
          </table:table-cell>
          <table:table-cell table:style-name="ce17"/>
          <table:table-cell/>
          <table:table-cell table:style-name="ce17"/>
          <table:table-cell table:style-name="ce17" table:formula="of:=[.AE$16]+ROUND([.AD28]*COS([.AE$23])*COS([.AE$22]);0)" office:value-type="float" office:value="-1406" calcext:value-type="float">
            <text:p>-1406</text:p>
          </table:table-cell>
          <table:table-cell table:style-name="ce17"/>
          <table:table-cell/>
          <table:table-cell table:style-name="ce17"/>
          <table:table-cell table:style-name="ce17" table:formula="of:=[.AI$16]+ROUND([.AH28]*COS([.AI$23])*COS([.AI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AM$16]+ROUND([.AL28]*COS([.AM$23])*COS([.AM$22]);0)" office:value-type="float" office:value="-827" calcext:value-type="float">
            <text:p>-827</text:p>
          </table:table-cell>
          <table:table-cell table:style-name="ce17"/>
          <table:table-cell/>
          <table:table-cell table:style-name="ce17"/>
          <table:table-cell table:style-name="ce17" table:formula="of:=[.AQ$16]+ROUND([.AP28]*COS([.AQ$23])*COS([.AQ$22]);0)" office:value-type="float" office:value="-1006" calcext:value-type="float">
            <text:p>-1006</text:p>
          </table:table-cell>
          <table:table-cell table:style-name="ce17"/>
          <table:table-cell/>
          <table:table-cell table:style-name="ce17"/>
          <table:table-cell table:style-name="ce17" table:formula="of:=[.AU$16]+ROUND([.AT28]*COS([.AU$23])*COS([.AU$22]);0)" office:value-type="float" office:value="-883" calcext:value-type="float">
            <text:p>-883</text:p>
          </table:table-cell>
          <table:table-cell table:style-name="ce17"/>
          <table:table-cell/>
          <table:table-cell table:style-name="ce17"/>
          <table:table-cell table:style-name="ce17" table:formula="of:=[.AY$16]+ROUND([.AX28]*COS([.AY$23])*COS([.AY$22]);0)" office:value-type="float" office:value="-843" calcext:value-type="float">
            <text:p>-843</text:p>
          </table:table-cell>
          <table:table-cell table:style-name="ce17"/>
          <table:table-cell table:number-columns-repeated="16332"/>
        </table:table-row>
        <table:table-row table:style-name="ro1">
          <table:table-cell office:value-type="string" calcext:value-type="string">
            <text:p>Mask1 Z</text:p>
          </table:table-cell>
          <table:table-cell table:style-name="ce17"/>
          <table:table-cell table:style-name="ce17" table:formula="of:=[.C$17]-ROUND([.B28]*SIN([.C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G$17]-ROUND([.F28]*SIN([.G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K$17]-ROUND([.J28]*SIN([.K$22]);0)" office:value-type="float" office:value="288" calcext:value-type="float">
            <text:p>288</text:p>
          </table:table-cell>
          <table:table-cell table:style-name="ce17"/>
          <table:table-cell/>
          <table:table-cell table:style-name="ce17"/>
          <table:table-cell table:style-name="ce17" table:formula="of:=[.O$17]-ROUND([.N28]*SIN([.O$22]);0)" office:value-type="float" office:value="213" calcext:value-type="float">
            <text:p>213</text:p>
          </table:table-cell>
          <table:table-cell table:style-name="ce17"/>
          <table:table-cell/>
          <table:table-cell table:style-name="ce17"/>
          <table:table-cell table:style-name="ce17" table:formula="of:=[.S$17]-ROUND([.R28]*SIN([.S$22]);0)" office:value-type="float" office:value="225" calcext:value-type="float">
            <text:p>225</text:p>
          </table:table-cell>
          <table:table-cell table:style-name="ce17"/>
          <table:table-cell/>
          <table:table-cell table:style-name="ce17"/>
          <table:table-cell table:style-name="ce17" table:formula="of:=[.W$17]-ROUND([.V28]*SIN([.W$22]);0)" office:value-type="float" office:value="66" calcext:value-type="float">
            <text:p>66</text:p>
          </table:table-cell>
          <table:table-cell table:style-name="ce17"/>
          <table:table-cell/>
          <table:table-cell table:style-name="ce17"/>
          <table:table-cell table:style-name="ce17" table:formula="of:=[.AA$17]-ROUND([.Z28]*SIN([.AA$22]);0)" office:value-type="float" office:value="20" calcext:value-type="float">
            <text:p>20</text:p>
          </table:table-cell>
          <table:table-cell table:style-name="ce17"/>
          <table:table-cell/>
          <table:table-cell table:style-name="ce17"/>
          <table:table-cell table:style-name="ce17" table:formula="of:=[.AE$17]-ROUND([.AD28]*SIN([.AE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AI$17]-ROUND([.AH28]*SIN([.AI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AM$17]-ROUND([.AL28]*SIN([.AM$22]);0)" office:value-type="float" office:value="114" calcext:value-type="float">
            <text:p>114</text:p>
          </table:table-cell>
          <table:table-cell table:style-name="ce17"/>
          <table:table-cell/>
          <table:table-cell table:style-name="ce17"/>
          <table:table-cell table:style-name="ce17" table:formula="of:=[.AQ$17]-ROUND([.AP28]*SIN([.AQ$22]);0)" office:value-type="float" office:value="173" calcext:value-type="float">
            <text:p>173</text:p>
          </table:table-cell>
          <table:table-cell table:style-name="ce17"/>
          <table:table-cell/>
          <table:table-cell table:style-name="ce17"/>
          <table:table-cell table:style-name="ce17" table:formula="of:=[.AU$17]-ROUND([.AT28]*SIN([.AU$22]);0)" office:value-type="float" office:value="106" calcext:value-type="float">
            <text:p>106</text:p>
          </table:table-cell>
          <table:table-cell table:style-name="ce17"/>
          <table:table-cell/>
          <table:table-cell table:style-name="ce17"/>
          <table:table-cell table:style-name="ce17" table:formula="of:=[.AY$17]-ROUND([.AX28]*SIN([.AY$22]);0)" office:value-type="float" office:value="154" calcext:value-type="float">
            <text:p>154</text:p>
          </table:table-cell>
          <table:table-cell table:style-name="ce17"/>
          <table:table-cell table:number-columns-repeated="16332"/>
        </table:table-row>
        <table:table-row table:style-name="ro1">
          <table:table-cell table:style-name="ce17" table:number-columns-repeated="4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 table:number-columns-repeated="16332"/>
        </table:table-row>
        <table:table-row table:style-name="ro1">
          <table:table-cell office:value-type="string" calcext:value-type="string">
            <text:p>Mask2 Distance</text:p>
          </table:table-cell>
          <table:table-cell table:style-name="ce21"/>
          <table:table-cell table:style-name="ce17"/>
          <table:table-cell table:formula="of:=ROUND([.B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F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J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N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L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P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T3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X3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2 X</text:p>
          </table:table-cell>
          <table:table-cell/>
          <table:table-cell table:formula="of:=[.C$15]+ROUND([.B33]*SIN([.C$23])*COS([.C$22]);0)" office:value-type="float" office:value="-1294" calcext:value-type="float">
            <text:p>-1294</text:p>
          </table:table-cell>
          <table:table-cell table:number-columns-repeated="3"/>
          <table:table-cell table:formula="of:=[.G$15]+ROUND([.F3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3]*SIN([.K$23])*COS([.K$22]);0)" office:value-type="float" office:value="-1267" calcext:value-type="float">
            <text:p>-1267</text:p>
          </table:table-cell>
          <table:table-cell table:number-columns-repeated="3"/>
          <table:table-cell table:formula="of:=[.O$15]+ROUND([.N3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3]*SIN([.AA$23])*COS([.AA$22]);0)" office:value-type="float" office:value="-1244" calcext:value-type="float">
            <text:p>-1244</text:p>
          </table:table-cell>
          <table:table-cell table:number-columns-repeated="3"/>
          <table:table-cell table:formula="of:=[.AE$15]+ROUND([.AD3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3]*SIN([.AM$23])*COS([.AM$22]);0)" office:value-type="float" office:value="-1165" calcext:value-type="float">
            <text:p>-1165</text:p>
          </table:table-cell>
          <table:table-cell table:number-columns-repeated="3"/>
          <table:table-cell table:formula="of:=[.AQ$15]+ROUND([.AP33]*SIN([.AQ$23])*COS([.AQ$22]);0)" office:value-type="float" office:value="-1481" calcext:value-type="float">
            <text:p>-1481</text:p>
          </table:table-cell>
          <table:table-cell table:number-columns-repeated="3"/>
          <table:table-cell table:formula="of:=[.AU$15]+ROUND([.AT3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2 Y</text:p>
          </table:table-cell>
          <table:table-cell table:style-name="ce17"/>
          <table:table-cell table:style-name="ce17" table:formula="of:=[.C$16]+ROUND([.B33]*COS([.C$23])*COS([.C$22]);0)" office:value-type="float" office:value="-1471" calcext:value-type="float">
            <text:p>-1471</text:p>
          </table:table-cell>
          <table:table-cell table:style-name="ce17"/>
          <table:table-cell/>
          <table:table-cell table:style-name="ce17"/>
          <table:table-cell table:style-name="ce17" table:formula="of:=[.G$16]+ROUND([.F33]*COS([.G$23])*COS([.G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K$16]+ROUND([.J33]*COS([.K$23])*COS([.K$22]);0)" office:value-type="float" office:value="-761" calcext:value-type="float">
            <text:p>-761</text:p>
          </table:table-cell>
          <table:table-cell table:style-name="ce17"/>
          <table:table-cell/>
          <table:table-cell table:style-name="ce17"/>
          <table:table-cell table:style-name="ce17" table:formula="of:=[.O$16]+ROUND([.N33]*COS([.O$23])*COS([.O$22]);0)" office:value-type="float" office:value="-938" calcext:value-type="float">
            <text:p>-938</text:p>
          </table:table-cell>
          <table:table-cell table:style-name="ce17"/>
          <table:table-cell/>
          <table:table-cell table:style-name="ce17"/>
          <table:table-cell table:style-name="ce17" table:formula="of:=[.S$16]+ROUND([.R33]*COS([.S$23])*COS([.S$22]);0)" office:value-type="float" office:value="-1073" calcext:value-type="float">
            <text:p>-1073</text:p>
          </table:table-cell>
          <table:table-cell table:style-name="ce17"/>
          <table:table-cell/>
          <table:table-cell table:style-name="ce17"/>
          <table:table-cell table:style-name="ce17" table:formula="of:=[.W$16]+ROUND([.V33]*COS([.W$23])*COS([.W$22]);0)" office:value-type="float" office:value="-897" calcext:value-type="float">
            <text:p>-897</text:p>
          </table:table-cell>
          <table:table-cell table:style-name="ce17"/>
          <table:table-cell/>
          <table:table-cell table:style-name="ce17"/>
          <table:table-cell table:style-name="ce17" table:formula="of:=[.AA$16]+ROUND([.Z33]*COS([.AA$23])*COS([.AA$22]);0)" office:value-type="float" office:value="-677" calcext:value-type="float">
            <text:p>-677</text:p>
          </table:table-cell>
          <table:table-cell table:style-name="ce17"/>
          <table:table-cell/>
          <table:table-cell table:style-name="ce17"/>
          <table:table-cell table:style-name="ce17" table:formula="of:=[.AE$16]+ROUND([.AD33]*COS([.AE$23])*COS([.AE$22]);0)" office:value-type="float" office:value="-1406" calcext:value-type="float">
            <text:p>-1406</text:p>
          </table:table-cell>
          <table:table-cell table:style-name="ce17"/>
          <table:table-cell/>
          <table:table-cell table:style-name="ce17"/>
          <table:table-cell table:style-name="ce17" table:formula="of:=[.AI$16]+ROUND([.AH33]*COS([.AI$23])*COS([.AI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AM$16]+ROUND([.AL33]*COS([.AM$23])*COS([.AM$22]);0)" office:value-type="float" office:value="-832" calcext:value-type="float">
            <text:p>-832</text:p>
          </table:table-cell>
          <table:table-cell table:style-name="ce17"/>
          <table:table-cell/>
          <table:table-cell table:style-name="ce17"/>
          <table:table-cell table:style-name="ce17" table:formula="of:=[.AQ$16]+ROUND([.AP33]*COS([.AQ$23])*COS([.AQ$22]);0)" office:value-type="float" office:value="-1006" calcext:value-type="float">
            <text:p>-1006</text:p>
          </table:table-cell>
          <table:table-cell table:style-name="ce17"/>
          <table:table-cell/>
          <table:table-cell table:style-name="ce17"/>
          <table:table-cell table:style-name="ce17" table:formula="of:=[.AU$16]+ROUND([.AT33]*COS([.AU$23])*COS([.AU$22]);0)" office:value-type="float" office:value="-883" calcext:value-type="float">
            <text:p>-883</text:p>
          </table:table-cell>
          <table:table-cell table:style-name="ce17"/>
          <table:table-cell/>
          <table:table-cell table:style-name="ce17"/>
          <table:table-cell table:style-name="ce17" table:formula="of:=[.AY$16]+ROUND([.AX33]*COS([.AY$23])*COS([.AY$22]);0)" office:value-type="float" office:value="-843" calcext:value-type="float">
            <text:p>-843</text:p>
          </table:table-cell>
          <table:table-cell table:style-name="ce17"/>
          <table:table-cell table:number-columns-repeated="16332"/>
        </table:table-row>
        <table:table-row table:style-name="ro1">
          <table:table-cell office:value-type="string" calcext:value-type="string">
            <text:p>Mask2 Z</text:p>
          </table:table-cell>
          <table:table-cell table:style-name="ce17"/>
          <table:table-cell table:style-name="ce17" table:formula="of:=[.C$17]-ROUND([.B33]*SIN([.C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G$17]-ROUND([.F33]*SIN([.G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K$17]-ROUND([.J33]*SIN([.K$22]);0)" office:value-type="float" office:value="288" calcext:value-type="float">
            <text:p>288</text:p>
          </table:table-cell>
          <table:table-cell table:style-name="ce17"/>
          <table:table-cell/>
          <table:table-cell table:style-name="ce17"/>
          <table:table-cell table:style-name="ce17" table:formula="of:=[.O$17]-ROUND([.N33]*SIN([.O$22]);0)" office:value-type="float" office:value="213" calcext:value-type="float">
            <text:p>213</text:p>
          </table:table-cell>
          <table:table-cell table:style-name="ce17"/>
          <table:table-cell/>
          <table:table-cell table:style-name="ce17"/>
          <table:table-cell table:style-name="ce17" table:formula="of:=[.S$17]-ROUND([.R33]*SIN([.S$22]);0)" office:value-type="float" office:value="225" calcext:value-type="float">
            <text:p>225</text:p>
          </table:table-cell>
          <table:table-cell table:style-name="ce17"/>
          <table:table-cell/>
          <table:table-cell table:style-name="ce17"/>
          <table:table-cell table:style-name="ce17" table:formula="of:=[.W$17]-ROUND([.V33]*SIN([.W$22]);0)" office:value-type="float" office:value="66" calcext:value-type="float">
            <text:p>66</text:p>
          </table:table-cell>
          <table:table-cell table:style-name="ce17"/>
          <table:table-cell/>
          <table:table-cell table:style-name="ce17"/>
          <table:table-cell table:style-name="ce17" table:formula="of:=[.AA$17]-ROUND([.Z33]*SIN([.AA$22]);0)" office:value-type="float" office:value="20" calcext:value-type="float">
            <text:p>20</text:p>
          </table:table-cell>
          <table:table-cell table:style-name="ce17"/>
          <table:table-cell/>
          <table:table-cell table:style-name="ce17"/>
          <table:table-cell table:style-name="ce17" table:formula="of:=[.AE$17]-ROUND([.AD33]*SIN([.AE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AI$17]-ROUND([.AH33]*SIN([.AI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AM$17]-ROUND([.AL33]*SIN([.AM$22]);0)" office:value-type="float" office:value="116" calcext:value-type="float">
            <text:p>116</text:p>
          </table:table-cell>
          <table:table-cell table:style-name="ce17"/>
          <table:table-cell/>
          <table:table-cell table:style-name="ce17"/>
          <table:table-cell table:style-name="ce17" table:formula="of:=[.AQ$17]-ROUND([.AP33]*SIN([.AQ$22]);0)" office:value-type="float" office:value="173" calcext:value-type="float">
            <text:p>173</text:p>
          </table:table-cell>
          <table:table-cell table:style-name="ce17"/>
          <table:table-cell/>
          <table:table-cell table:style-name="ce17"/>
          <table:table-cell table:style-name="ce17" table:formula="of:=[.AU$17]-ROUND([.AT33]*SIN([.AU$22]);0)" office:value-type="float" office:value="106" calcext:value-type="float">
            <text:p>106</text:p>
          </table:table-cell>
          <table:table-cell table:style-name="ce17"/>
          <table:table-cell/>
          <table:table-cell table:style-name="ce17"/>
          <table:table-cell table:style-name="ce17" table:formula="of:=[.AY$17]-ROUND([.AX33]*SIN([.AY$22]);0)" office:value-type="float" office:value="154" calcext:value-type="float">
            <text:p>154</text:p>
          </table:table-cell>
          <table:table-cell table:style-name="ce17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3 Distance</text:p>
          </table:table-cell>
          <table:table-cell table:style-name="ce21"/>
          <table:table-cell table:style-name="ce17"/>
          <table:table-cell table:formula="of:=ROUND([.B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F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J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N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L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P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T38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X38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3 X</text:p>
          </table:table-cell>
          <table:table-cell/>
          <table:table-cell table:formula="of:=[.C$15]+ROUND([.B38]*SIN([.C$23])*COS([.C$22]);0)" office:value-type="float" office:value="-1294" calcext:value-type="float">
            <text:p>-1294</text:p>
          </table:table-cell>
          <table:table-cell table:number-columns-repeated="3"/>
          <table:table-cell table:formula="of:=[.G$15]+ROUND([.F38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38]*SIN([.K$23])*COS([.K$22]);0)" office:value-type="float" office:value="-1267" calcext:value-type="float">
            <text:p>-1267</text:p>
          </table:table-cell>
          <table:table-cell table:number-columns-repeated="3"/>
          <table:table-cell table:formula="of:=[.O$15]+ROUND([.N38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38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38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38]*SIN([.AA$23])*COS([.AA$22]);0)" office:value-type="float" office:value="-1244" calcext:value-type="float">
            <text:p>-1244</text:p>
          </table:table-cell>
          <table:table-cell table:number-columns-repeated="3"/>
          <table:table-cell table:formula="of:=[.AE$15]+ROUND([.AD38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38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38]*SIN([.AM$23])*COS([.AM$22]);0)" office:value-type="float" office:value="-1165" calcext:value-type="float">
            <text:p>-1165</text:p>
          </table:table-cell>
          <table:table-cell table:number-columns-repeated="3"/>
          <table:table-cell table:formula="of:=[.AQ$15]+ROUND([.AP38]*SIN([.AQ$23])*COS([.AQ$22]);0)" office:value-type="float" office:value="-1481" calcext:value-type="float">
            <text:p>-1481</text:p>
          </table:table-cell>
          <table:table-cell table:number-columns-repeated="3"/>
          <table:table-cell table:formula="of:=[.AU$15]+ROUND([.AT38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38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3 Y</text:p>
          </table:table-cell>
          <table:table-cell table:style-name="ce17"/>
          <table:table-cell table:style-name="ce17" table:formula="of:=[.C$16]+ROUND([.B38]*COS([.C$23])*COS([.C$22]);0)" office:value-type="float" office:value="-1471" calcext:value-type="float">
            <text:p>-1471</text:p>
          </table:table-cell>
          <table:table-cell table:style-name="ce17"/>
          <table:table-cell/>
          <table:table-cell table:style-name="ce17"/>
          <table:table-cell table:style-name="ce17" table:formula="of:=[.G$16]+ROUND([.F38]*COS([.G$23])*COS([.G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K$16]+ROUND([.J38]*COS([.K$23])*COS([.K$22]);0)" office:value-type="float" office:value="-761" calcext:value-type="float">
            <text:p>-761</text:p>
          </table:table-cell>
          <table:table-cell table:style-name="ce17"/>
          <table:table-cell/>
          <table:table-cell table:style-name="ce17"/>
          <table:table-cell table:style-name="ce17" table:formula="of:=[.O$16]+ROUND([.N38]*COS([.O$23])*COS([.O$22]);0)" office:value-type="float" office:value="-938" calcext:value-type="float">
            <text:p>-938</text:p>
          </table:table-cell>
          <table:table-cell table:style-name="ce17"/>
          <table:table-cell/>
          <table:table-cell table:style-name="ce17"/>
          <table:table-cell table:style-name="ce17" table:formula="of:=[.S$16]+ROUND([.R38]*COS([.S$23])*COS([.S$22]);0)" office:value-type="float" office:value="-1073" calcext:value-type="float">
            <text:p>-1073</text:p>
          </table:table-cell>
          <table:table-cell table:style-name="ce17"/>
          <table:table-cell/>
          <table:table-cell table:style-name="ce17"/>
          <table:table-cell table:style-name="ce17" table:formula="of:=[.W$16]+ROUND([.V38]*COS([.W$23])*COS([.W$22]);0)" office:value-type="float" office:value="-897" calcext:value-type="float">
            <text:p>-897</text:p>
          </table:table-cell>
          <table:table-cell table:style-name="ce17"/>
          <table:table-cell/>
          <table:table-cell table:style-name="ce17"/>
          <table:table-cell table:style-name="ce17" table:formula="of:=[.AA$16]+ROUND([.Z38]*COS([.AA$23])*COS([.AA$22]);0)" office:value-type="float" office:value="-677" calcext:value-type="float">
            <text:p>-677</text:p>
          </table:table-cell>
          <table:table-cell table:style-name="ce17"/>
          <table:table-cell/>
          <table:table-cell table:style-name="ce17"/>
          <table:table-cell table:style-name="ce17" table:formula="of:=[.AE$16]+ROUND([.AD38]*COS([.AE$23])*COS([.AE$22]);0)" office:value-type="float" office:value="-1406" calcext:value-type="float">
            <text:p>-1406</text:p>
          </table:table-cell>
          <table:table-cell table:style-name="ce17"/>
          <table:table-cell/>
          <table:table-cell table:style-name="ce17"/>
          <table:table-cell table:style-name="ce17" table:formula="of:=[.AI$16]+ROUND([.AH38]*COS([.AI$23])*COS([.AI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AM$16]+ROUND([.AL38]*COS([.AM$23])*COS([.AM$22]);0)" office:value-type="float" office:value="-832" calcext:value-type="float">
            <text:p>-832</text:p>
          </table:table-cell>
          <table:table-cell table:style-name="ce17"/>
          <table:table-cell/>
          <table:table-cell table:style-name="ce17"/>
          <table:table-cell table:style-name="ce17" table:formula="of:=[.AQ$16]+ROUND([.AP38]*COS([.AQ$23])*COS([.AQ$22]);0)" office:value-type="float" office:value="-1006" calcext:value-type="float">
            <text:p>-1006</text:p>
          </table:table-cell>
          <table:table-cell table:style-name="ce17"/>
          <table:table-cell/>
          <table:table-cell table:style-name="ce17"/>
          <table:table-cell table:style-name="ce17" table:formula="of:=[.AU$16]+ROUND([.AT38]*COS([.AU$23])*COS([.AU$22]);0)" office:value-type="float" office:value="-883" calcext:value-type="float">
            <text:p>-883</text:p>
          </table:table-cell>
          <table:table-cell table:style-name="ce17"/>
          <table:table-cell/>
          <table:table-cell table:style-name="ce17"/>
          <table:table-cell table:style-name="ce17" table:formula="of:=[.AY$16]+ROUND([.AX38]*COS([.AY$23])*COS([.AY$22]);0)" office:value-type="float" office:value="-843" calcext:value-type="float">
            <text:p>-843</text:p>
          </table:table-cell>
          <table:table-cell table:style-name="ce17"/>
          <table:table-cell table:number-columns-repeated="16332"/>
        </table:table-row>
        <table:table-row table:style-name="ro1">
          <table:table-cell office:value-type="string" calcext:value-type="string">
            <text:p>Mask3 Z</text:p>
          </table:table-cell>
          <table:table-cell table:style-name="ce17"/>
          <table:table-cell table:style-name="ce17" table:formula="of:=[.C$17]-ROUND([.B38]*SIN([.C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G$17]-ROUND([.F38]*SIN([.G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K$17]-ROUND([.J38]*SIN([.K$22]);0)" office:value-type="float" office:value="288" calcext:value-type="float">
            <text:p>288</text:p>
          </table:table-cell>
          <table:table-cell table:style-name="ce17"/>
          <table:table-cell/>
          <table:table-cell table:style-name="ce17"/>
          <table:table-cell table:style-name="ce17" table:formula="of:=[.O$17]-ROUND([.N38]*SIN([.O$22]);0)" office:value-type="float" office:value="213" calcext:value-type="float">
            <text:p>213</text:p>
          </table:table-cell>
          <table:table-cell table:style-name="ce17"/>
          <table:table-cell/>
          <table:table-cell table:style-name="ce17"/>
          <table:table-cell table:style-name="ce17" table:formula="of:=[.S$17]-ROUND([.R38]*SIN([.S$22]);0)" office:value-type="float" office:value="225" calcext:value-type="float">
            <text:p>225</text:p>
          </table:table-cell>
          <table:table-cell table:style-name="ce17"/>
          <table:table-cell/>
          <table:table-cell table:style-name="ce17"/>
          <table:table-cell table:style-name="ce17" table:formula="of:=[.W$17]-ROUND([.V38]*SIN([.W$22]);0)" office:value-type="float" office:value="66" calcext:value-type="float">
            <text:p>66</text:p>
          </table:table-cell>
          <table:table-cell table:style-name="ce17"/>
          <table:table-cell/>
          <table:table-cell table:style-name="ce17"/>
          <table:table-cell table:style-name="ce17" table:formula="of:=[.AA$17]-ROUND([.Z38]*SIN([.AA$22]);0)" office:value-type="float" office:value="20" calcext:value-type="float">
            <text:p>20</text:p>
          </table:table-cell>
          <table:table-cell table:style-name="ce17"/>
          <table:table-cell/>
          <table:table-cell table:style-name="ce17"/>
          <table:table-cell table:style-name="ce17" table:formula="of:=[.AE$17]-ROUND([.AD38]*SIN([.AE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AI$17]-ROUND([.AH38]*SIN([.AI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AM$17]-ROUND([.AL38]*SIN([.AM$22]);0)" office:value-type="float" office:value="116" calcext:value-type="float">
            <text:p>116</text:p>
          </table:table-cell>
          <table:table-cell table:style-name="ce17"/>
          <table:table-cell/>
          <table:table-cell table:style-name="ce17"/>
          <table:table-cell table:style-name="ce17" table:formula="of:=[.AQ$17]-ROUND([.AP38]*SIN([.AQ$22]);0)" office:value-type="float" office:value="173" calcext:value-type="float">
            <text:p>173</text:p>
          </table:table-cell>
          <table:table-cell table:style-name="ce17"/>
          <table:table-cell/>
          <table:table-cell table:style-name="ce17"/>
          <table:table-cell table:style-name="ce17" table:formula="of:=[.AU$17]-ROUND([.AT38]*SIN([.AU$22]);0)" office:value-type="float" office:value="106" calcext:value-type="float">
            <text:p>106</text:p>
          </table:table-cell>
          <table:table-cell table:style-name="ce17"/>
          <table:table-cell/>
          <table:table-cell table:style-name="ce17"/>
          <table:table-cell table:style-name="ce17" table:formula="of:=[.AY$17]-ROUND([.AX38]*SIN([.AY$22]);0)" office:value-type="float" office:value="154" calcext:value-type="float">
            <text:p>154</text:p>
          </table:table-cell>
          <table:table-cell table:style-name="ce17"/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sk1 Distance</text:p>
          </table:table-cell>
          <table:table-cell table:style-name="ce21"/>
          <table:table-cell table:style-name="ce17"/>
          <table:table-cell table:formula="of:=ROUND([.B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F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J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N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R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V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Z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D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H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L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P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T43]/[.$D$23];5)" office:value-type="float" office:value="0" calcext:value-type="float">
            <text:p>0</text:p>
          </table:table-cell>
          <table:table-cell/>
          <table:table-cell table:style-name="ce21"/>
          <table:table-cell table:style-name="ce17"/>
          <table:table-cell table:formula="of:=ROUND([.AX43]/[.$D$23];5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Mask4 X</text:p>
          </table:table-cell>
          <table:table-cell/>
          <table:table-cell table:formula="of:=[.C$15]+ROUND([.B43]*SIN([.C$23])*COS([.C$22]);0)" office:value-type="float" office:value="-1294" calcext:value-type="float">
            <text:p>-1294</text:p>
          </table:table-cell>
          <table:table-cell table:number-columns-repeated="3"/>
          <table:table-cell table:formula="of:=[.G$15]+ROUND([.F43]*SIN([.G$23])*COS([.G$22]);0)" office:value-type="float" office:value="-1235" calcext:value-type="float">
            <text:p>-1235</text:p>
          </table:table-cell>
          <table:table-cell table:number-columns-repeated="3"/>
          <table:table-cell table:formula="of:=[.K$15]+ROUND([.J43]*SIN([.K$23])*COS([.K$22]);0)" office:value-type="float" office:value="-1267" calcext:value-type="float">
            <text:p>-1267</text:p>
          </table:table-cell>
          <table:table-cell table:number-columns-repeated="3"/>
          <table:table-cell table:formula="of:=[.O$15]+ROUND([.N43]*SIN([.O$23])*COS([.O$22]);0)" office:value-type="float" office:value="-1020" calcext:value-type="float">
            <text:p>-1020</text:p>
          </table:table-cell>
          <table:table-cell table:number-columns-repeated="3"/>
          <table:table-cell table:formula="of:=[.S$15]+ROUND([.R43]*SIN([.S$23])*COS([.S$22]);0)" office:value-type="float" office:value="-1082" calcext:value-type="float">
            <text:p>-1082</text:p>
          </table:table-cell>
          <table:table-cell table:number-columns-repeated="3"/>
          <table:table-cell table:formula="of:=[.W$15]+ROUND([.V43]*SIN([.W$23])*COS([.W$22]);0)" office:value-type="float" office:value="-1065" calcext:value-type="float">
            <text:p>-1065</text:p>
          </table:table-cell>
          <table:table-cell table:number-columns-repeated="3"/>
          <table:table-cell table:formula="of:=[.AA$15]+ROUND([.Z43]*SIN([.AA$23])*COS([.AA$22]);0)" office:value-type="float" office:value="-1244" calcext:value-type="float">
            <text:p>-1244</text:p>
          </table:table-cell>
          <table:table-cell table:number-columns-repeated="3"/>
          <table:table-cell table:formula="of:=[.AE$15]+ROUND([.AD43]*SIN([.AE$23])*COS([.AE$22]);0)" office:value-type="float" office:value="-1243" calcext:value-type="float">
            <text:p>-1243</text:p>
          </table:table-cell>
          <table:table-cell table:number-columns-repeated="3"/>
          <table:table-cell table:formula="of:=[.AI$15]+ROUND([.AH43]*SIN([.AI$23])*COS([.AI$22]);0)" office:value-type="float" office:value="-1235" calcext:value-type="float">
            <text:p>-1235</text:p>
          </table:table-cell>
          <table:table-cell table:number-columns-repeated="3"/>
          <table:table-cell table:formula="of:=[.AM$15]+ROUND([.AL43]*SIN([.AM$23])*COS([.AM$22]);0)" office:value-type="float" office:value="-1165" calcext:value-type="float">
            <text:p>-1165</text:p>
          </table:table-cell>
          <table:table-cell table:number-columns-repeated="3"/>
          <table:table-cell table:formula="of:=[.AQ$15]+ROUND([.AP43]*SIN([.AQ$23])*COS([.AQ$22]);0)" office:value-type="float" office:value="-1481" calcext:value-type="float">
            <text:p>-1481</text:p>
          </table:table-cell>
          <table:table-cell table:number-columns-repeated="3"/>
          <table:table-cell table:formula="of:=[.AU$15]+ROUND([.AT43]*SIN([.AU$23])*COS([.AU$22]);0)" office:value-type="float" office:value="-1158" calcext:value-type="float">
            <text:p>-1158</text:p>
          </table:table-cell>
          <table:table-cell table:number-columns-repeated="3"/>
          <table:table-cell table:formula="of:=[.AY$15]+ROUND([.AX43]*SIN([.AY$23])*COS([.AY$22]);0)" office:value-type="float" office:value="-981" calcext:value-type="float">
            <text:p>-981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Mask4 Y</text:p>
          </table:table-cell>
          <table:table-cell table:style-name="ce17"/>
          <table:table-cell table:style-name="ce17" table:formula="of:=[.C$16]+ROUND([.B43]*COS([.C$23])*COS([.C$22]);0)" office:value-type="float" office:value="-1471" calcext:value-type="float">
            <text:p>-1471</text:p>
          </table:table-cell>
          <table:table-cell table:style-name="ce17"/>
          <table:table-cell/>
          <table:table-cell table:style-name="ce17"/>
          <table:table-cell table:style-name="ce17" table:formula="of:=[.G$16]+ROUND([.F43]*COS([.G$23])*COS([.G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K$16]+ROUND([.J43]*COS([.K$23])*COS([.K$22]);0)" office:value-type="float" office:value="-761" calcext:value-type="float">
            <text:p>-761</text:p>
          </table:table-cell>
          <table:table-cell table:style-name="ce17"/>
          <table:table-cell/>
          <table:table-cell table:style-name="ce17"/>
          <table:table-cell table:style-name="ce17" table:formula="of:=[.O$16]+ROUND([.N43]*COS([.O$23])*COS([.O$22]);0)" office:value-type="float" office:value="-938" calcext:value-type="float">
            <text:p>-938</text:p>
          </table:table-cell>
          <table:table-cell table:style-name="ce17"/>
          <table:table-cell/>
          <table:table-cell table:style-name="ce17"/>
          <table:table-cell table:style-name="ce17" table:formula="of:=[.S$16]+ROUND([.R43]*COS([.S$23])*COS([.S$22]);0)" office:value-type="float" office:value="-1073" calcext:value-type="float">
            <text:p>-1073</text:p>
          </table:table-cell>
          <table:table-cell table:style-name="ce17"/>
          <table:table-cell/>
          <table:table-cell table:style-name="ce17"/>
          <table:table-cell table:style-name="ce17" table:formula="of:=[.W$16]+ROUND([.V43]*COS([.W$23])*COS([.W$22]);0)" office:value-type="float" office:value="-897" calcext:value-type="float">
            <text:p>-897</text:p>
          </table:table-cell>
          <table:table-cell table:style-name="ce17"/>
          <table:table-cell/>
          <table:table-cell table:style-name="ce17"/>
          <table:table-cell table:style-name="ce17" table:formula="of:=[.AA$16]+ROUND([.Z43]*COS([.AA$23])*COS([.AA$22]);0)" office:value-type="float" office:value="-677" calcext:value-type="float">
            <text:p>-677</text:p>
          </table:table-cell>
          <table:table-cell table:style-name="ce17"/>
          <table:table-cell/>
          <table:table-cell table:style-name="ce17"/>
          <table:table-cell table:style-name="ce17" table:formula="of:=[.AE$16]+ROUND([.AD43]*COS([.AE$23])*COS([.AE$22]);0)" office:value-type="float" office:value="-1406" calcext:value-type="float">
            <text:p>-1406</text:p>
          </table:table-cell>
          <table:table-cell table:style-name="ce17"/>
          <table:table-cell/>
          <table:table-cell table:style-name="ce17"/>
          <table:table-cell table:style-name="ce17" table:formula="of:=[.AI$16]+ROUND([.AH43]*COS([.AI$23])*COS([.AI$22]);0)" office:value-type="float" office:value="-605" calcext:value-type="float">
            <text:p>-605</text:p>
          </table:table-cell>
          <table:table-cell table:style-name="ce17"/>
          <table:table-cell/>
          <table:table-cell table:style-name="ce17"/>
          <table:table-cell table:style-name="ce17" table:formula="of:=[.AM$16]+ROUND([.AL43]*COS([.AM$23])*COS([.AM$22]);0)" office:value-type="float" office:value="-832" calcext:value-type="float">
            <text:p>-832</text:p>
          </table:table-cell>
          <table:table-cell table:style-name="ce17"/>
          <table:table-cell/>
          <table:table-cell table:style-name="ce17"/>
          <table:table-cell table:style-name="ce17" table:formula="of:=[.AQ$16]+ROUND([.AP43]*COS([.AQ$23])*COS([.AQ$22]);0)" office:value-type="float" office:value="-1006" calcext:value-type="float">
            <text:p>-1006</text:p>
          </table:table-cell>
          <table:table-cell table:style-name="ce17"/>
          <table:table-cell/>
          <table:table-cell table:style-name="ce17"/>
          <table:table-cell table:style-name="ce17" table:formula="of:=[.AU$16]+ROUND([.AT43]*COS([.AU$23])*COS([.AU$22]);0)" office:value-type="float" office:value="-883" calcext:value-type="float">
            <text:p>-883</text:p>
          </table:table-cell>
          <table:table-cell table:style-name="ce17"/>
          <table:table-cell/>
          <table:table-cell table:style-name="ce17"/>
          <table:table-cell table:style-name="ce17" table:formula="of:=[.AY$16]+ROUND([.AX43]*COS([.AY$23])*COS([.AY$22]);0)" office:value-type="float" office:value="-843" calcext:value-type="float">
            <text:p>-843</text:p>
          </table:table-cell>
          <table:table-cell table:style-name="ce17"/>
          <table:table-cell table:number-columns-repeated="16332"/>
        </table:table-row>
        <table:table-row table:style-name="ro1">
          <table:table-cell office:value-type="string" calcext:value-type="string">
            <text:p>Mask4 Z</text:p>
          </table:table-cell>
          <table:table-cell table:style-name="ce17"/>
          <table:table-cell table:style-name="ce17" table:formula="of:=[.C$17]-ROUND([.B43]*SIN([.C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G$17]-ROUND([.F43]*SIN([.G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K$17]-ROUND([.J43]*SIN([.K$22]);0)" office:value-type="float" office:value="288" calcext:value-type="float">
            <text:p>288</text:p>
          </table:table-cell>
          <table:table-cell table:style-name="ce17"/>
          <table:table-cell/>
          <table:table-cell table:style-name="ce17"/>
          <table:table-cell table:style-name="ce17" table:formula="of:=[.O$17]-ROUND([.N43]*SIN([.O$22]);0)" office:value-type="float" office:value="213" calcext:value-type="float">
            <text:p>213</text:p>
          </table:table-cell>
          <table:table-cell table:style-name="ce17"/>
          <table:table-cell/>
          <table:table-cell table:style-name="ce17"/>
          <table:table-cell table:style-name="ce17" table:formula="of:=[.S$17]-ROUND([.R43]*SIN([.S$22]);0)" office:value-type="float" office:value="225" calcext:value-type="float">
            <text:p>225</text:p>
          </table:table-cell>
          <table:table-cell table:style-name="ce17"/>
          <table:table-cell/>
          <table:table-cell table:style-name="ce17"/>
          <table:table-cell table:style-name="ce17" table:formula="of:=[.W$17]-ROUND([.V43]*SIN([.W$22]);0)" office:value-type="float" office:value="66" calcext:value-type="float">
            <text:p>66</text:p>
          </table:table-cell>
          <table:table-cell table:style-name="ce17"/>
          <table:table-cell/>
          <table:table-cell table:style-name="ce17"/>
          <table:table-cell table:style-name="ce17" table:formula="of:=[.AA$17]-ROUND([.Z43]*SIN([.AA$22]);0)" office:value-type="float" office:value="20" calcext:value-type="float">
            <text:p>20</text:p>
          </table:table-cell>
          <table:table-cell table:style-name="ce17"/>
          <table:table-cell/>
          <table:table-cell table:style-name="ce17"/>
          <table:table-cell table:style-name="ce17" table:formula="of:=[.AE$17]-ROUND([.AD43]*SIN([.AE$22]);0)" office:value-type="float" office:value="182" calcext:value-type="float">
            <text:p>182</text:p>
          </table:table-cell>
          <table:table-cell table:style-name="ce17"/>
          <table:table-cell/>
          <table:table-cell table:style-name="ce17"/>
          <table:table-cell table:style-name="ce17" table:formula="of:=[.AI$17]-ROUND([.AH43]*SIN([.AI$22]);0)" office:value-type="float" office:value="184" calcext:value-type="float">
            <text:p>184</text:p>
          </table:table-cell>
          <table:table-cell table:style-name="ce17"/>
          <table:table-cell/>
          <table:table-cell table:style-name="ce17"/>
          <table:table-cell table:style-name="ce17" table:formula="of:=[.AM$17]-ROUND([.AL43]*SIN([.AM$22]);0)" office:value-type="float" office:value="116" calcext:value-type="float">
            <text:p>116</text:p>
          </table:table-cell>
          <table:table-cell table:style-name="ce17"/>
          <table:table-cell/>
          <table:table-cell table:style-name="ce17"/>
          <table:table-cell table:style-name="ce17" table:formula="of:=[.AQ$17]-ROUND([.AP43]*SIN([.AQ$22]);0)" office:value-type="float" office:value="173" calcext:value-type="float">
            <text:p>173</text:p>
          </table:table-cell>
          <table:table-cell table:style-name="ce17"/>
          <table:table-cell/>
          <table:table-cell table:style-name="ce17"/>
          <table:table-cell table:style-name="ce17" table:formula="of:=[.AU$17]-ROUND([.AT43]*SIN([.AU$22]);0)" office:value-type="float" office:value="106" calcext:value-type="float">
            <text:p>106</text:p>
          </table:table-cell>
          <table:table-cell table:style-name="ce17"/>
          <table:table-cell/>
          <table:table-cell table:style-name="ce17"/>
          <table:table-cell table:style-name="ce17" table:formula="of:=[.AY$17]-ROUND([.AX43]*SIN([.AY$22]);0)" office:value-type="float" office:value="154" calcext:value-type="float">
            <text:p>154</text:p>
          </table:table-cell>
          <table:table-cell table:style-name="ce17"/>
          <table:table-cell table:number-columns-repeated="1633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WITCHZON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1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Cam2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13698" calcext:value-type="float">
            <text:p>-13698</text:p>
          </table:table-cell>
          <table:table-cell table:style-name="ce22" table:formula="of:=ROUND([.C54]/([.$A$1]/[.$B$1])*([.$A$2]/[.$B$2]);0)" office:value-type="float" office:value="-766" calcext:value-type="float">
            <text:p>-766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7000" calcext:value-type="float">
            <text:p>-27000</text:p>
          </table:table-cell>
          <table:table-cell table:style-name="ce22" table:formula="of:=ROUND([.G54]/([.$A$1]/[.$B$1])*([.$A$2]/[.$B$2]);0)" office:value-type="float" office:value="-1509" calcext:value-type="float">
            <text:p>-1509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2599" calcext:value-type="float">
            <text:p>-22599</text:p>
          </table:table-cell>
          <table:table-cell table:style-name="ce22" table:formula="of:=ROUND([.K54]/([.$A$1]/[.$B$1])*([.$A$2]/[.$B$2]);0)" office:value-type="float" office:value="-1263" calcext:value-type="float">
            <text:p>-1263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8204" calcext:value-type="float">
            <text:p>-28204</text:p>
          </table:table-cell>
          <table:table-cell table:style-name="ce22" table:formula="of:=ROUND([.O54]/([.$A$1]/[.$B$1])*([.$A$2]/[.$B$2]);0)" office:value-type="float" office:value="-1577" calcext:value-type="float">
            <text:p>-1577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3300" calcext:value-type="float">
            <text:p>-23300</text:p>
          </table:table-cell>
          <table:table-cell table:style-name="ce22" table:formula="of:=ROUND([.S54]/([.$A$1]/[.$B$1])*([.$A$2]/[.$B$2]);0)" office:value-type="float" office:value="-1303" calcext:value-type="float">
            <text:p>-1303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W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A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E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I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M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Q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U54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Y54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22900" calcext:value-type="float">
            <text:p>-22900</text:p>
          </table:table-cell>
          <table:table-cell table:style-name="ce22" table:formula="of:=ROUND([.C55]/([.$A$1]/[.$B$1])*([.$A$2]/[.$B$2]);0)" office:value-type="float" office:value="-1280" calcext:value-type="float">
            <text:p>-128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25800" calcext:value-type="float">
            <text:p>-25800</text:p>
          </table:table-cell>
          <table:table-cell table:style-name="ce22" table:formula="of:=ROUND([.G55]/([.$A$1]/[.$B$1])*([.$A$2]/[.$B$2]);0)" office:value-type="float" office:value="-1442" calcext:value-type="float">
            <text:p>-1442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20298" calcext:value-type="float">
            <text:p>-20298</text:p>
          </table:table-cell>
          <table:table-cell table:style-name="ce22" table:formula="of:=ROUND([.K55]/([.$A$1]/[.$B$1])*([.$A$2]/[.$B$2]);0)" office:value-type="float" office:value="-1135" calcext:value-type="float">
            <text:p>-1135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7800" calcext:value-type="float">
            <text:p>-17800</text:p>
          </table:table-cell>
          <table:table-cell table:style-name="ce22" table:formula="of:=ROUND([.O55]/([.$A$1]/[.$B$1])*([.$A$2]/[.$B$2]);0)" office:value-type="float" office:value="-995" calcext:value-type="float">
            <text:p>-995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26000" calcext:value-type="float">
            <text:p>-26000</text:p>
          </table:table-cell>
          <table:table-cell table:style-name="ce22" table:formula="of:=ROUND([.S55]/([.$A$1]/[.$B$1])*([.$A$2]/[.$B$2]);0)" office:value-type="float" office:value="-1454" calcext:value-type="float">
            <text:p>-1454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W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A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E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I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M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Q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U5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Y55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7000" calcext:value-type="float">
            <text:p>-27000</text:p>
          </table:table-cell>
          <table:table-cell table:style-name="ce16" table:formula="of:=ROUND([.C56]/([.$A$1]/[.$B$1])*([.$A$2]/[.$B$2]);0)" office:value-type="float" office:value="-1509" calcext:value-type="float">
            <text:p>-1509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7000" calcext:value-type="float">
            <text:p>-27000</text:p>
          </table:table-cell>
          <table:table-cell table:style-name="ce16" table:formula="of:=ROUND([.G56]/([.$A$1]/[.$B$1])*([.$A$2]/[.$B$2]);0)" office:value-type="float" office:value="-1509" calcext:value-type="float">
            <text:p>-1509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2697" calcext:value-type="float">
            <text:p>-22697</text:p>
          </table:table-cell>
          <table:table-cell table:style-name="ce16" table:formula="of:=ROUND([.K56]/([.$A$1]/[.$B$1])*([.$A$2]/[.$B$2]);0)" office:value-type="float" office:value="-1269" calcext:value-type="float">
            <text:p>-1269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2402" calcext:value-type="float">
            <text:p>-22402</text:p>
          </table:table-cell>
          <table:table-cell table:style-name="ce16" table:formula="of:=ROUND([.O56]/([.$A$1]/[.$B$1])*([.$A$2]/[.$B$2]);0)" office:value-type="float" office:value="-1252" calcext:value-type="float">
            <text:p>-1252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3400" calcext:value-type="float">
            <text:p>-23400</text:p>
          </table:table-cell>
          <table:table-cell table:style-name="ce16" table:formula="of:=ROUND([.S56]/([.$A$1]/[.$B$1])*([.$A$2]/[.$B$2]);0)" office:value-type="float" office:value="-1308" calcext:value-type="float">
            <text:p>-1308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W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A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E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I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M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Q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U56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Y56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20502" calcext:value-type="float">
            <text:p>-20502</text:p>
          </table:table-cell>
          <table:table-cell table:style-name="ce16" table:formula="of:=ROUND([.C57]/([.$A$1]/[.$B$1])*([.$A$2]/[.$B$2]);0)" office:value-type="float" office:value="-1146" calcext:value-type="float">
            <text:p>-1146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9701" calcext:value-type="float">
            <text:p>-19701</text:p>
          </table:table-cell>
          <table:table-cell table:style-name="ce16" table:formula="of:=ROUND([.G57]/([.$A$1]/[.$B$1])*([.$A$2]/[.$B$2]);0)" office:value-type="float" office:value="-1101" calcext:value-type="float">
            <text:p>-1101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4096" calcext:value-type="float">
            <text:p>-14096</text:p>
          </table:table-cell>
          <table:table-cell table:style-name="ce16" table:formula="of:=ROUND([.K57]/([.$A$1]/[.$B$1])*([.$A$2]/[.$B$2]);0)" office:value-type="float" office:value="-788" calcext:value-type="float">
            <text:p>-788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6900" calcext:value-type="float">
            <text:p>-16900</text:p>
          </table:table-cell>
          <table:table-cell table:style-name="ce16" table:formula="of:=ROUND([.O57]/([.$A$1]/[.$B$1])*([.$A$2]/[.$B$2]);0)" office:value-type="float" office:value="-945" calcext:value-type="float">
            <text:p>-945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21600" calcext:value-type="float">
            <text:p>-21600</text:p>
          </table:table-cell>
          <table:table-cell table:style-name="ce16" table:formula="of:=ROUND([.S57]/([.$A$1]/[.$B$1])*([.$A$2]/[.$B$2]);0)" office:value-type="float" office:value="-1208" calcext:value-type="float">
            <text:p>-1208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W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A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E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I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M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Q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U5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Y57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-27101" calcext:value-type="float">
            <text:p>-27101</text:p>
          </table:table-cell>
          <table:table-cell table:formula="of:=ROUND([.C58]/([.$A$1]/[.$B$1])*([.$A$2]/[.$B$2]);0)" office:value-type="float" office:value="-1515" calcext:value-type="float">
            <text:p>-1515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9297" calcext:value-type="float">
            <text:p>-19297</text:p>
          </table:table-cell>
          <table:table-cell table:formula="of:=ROUND([.G58]/([.$A$1]/[.$B$1])*([.$A$2]/[.$B$2]);0)" office:value-type="float" office:value="-1079" calcext:value-type="float">
            <text:p>-107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2698" calcext:value-type="float">
            <text:p>-12698</text:p>
          </table:table-cell>
          <table:table-cell table:formula="of:=ROUND([.K58]/([.$A$1]/[.$B$1])*([.$A$2]/[.$B$2]);0)" office:value-type="float" office:value="-710" calcext:value-type="float">
            <text:p>-71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400" calcext:value-type="float">
            <text:p>-22400</text:p>
          </table:table-cell>
          <table:table-cell table:formula="of:=ROUND([.O58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8000" calcext:value-type="float">
            <text:p>-18000</text:p>
          </table:table-cell>
          <table:table-cell table:formula="of:=ROUND([.S58]/([.$A$1]/[.$B$1])*([.$A$2]/[.$B$2]);0)" office:value-type="float" office:value="-1006" calcext:value-type="float">
            <text:p>-1006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I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58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Y58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-15300" calcext:value-type="float">
            <text:p>-15300</text:p>
          </table:table-cell>
          <table:table-cell table:formula="of:=ROUND([.C59]/([.$A$1]/[.$B$1])*([.$A$2]/[.$B$2]);0)" office:value-type="float" office:value="-855" calcext:value-type="float">
            <text:p>-85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000" calcext:value-type="float">
            <text:p>-21000</text:p>
          </table:table-cell>
          <table:table-cell table:formula="of:=ROUND([.G59]/([.$A$1]/[.$B$1])*([.$A$2]/[.$B$2]);0)" office:value-type="float" office:value="-1174" calcext:value-type="float">
            <text:p>-1174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6098" calcext:value-type="float">
            <text:p>-16098</text:p>
          </table:table-cell>
          <table:table-cell table:formula="of:=ROUND([.K59]/([.$A$1]/[.$B$1])*([.$A$2]/[.$B$2]);0)" office:value-type="float" office:value="-900" calcext:value-type="float">
            <text:p>-90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2400" calcext:value-type="float">
            <text:p>-22400</text:p>
          </table:table-cell>
          <table:table-cell table:formula="of:=ROUND([.O59]/([.$A$1]/[.$B$1])*([.$A$2]/[.$B$2]);0)" office:value-type="float" office:value="-1252" calcext:value-type="float">
            <text:p>-1252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199" calcext:value-type="float">
            <text:p>-21199</text:p>
          </table:table-cell>
          <table:table-cell table:formula="of:=ROUND([.S59]/([.$A$1]/[.$B$1])*([.$A$2]/[.$B$2]);0)" office:value-type="float" office:value="-1185" calcext:value-type="float">
            <text:p>-1185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I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5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Y59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4100" calcext:value-type="float">
            <text:p>-14100</text:p>
          </table:table-cell>
          <table:table-cell table:style-name="ce15" table:formula="of:=ROUND([.C60]/([.$A$1]/[.$B$1])*([.$A$2]/[.$B$2]);0)" office:value-type="float" office:value="-788" calcext:value-type="float">
            <text:p>-788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8399" calcext:value-type="float">
            <text:p>-18399</text:p>
          </table:table-cell>
          <table:table-cell table:style-name="ce15" table:formula="of:=ROUND([.G60]/([.$A$1]/[.$B$1])*([.$A$2]/[.$B$2]);0)" office:value-type="float" office:value="-1029" calcext:value-type="float">
            <text:p>-1029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3687" calcext:value-type="float">
            <text:p>-13687</text:p>
          </table:table-cell>
          <table:table-cell table:style-name="ce15" table:formula="of:=ROUND([.K60]/([.$A$1]/[.$B$1])*([.$A$2]/[.$B$2]);0)" office:value-type="float" office:value="-765" calcext:value-type="float">
            <text:p>-765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28115" calcext:value-type="float">
            <text:p>-28115</text:p>
          </table:table-cell>
          <table:table-cell table:style-name="ce15" table:formula="of:=ROUND([.O60]/([.$A$1]/[.$B$1])*([.$A$2]/[.$B$2]);0)" office:value-type="float" office:value="-1572" calcext:value-type="float">
            <text:p>-1572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8700" calcext:value-type="float">
            <text:p>-18700</text:p>
          </table:table-cell>
          <table:table-cell table:style-name="ce15" table:formula="of:=ROUND([.S60]/([.$A$1]/[.$B$1])*([.$A$2]/[.$B$2]);0)" office:value-type="float" office:value="-1045" calcext:value-type="float">
            <text:p>-1045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W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A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E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I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M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Q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U60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Y60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17901" calcext:value-type="float">
            <text:p>-17901</text:p>
          </table:table-cell>
          <table:table-cell table:style-name="ce15" table:formula="of:=ROUND([.C61]/([.$A$1]/[.$B$1])*([.$A$2]/[.$B$2]);0)" office:value-type="float" office:value="-1001" calcext:value-type="float">
            <text:p>-1001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5900" calcext:value-type="float">
            <text:p>-25900</text:p>
          </table:table-cell>
          <table:table-cell table:style-name="ce15" table:formula="of:=ROUND([.G61]/([.$A$1]/[.$B$1])*([.$A$2]/[.$B$2]);0)" office:value-type="float" office:value="-1448" calcext:value-type="float">
            <text:p>-1448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1898" calcext:value-type="float">
            <text:p>-21898</text:p>
          </table:table-cell>
          <table:table-cell table:style-name="ce15" table:formula="of:=ROUND([.K61]/([.$A$1]/[.$B$1])*([.$A$2]/[.$B$2]);0)" office:value-type="float" office:value="-1224" calcext:value-type="float">
            <text:p>-1224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2299" calcext:value-type="float">
            <text:p>-22299</text:p>
          </table:table-cell>
          <table:table-cell table:style-name="ce15" table:formula="of:=ROUND([.O61]/([.$A$1]/[.$B$1])*([.$A$2]/[.$B$2]);0)" office:value-type="float" office:value="-1247" calcext:value-type="float">
            <text:p>-1247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5900" calcext:value-type="float">
            <text:p>-25900</text:p>
          </table:table-cell>
          <table:table-cell table:style-name="ce15" table:formula="of:=ROUND([.S61]/([.$A$1]/[.$B$1])*([.$A$2]/[.$B$2]);0)" office:value-type="float" office:value="-1448" calcext:value-type="float">
            <text:p>-1448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W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A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E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I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M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Q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U6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Y61]/([.$A$1]/[.$B$1])*([.$A$2]/[.$B$2]);0)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0</text:p>
          </table:table-cell>
          <table:table-cell table:number-columns-repeated="3"/>
          <table:table-cell office:value-type="string" calcext:value-type="string">
            <text:p>Cam3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7100" calcext:value-type="float">
            <text:p>-27100</text:p>
          </table:table-cell>
          <table:table-cell table:style-name="ce22" table:formula="of:=ROUND([.G65]/([.$A$1]/[.$B$1])*([.$A$2]/[.$B$2]);0)" office:value-type="float" office:value="-1515" calcext:value-type="float">
            <text:p>-1515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28200" calcext:value-type="float">
            <text:p>-28200</text:p>
          </table:table-cell>
          <table:table-cell table:style-name="ce22" table:formula="of:=ROUND([.K65]/([.$A$1]/[.$B$1])*([.$A$2]/[.$B$2]);0)" office:value-type="float" office:value="-1577" calcext:value-type="float">
            <text:p>-1577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O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S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W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A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E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M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Q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U65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5100" calcext:value-type="float">
            <text:p>-15100</text:p>
          </table:table-cell>
          <table:table-cell table:style-name="ce22" table:formula="of:=ROUND([.G66]/([.$A$1]/[.$B$1])*([.$A$2]/[.$B$2]);0)" office:value-type="float" office:value="-844" calcext:value-type="float">
            <text:p>-844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17599" calcext:value-type="float">
            <text:p>-17599</text:p>
          </table:table-cell>
          <table:table-cell table:style-name="ce22" table:formula="of:=ROUND([.K66]/([.$A$1]/[.$B$1])*([.$A$2]/[.$B$2]);0)" office:value-type="float" office:value="-984" calcext:value-type="float">
            <text:p>-984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O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S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W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A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E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M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Q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ROUND([.AU66]/([.$A$1]/[.$B$1])*([.$A$2]/[.$B$2]);0)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6900" calcext:value-type="float">
            <text:p>-26900</text:p>
          </table:table-cell>
          <table:table-cell table:style-name="ce16" table:formula="of:=ROUND([.G67]/([.$A$1]/[.$B$1])*([.$A$2]/[.$B$2]);0)" office:value-type="float" office:value="-1504" calcext:value-type="float">
            <text:p>-1504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28200" calcext:value-type="float">
            <text:p>-28200</text:p>
          </table:table-cell>
          <table:table-cell table:style-name="ce16" table:formula="of:=ROUND([.K67]/([.$A$1]/[.$B$1])*([.$A$2]/[.$B$2]);0)" office:value-type="float" office:value="-1577" calcext:value-type="float">
            <text:p>-1577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O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S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W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A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E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M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Q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U67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1699" calcext:value-type="float">
            <text:p>-11699</text:p>
          </table:table-cell>
          <table:table-cell table:style-name="ce16" table:formula="of:=ROUND([.G68]/([.$A$1]/[.$B$1])*([.$A$2]/[.$B$2]);0)" office:value-type="float" office:value="-654" calcext:value-type="float">
            <text:p>-654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14600" calcext:value-type="float">
            <text:p>-14600</text:p>
          </table:table-cell>
          <table:table-cell table:style-name="ce16" table:formula="of:=ROUND([.K68]/([.$A$1]/[.$B$1])*([.$A$2]/[.$B$2]);0)" office:value-type="float" office:value="-816" calcext:value-type="float">
            <text:p>-816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O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S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W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A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E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M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Q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ROUND([.AU68]/([.$A$1]/[.$B$1])*([.$A$2]/[.$B$2]);0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3493" calcext:value-type="float">
            <text:p>-13493</text:p>
          </table:table-cell>
          <table:table-cell table:formula="of:=ROUND([.G69]/([.$A$1]/[.$B$1])*([.$A$2]/[.$B$2]);0)" office:value-type="float" office:value="-754" calcext:value-type="float">
            <text:p>-754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22700" calcext:value-type="float">
            <text:p>-22700</text:p>
          </table:table-cell>
          <table:table-cell table:formula="of:=ROUND([.K69]/([.$A$1]/[.$B$1])*([.$A$2]/[.$B$2]);0)" office:value-type="float" office:value="-1269" calcext:value-type="float">
            <text:p>-1269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O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S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W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A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E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M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Q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ROUND([.AU69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1800" calcext:value-type="float">
            <text:p>-11800</text:p>
          </table:table-cell>
          <table:table-cell table:formula="of:=ROUND([.G70]/([.$A$1]/[.$B$1])*([.$A$2]/[.$B$2]);0)" office:value-type="float" office:value="-660" calcext:value-type="float">
            <text:p>-66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12998" calcext:value-type="float">
            <text:p>-12998</text:p>
          </table:table-cell>
          <table:table-cell table:formula="of:=ROUND([.K70]/([.$A$1]/[.$B$1])*([.$A$2]/[.$B$2]);0)" office:value-type="float" office:value="-727" calcext:value-type="float">
            <text:p>-727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O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S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W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A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E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M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Q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table:formula="of:=ROUND([.AU70]/([.$A$1]/[.$B$1])*([.$A$2]/[.$B$2]);0)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3700" calcext:value-type="float">
            <text:p>-13700</text:p>
          </table:table-cell>
          <table:table-cell table:style-name="ce15" table:formula="of:=ROUND([.G71]/([.$A$1]/[.$B$1])*([.$A$2]/[.$B$2]);0)" office:value-type="float" office:value="-766" calcext:value-type="float">
            <text:p>-766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22600" calcext:value-type="float">
            <text:p>-22600</text:p>
          </table:table-cell>
          <table:table-cell table:style-name="ce15" table:formula="of:=ROUND([.K71]/([.$A$1]/[.$B$1])*([.$A$2]/[.$B$2]);0)" office:value-type="float" office:value="-1263" calcext:value-type="float">
            <text:p>-1263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O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S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W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A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E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M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Q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U71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17800" calcext:value-type="float">
            <text:p>-17800</text:p>
          </table:table-cell>
          <table:table-cell table:style-name="ce15" table:formula="of:=ROUND([.G72]/([.$A$1]/[.$B$1])*([.$A$2]/[.$B$2]);0)" office:value-type="float" office:value="-995" calcext:value-type="float">
            <text:p>-995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16698" calcext:value-type="float">
            <text:p>-16698</text:p>
          </table:table-cell>
          <table:table-cell table:style-name="ce15" table:formula="of:=ROUND([.K72]/([.$A$1]/[.$B$1])*([.$A$2]/[.$B$2]);0)" office:value-type="float" office:value="-934" calcext:value-type="float">
            <text:p>-934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O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S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W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A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E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M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Q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ROUND([.AU72]/([.$A$1]/[.$B$1])*([.$A$2]/[.$B$2]);0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Cam4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style-name="ce22" office:value-type="float" office:value="-18399" calcext:value-type="float">
            <text:p>-18399</text:p>
          </table:table-cell>
          <table:table-cell table:style-name="ce22" office:value-type="float" office:value="-1029" calcext:value-type="float">
            <text:p>-1029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style-name="ce22" office:value-type="float" office:value="-25400" calcext:value-type="float">
            <text:p>-25400</text:p>
          </table:table-cell>
          <table:table-cell table:style-name="ce22" office:value-type="float" office:value="-1420" calcext:value-type="float">
            <text:p>-142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style-name="ce16" office:value-type="float" office:value="-17699" calcext:value-type="float">
            <text:p>-17699</text:p>
          </table:table-cell>
          <table:table-cell table:style-name="ce16" office:value-type="float" office:value="-989" calcext:value-type="float">
            <text:p>-989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style-name="ce16" office:value-type="float" office:value="-21400" calcext:value-type="float">
            <text:p>-21400</text:p>
          </table:table-cell>
          <table:table-cell table:style-name="ce16" office:value-type="float" office:value="-1196" calcext:value-type="float">
            <text:p>-1196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-14399" calcext:value-type="float">
            <text:p>-14399</text:p>
          </table:table-cell>
          <table:table-cell office:value-type="float" office:value="-805" calcext:value-type="float">
            <text:p>-805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office:value-type="float" office:value="-21400" calcext:value-type="float">
            <text:p>-21400</text:p>
          </table:table-cell>
          <table:table-cell office:value-type="float" office:value="-1196" calcext:value-type="float">
            <text:p>-1196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style-name="ce15" office:value-type="float" office:value="-14399" calcext:value-type="float">
            <text:p>-14399</text:p>
          </table:table-cell>
          <table:table-cell table:style-name="ce15" office:value-type="float" office:value="-805" calcext:value-type="float">
            <text:p>-805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style-name="ce15" office:value-type="float" office:value="-25400" calcext:value-type="float">
            <text:p>-25400</text:p>
          </table:table-cell>
          <table:table-cell table:style-name="ce15" office:value-type="float" office:value="-1420" calcext:value-type="float">
            <text:p>-142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3"/>
          <table:table-cell office:value-type="string" calcext:value-type="string">
            <text:p>Nil</text:p>
          </table:table-cell>
          <table:table-cell table:number-columns-repeated="16334"/>
        </table:table-row>
        <table:table-row table:style-name="ro1"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Y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X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Y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X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X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Y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6332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00:01:49.240394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creation-date>2023-09-02T23:24:22Z</meta:creation-date>
    <dc:date>2024-01-08T00:09:58.450184209</dc:date>
    <meta:editing-cycles>197</meta:editing-cycles>
    <meta:editing-duration>PT4H34M26S</meta:editing-duration>
    <meta:document-statistic meta:table-count="2" meta:cell-count="3403" meta:object-count="0"/>
  </office:meta>
</office:document-meta>
</file>